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Serif" svg:font-family="&quot;Liberation Serif&quot;"/>
    <style:font-face style:name="Liberation Mono" svg:font-family="&quot;Liberation Mono&quot;"/>
    <style:font-face style:name="Segoe UI" svg:font-family="&quot;Segoe UI&quot;"/>
  </office:font-face-decls>
  <office:automatic-styles>
    <style:style style:name="ce1" style:family="table-cell" style:parent-style-name="Default" style:data-style-name="N0"/>
    <style:style style:name="ce2" style:family="table-cell" style:parent-style-name="Default" style:data-style-name="N0">
      <style:text-properties fo:font-size="16pt" style:font-size-asian="16pt" style:font-size-complex="16pt" fo:font-weight="bold" style:font-weight-asian="bold" style:font-weight-complex="bold"/>
    </style:style>
    <style:style style:name="ce3" style:family="table-cell" style:parent-style-name="Default" style:data-style-name="N0">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automatic" fo:wrap-option="wrap"/>
      <style:text-properties style:font-name="Liberation Serif" style:font-name-asian="Liberation Serif" style:font-name-complex="Liberation Serif"/>
    </style:style>
    <style:style style:name="ce5" style:family="table-cell" style:parent-style-name="Default" style:data-style-name="N0">
      <style:table-cell-properties fo:background-color="#81D41A"/>
    </style:style>
    <style:style style:name="ce6" style:family="table-cell" style:parent-style-name="Default" style:data-style-name="N0">
      <style:table-cell-properties fo:background-color="#FFFF00"/>
    </style:style>
    <style:style style:name="ce7" style:family="table-cell" style:parent-style-name="Default" style:data-style-name="N0">
      <style:text-properties fo:font-size="12pt" style:font-size-asian="12pt" style:font-size-complex="12pt" fo:font-weight="bold" style:font-weight-asian="bold" style:font-weight-complex="bold"/>
    </style:style>
    <style:style style:name="ce8" style:family="table-cell" style:parent-style-name="Default" style:data-style-name="N0">
      <style:table-cell-properties style:vertical-align="automatic" fo:wrap-option="wrap"/>
      <style:text-properties style:font-name="Liberation Serif" style:font-name-asian="Liberation Serif" style:font-name-complex="Liberation Serif" fo:font-size="12pt" style:font-size-asian="12pt" style:font-size-complex="12pt" fo:font-weight="bold" style:font-weight-asian="bold" style:font-weight-complex="bold"/>
    </style:style>
    <style:style style:name="ce9" style:family="table-cell" style:parent-style-name="Default" style:data-style-name="N0">
      <style:table-cell-properties style:vertical-align="automatic" fo:wrap-option="wrap"/>
      <style:text-properties style:font-name="Liberation Mono" style:font-name-asian="Liberation Mono" style:font-name-complex="Liberation Mono"/>
    </style:style>
    <style:style style:name="ce10" style:family="table-cell" style:parent-style-name="Default" style:data-style-name="N0">
      <style:text-properties style:font-name="Segoe UI" style:font-name-asian="Segoe UI" style:font-name-complex="Segoe UI" fo:font-size="12pt" style:font-size-asian="12pt" style:font-size-complex="12pt" fo:font-weight="bold" style:font-weight-asian="bold" style:font-weight-complex="bold" style:font-family-generic="swiss"/>
    </style:style>
    <style:style style:name="ce11" style:family="table-cell" style:parent-style-name="Default" style:data-style-name="N0">
      <style:text-properties style:font-name="Segoe UI" style:font-name-asian="Segoe UI" style:font-name-complex="Segoe UI" style:font-family-generic="swiss"/>
    </style:style>
    <style:style style:name="ce12" style:family="table-cell" style:parent-style-name="Default" style:data-style-name="N0">
      <style:table-cell-properties fo:border="thin solid #000000" fo:background-color="#FBE2D5"/>
      <style:text-properties fo:font-weight="bold" style:font-weight-asian="bold" style:font-weight-complex="bold"/>
    </style:style>
    <style:style style:name="ce13" style:family="table-cell" style:parent-style-name="Default" style:data-style-name="N0">
      <style:table-cell-properties fo:border="thin solid #000000" style:vertical-align="automatic" fo:wrap-option="wrap"/>
    </style:style>
    <style:style style:name="ce14" style:family="table-cell" style:parent-style-name="Default" style:data-style-name="N0">
      <style:table-cell-properties style:vertical-align="middle" style:repeat-content="false"/>
      <style:paragraph-properties fo:text-align="start" fo:margin-left="0.353cm"/>
      <style:text-properties style:font-name="Segoe UI" style:font-name-asian="Segoe UI" style:font-name-complex="Segoe UI" style:font-family-generic="swiss"/>
    </style:style>
    <style:style style:name="ce15" style:family="table-cell" style:parent-style-name="Default" style:data-style-name="N0">
      <style:table-cell-properties fo:border="thin solid #000000" fo:background-color="#DAE9F8"/>
    </style:style>
    <style:style style:name="ce16" style:family="table-cell" style:parent-style-name="Default" style:data-style-name="N0">
      <style:table-cell-properties fo:border="thin solid #000000" style:vertical-align="automatic" fo:background-color="#DAE9F8" style:repeat-content="false"/>
      <style:paragraph-properties fo:text-align="center"/>
      <style:text-properties fo:font-weight="bold" style:font-weight-asian="bold" style:font-weight-complex="bold"/>
    </style:style>
    <style:style style:name="ce17"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style>
    <style:style style:name="ce18"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19" style:family="table-cell" style:parent-style-name="Default" style:data-style-name="N0">
      <style:table-cell-properties fo:border-top="thin solid #000000" fo:border-bottom="none" fo:border-left="thin solid #000000" fo:border-right="thin solid #000000" fo:background-color="#DAE9F8"/>
    </style:style>
    <style:style style:name="ce20" style:family="table-cell" style:parent-style-name="Default" style:data-style-name="N0">
      <style:table-cell-properties fo:border="thin solid #000000" fo:background-color="#F2F2F2"/>
    </style:style>
    <style:style style:name="ce21" style:family="table-cell" style:parent-style-name="Default" style:data-style-name="N0">
      <style:table-cell-properties fo:border-top="thin solid #000000" fo:border-bottom="thin solid #000000" fo:border-left="thin solid #000000" fo:border-right="none"/>
    </style:style>
    <style:style style:name="ce22" style:family="table-cell" style:parent-style-name="Default" style:data-style-name="N0">
      <style:table-cell-properties fo:border="thin solid #000000"/>
    </style:style>
    <style:style style:name="ce23" style:family="table-cell" style:parent-style-name="Default" style:data-style-name="N0">
      <style:table-cell-properties fo:border="thin solid #000000" style:vertical-align="middle" fo:wrap-option="wrap" fo:background-color="#FBE2D5" style:repeat-content="false"/>
      <style:paragraph-properties fo:text-align="center"/>
      <style:text-properties style:font-name="Liberation Serif" style:font-name-asian="Liberation Serif" style:font-name-complex="Liberation Serif"/>
    </style:style>
    <style:style style:name="ce24" style:family="table-cell" style:parent-style-name="Default" style:data-style-name="N0">
      <style:table-cell-properties fo:border="thin solid #000000" style:vertical-align="middle" fo:wrap-option="wrap" fo:background-color="#F7C7AC" style:repeat-content="false"/>
      <style:paragraph-properties fo:text-align="center"/>
      <style:text-properties style:font-name="Liberation Serif" style:font-name-asian="Liberation Serif" style:font-name-complex="Liberation Serif"/>
    </style:style>
    <style:style style:name="ce25" style:family="table-cell" style:parent-style-name="Default" style:data-style-name="N0">
      <style:table-cell-properties fo:border="thin solid #000000" style:vertical-align="automatic" fo:background-color="#B8D3EF" style:repeat-content="false"/>
      <style:paragraph-properties fo:text-align="center"/>
    </style:style>
    <style:style style:name="ce26" style:family="table-cell" style:parent-style-name="Default" style:data-style-name="N13">
      <style:table-cell-properties fo:border="thin solid #000000"/>
    </style:style>
    <style:style style:name="ce27" style:family="table-cell" style:parent-style-name="Default" style:data-style-name="N13">
      <style:table-cell-properties fo:border="thin solid #000000" fo:background-color="#70A8E0"/>
    </style:style>
    <style:style style:name="ce28" style:family="table-cell" style:parent-style-name="Default" style:data-style-name="N0">
      <style:table-cell-properties fo:border-top="thin solid #000000" fo:border-bottom="thin solid #000000" fo:border-left="thin solid #000000" fo:border-right="none" fo:background-color="#F2F2F2"/>
    </style:style>
    <style:style style:name="ce29" style:family="table-cell" style:parent-style-name="Default" style:data-style-name="N0">
      <style:table-cell-properties fo:border="thin solid #000000" style:vertical-align="automatic" fo:background-color="#F2F2F2"/>
    </style:style>
    <style:style style:name="ce30" style:family="table-cell" style:parent-style-name="Default" style:data-style-name="N0">
      <style:table-cell-properties style:vertical-align="automatic" fo:background-color="transparent"/>
    </style:style>
    <style:style style:name="ce31" style:family="table-cell" style:parent-style-name="Default" style:data-style-name="N0">
      <style:table-cell-properties fo:border="thin solid #000000" fo:background-color="#C0E6F5"/>
    </style:style>
    <style:style style:name="ce32" style:family="table-cell" style:parent-style-name="Default" style:data-style-name="N0">
      <style:table-cell-properties fo:border="thin solid #000000" fo:background-color="#B8D3EF"/>
    </style:style>
    <style:style style:name="ce33" style:family="table-cell" style:parent-style-name="Default" style:data-style-name="N0">
      <style:table-cell-properties fo:border="thin solid #000000" fo:background-color="#70A8E0"/>
    </style:style>
    <style:style style:name="ce34" style:family="table-cell" style:parent-style-name="Default" style:data-style-name="N0">
      <style:table-cell-properties fo:border="thin solid #000000" style:vertical-align="automatic" fo:background-color="#B8D3EF" style:repeat-content="false"/>
      <style:paragraph-properties fo:text-align="center"/>
    </style:style>
    <style:style style:name="co1" style:family="table-column">
      <style:table-column-properties fo:break-before="auto" style:column-width="7.21783333333333cm"/>
    </style:style>
    <style:style style:name="co2" style:family="table-column">
      <style:table-column-properties fo:break-before="auto" style:column-width="15.5786666666667cm"/>
    </style:style>
    <style:style style:name="co3" style:family="table-column">
      <style:table-column-properties fo:break-before="auto" style:column-width="26.4371666666667cm"/>
    </style:style>
    <style:style style:name="co4" style:family="table-column">
      <style:table-column-properties fo:break-before="auto" style:column-width="8.0645cm"/>
    </style:style>
    <style:style style:name="co5" style:family="table-column">
      <style:table-column-properties fo:break-before="auto" style:column-width="1.69333333333333cm"/>
    </style:style>
    <style:style style:name="co6" style:family="table-column">
      <style:table-column-properties fo:break-before="auto" style:column-width="5.842cm"/>
    </style:style>
    <style:style style:name="co7" style:family="table-column">
      <style:table-column-properties fo:break-before="auto" style:column-width="13.4831666666667cm"/>
    </style:style>
    <style:style style:name="co8" style:family="table-column">
      <style:table-column-properties fo:break-before="auto" style:column-width="16.7851666666667cm"/>
    </style:style>
    <style:style style:name="co9" style:family="table-column">
      <style:table-column-properties fo:break-before="auto" style:column-width="2.64583333333333cm"/>
    </style:style>
    <style:style style:name="co10" style:family="table-column">
      <style:table-column-properties fo:break-before="auto" style:column-width="5.715cm"/>
    </style:style>
    <style:style style:name="co11" style:family="table-column">
      <style:table-column-properties fo:break-before="auto" style:column-width="2.26483333333333cm"/>
    </style:style>
    <style:style style:name="co12" style:family="table-column">
      <style:table-column-properties fo:break-before="auto" style:column-width="22.9235cm"/>
    </style:style>
    <style:style style:name="co13" style:family="table-column">
      <style:table-column-properties fo:break-before="auto" style:column-width="5.73616666666667cm"/>
    </style:style>
    <style:style style:name="co14" style:family="table-column">
      <style:table-column-properties fo:break-before="auto" style:column-width="2.39183333333333cm"/>
    </style:style>
    <style:style style:name="co15" style:family="table-column">
      <style:table-column-properties fo:break-before="auto" style:column-width="2.20133333333333cm"/>
    </style:style>
    <style:style style:name="co16" style:family="table-column">
      <style:table-column-properties fo:break-before="auto" style:column-width="2.49766666666667cm"/>
    </style:style>
    <style:style style:name="ro1" style:family="table-row">
      <style:table-row-properties style:row-height="21pt" style:use-optimal-row-height="true" fo:break-before="auto"/>
    </style:style>
    <style:style style:name="ro2" style:family="table-row">
      <style:table-row-properties style:row-height="13.2pt" style:use-optimal-row-height="true" fo:break-before="auto"/>
    </style:style>
    <style:style style:name="ro3" style:family="table-row">
      <style:table-row-properties style:row-height="17.4pt" style:use-optimal-row-height="true" fo:break-before="auto"/>
    </style:style>
    <style:style style:name="ro4" style:family="table-row">
      <style:table-row-properties style:row-height="15.6pt" style:use-optimal-row-height="true" fo:break-before="auto"/>
    </style:style>
    <style:style style:name="ro5" style:family="table-row">
      <style:table-row-properties style:row-height="16.35pt" style:use-optimal-row-height="false" fo:break-before="auto"/>
    </style:style>
    <style:style style:name="ro6" style:family="table-row">
      <style:table-row-properties style:row-height="19.2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28.2pt" style:use-optimal-row-height="false" fo:break-before="auto"/>
    </style:style>
    <style:style style:name="ro9" style:family="table-row">
      <style:table-row-properties style:row-height="26.4pt" style:use-optimal-row-height="false" fo:break-before="auto"/>
    </style:style>
    <style:style style:name="ro10" style:family="table-row">
      <style:table-row-properties style:row-height="52.8pt" style:use-optimal-row-height="true" fo:break-before="auto"/>
    </style:style>
    <style:style style:name="ro11" style:family="table-row">
      <style:table-row-properties style:row-height="39.6pt" style:use-optimal-row-height="true" fo:break-before="auto"/>
    </style:style>
    <style:style style:name="ro12" style:family="table-row">
      <style:table-row-properties style:row-height="66pt" style:use-optimal-row-height="true" fo:break-before="auto"/>
    </style:style>
    <style:style style:name="ro13" style:family="table-row">
      <style:table-row-properties style:row-height="66.6pt" style:use-optimal-row-height="false" fo:break-before="auto"/>
    </style:style>
    <style:style style:name="ro14" style:family="table-row">
      <style:table-row-properties style:row-height="12.75pt" style:use-optimal-row-height="true" fo:break-before="auto"/>
    </style:style>
    <style:style style:name="ro15" style:family="table-row">
      <style:table-row-properties style:row-height="15.6pt" style:use-optimal-row-height="false" fo:break-before="auto"/>
    </style:style>
    <style:style style:name="ro16" style:family="table-row">
      <style:table-row-properties style:row-height="13.8pt" style:use-optimal-row-height="false" fo:break-before="auto"/>
    </style:style>
    <style:style style:name="ro17" style:family="table-row">
      <style:table-row-properties style:row-height="13.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Data_Collec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table:style-name="ce2">
            <text:p>Detection Tools</text:p>
          </table:table-cell>
          <table:table-cell table:number-columns-repeated="16383" table:style-name="ce1"/>
        </table:table-row>
        <table:table-row table:style-name="ro2">
          <table:table-cell table:number-columns-repeated="16384"/>
        </table:table-row>
        <table:table-row table:style-name="ro3">
          <table:table-cell office:value-type="string" table:style-name="ce3">
            <text:p>Only select those that can detect Java and OD tests</text:p>
          </table:table-cell>
          <table:table-cell table:number-columns-repeated="16383" table:style-name="ce1"/>
        </table:table-row>
        <table:table-row table:number-rows-repeated="2" table:style-name="ro2">
          <table:table-cell table:number-columns-repeated="16384"/>
        </table:table-row>
        <table:table-row table:style-name="ro2">
          <table:table-cell office:value-type="string" table:style-name="ce4">
            <text:p>iDFlakies</text:p>
          </table:table-cell>
          <table:table-cell office:value-type="string" table:style-name="ce5">
            <text:p>Viable</text:p>
          </table:table-cell>
          <table:table-cell table:number-columns-repeated="16382"/>
        </table:table-row>
        <table:table-row table:style-name="ro2">
          <table:table-cell office:value-type="string" table:style-name="ce4">
            <text:p>IncIDFlakies</text:p>
          </table:table-cell>
          <table:table-cell office:value-type="string" table:style-name="ce1">
            <text:p>Not publicly available</text:p>
          </table:table-cell>
          <table:table-cell table:number-columns-repeated="16382"/>
        </table:table-row>
        <table:table-row table:style-name="ro2">
          <table:table-cell office:value-type="string" table:style-name="ce4">
            <text:p>FlakeScanner</text:p>
          </table:table-cell>
          <table:table-cell office:value-type="string" table:style-name="ce1">
            <text:p>Only available for Android applications (I'm excluding domain specific approaches)</text:p>
          </table:table-cell>
          <table:table-cell table:number-columns-repeated="16382"/>
        </table:table-row>
        <table:table-row table:style-name="ro2">
          <table:table-cell office:value-type="string" table:style-name="ce4">
            <text:p>NonDex</text:p>
          </table:table-cell>
          <table:table-cell office:value-type="string" table:style-name="ce5">
            <text:p>Viable</text:p>
          </table:table-cell>
          <table:table-cell table:number-columns-repeated="16382"/>
        </table:table-row>
        <table:table-row table:style-name="ro2">
          <table:table-cell office:value-type="string" table:style-name="ce4">
            <text:p>Shaker</text:p>
          </table:table-cell>
          <table:table-cell office:value-type="string" table:style-name="ce5">
            <text:p>Viable</text:p>
          </table:table-cell>
          <table:table-cell table:number-columns-repeated="16382"/>
        </table:table-row>
        <table:table-row table:style-name="ro2">
          <table:table-cell office:value-type="string" table:style-name="ce4">
            <text:p>PolDet (JPF)</text:p>
          </table:table-cell>
          <table:table-cell office:value-type="string" table:style-name="ce6">
            <text:p>While it is viable for the evaluation, it does not necessarily detect the tests that fail but only their polluters. This wouldn't be compatible with how either of the repair tools work</text:p>
          </table:table-cell>
          <table:table-cell table:number-columns-repeated="16382"/>
        </table:table-row>
        <table:table-row table:style-name="ro2">
          <table:table-cell office:value-type="string" table:style-name="ce4">
            <text:p>FLAST</text:p>
          </table:table-cell>
          <table:table-cell office:value-type="string" table:style-name="ce1">
            <text:p>Replication package is available but no available tool applicable to projects exists. Since that would require considerable amounts of time to achieve I'm excluding it</text:p>
          </table:table-cell>
          <table:table-cell table:number-columns-repeated="16382"/>
        </table:table-row>
        <table:table-row table:style-name="ro2">
          <table:table-cell office:value-type="string" table:style-name="ce4">
            <text:p>DTDetector</text:p>
          </table:table-cell>
          <table:table-cell office:value-type="string" table:style-name="ce5">
            <text:p>Viable</text:p>
          </table:table-cell>
          <table:table-cell table:number-columns-repeated="16382"/>
        </table:table-row>
        <table:table-row table:number-rows-repeated="4" table:style-name="ro2">
          <table:table-cell table:number-columns-repeated="16384"/>
        </table:table-row>
        <table:table-row table:style-name="ro4">
          <table:table-cell office:value-type="string" table:style-name="ce7">
            <text:p>iDFlakies</text:p>
          </table:table-cell>
          <table:table-cell table:number-columns-repeated="16383" table:style-name="ce1"/>
        </table:table-row>
        <table:table-row table:style-name="ro2">
          <table:table-cell table:number-columns-repeated="16384"/>
        </table:table-row>
        <table:table-row table:style-name="ro2">
          <table:table-cell office:value-type="string" table:style-name="ce1">
            <text:p>Description</text:p>
          </table:table-cell>
          <table:table-cell office:value-type="string" table:style-name="ce1">
            <text:p>Where?</text:p>
          </table:table-cell>
          <table:table-cell office:value-type="string" table:style-name="ce1">
            <text:p>What does it contain?</text:p>
          </table:table-cell>
          <table:table-cell table:number-columns-repeated="16381"/>
        </table:table-row>
        <table:table-row table:style-name="ro2">
          <table:table-cell office:value-type="string" table:style-name="ce1">
            <text:p>Output final</text:p>
          </table:table-cell>
          <table:table-cell office:value-type="string" table:style-name="ce1">
            <text:p>scripts/docker/all-output/PROJECT_NAME/all-output.csv</text:p>
          </table:table-cell>
          <table:table-cell office:value-type="string" table:style-name="ce1">
            <text:p>project, module, test, dir of order file</text:p>
          </table:table-cell>
          <table:table-cell table:number-columns-repeated="16381"/>
        </table:table-row>
        <table:table-row table:style-name="ro2">
          <table:table-cell office:value-type="string" table:style-name="ce1">
            <text:p>File containing one of the execution rounds</text:p>
          </table:table-cell>
          <table:table-cell office:value-type="string" table:style-name="ce1">
            <text:p>scripts/docker/all-output/PROJECT_NAME/lib/detection-results/SHUFFLE_TYPE/FICHEIRO.json</text:p>
          </table:table-cell>
          <table:table-cell office:value-type="string" table:style-name="ce1">
            <text:p>List of flaky tests detected during this round, passing order of execution, failing order of execution, flakiness type (NOD/OD), time of execution</text:p>
          </table:table-cell>
          <table:table-cell table:number-columns-repeated="16381"/>
        </table:table-row>
        <table:table-row table:style-name="ro2">
          <table:table-cell office:value-type="string" table:style-name="ce1">
            <text:p>Order file for all detected flaky tests</text:p>
          </table:table-cell>
          <table:table-cell office:value-type="string" table:style-name="ce1">
            <text:p>scripts/docker/all-output/PROJECT_NAME/lib/detection-results/flaky-lists.json</text:p>
          </table:table-cell>
          <table:table-cell office:value-type="string" table:style-name="ce1">
            <text:p>List of all found flaky tests, passing order of execution, failing order of execution, flakiness type (NOD/OD)</text:p>
          </table:table-cell>
          <table:table-cell table:number-columns-repeated="16381"/>
        </table:table-row>
        <table:table-row table:style-name="ro2">
          <table:table-cell office:value-type="string" table:style-name="ce1">
            <text:p>Misc Logs</text:p>
          </table:table-cell>
          <table:table-cell office:value-type="string" table:style-name="ce1">
            <text:p>scripts/docker/all-output/PROJECT_NAME/misc-output/output/QUALQUER.log</text:p>
          </table:table-cell>
          <table:table-cell office:value-type="string" table:style-name="ce1">
            <text:p>Multiple logs detailing what happened and when during execution</text:p>
          </table:table-cell>
          <table:table-cell table:number-columns-repeated="16381"/>
        </table:table-row>
        <table:table-row table:number-rows-repeated="3" table:style-name="ro2">
          <table:table-cell table:number-columns-repeated="16384"/>
        </table:table-row>
        <table:table-row table:style-name="ro4">
          <table:table-cell office:value-type="string" table:style-name="ce7">
            <text:p>NonDex</text:p>
          </table:table-cell>
          <table:table-cell table:number-columns-repeated="16383" table:style-name="ce1"/>
        </table:table-row>
        <table:table-row table:style-name="ro2">
          <table:table-cell table:number-columns-repeated="16384"/>
        </table:table-row>
        <table:table-row table:style-name="ro2">
          <table:table-cell office:value-type="string" table:style-name="ce1">
            <text:p>Description</text:p>
          </table:table-cell>
          <table:table-cell office:value-type="string" table:style-name="ce1">
            <text:p>Where?</text:p>
          </table:table-cell>
          <table:table-cell office:value-type="string" table:style-name="ce1">
            <text:p>What does it contain?</text:p>
          </table:table-cell>
          <table:table-cell table:number-columns-repeated="16381"/>
        </table:table-row>
        <table:table-row table:style-name="ro2">
          <table:table-cell office:value-type="string" table:style-name="ce1">
            <text:p>Test results</text:p>
          </table:table-cell>
          <table:table-cell office:value-type="string" table:style-name="ce1">
            <text:p>.nondex/RUN_ID/test_results.html</text:p>
          </table:table-cell>
          <table:table-cell office:value-type="string" table:style-name="ce1">
            <text:p>Flaky test, in the 3 times it was executed it displays if it passed or not</text:p>
          </table:table-cell>
          <table:table-cell table:number-columns-repeated="16381"/>
        </table:table-row>
        <table:table-row table:style-name="ro2">
          <table:table-cell office:value-type="string" table:style-name="ce1">
            <text:p>Test suite info</text:p>
          </table:table-cell>
          <table:table-cell office:value-type="string" table:style-name="ce1">
            <text:p>.nondex/RUN_ID/ANY_FILE.txt</text:p>
          </table:table-cell>
          <table:table-cell office:value-type="string" table:style-name="ce1">
            <text:p>test suite run info (tests passed/failed/etc… time elapsed)</text:p>
          </table:table-cell>
          <table:table-cell table:number-columns-repeated="16381"/>
        </table:table-row>
        <table:table-row table:number-rows-repeated="3" table:style-name="ro2">
          <table:table-cell table:number-columns-repeated="16384"/>
        </table:table-row>
        <table:table-row table:style-name="ro4">
          <table:table-cell office:value-type="string" table:style-name="ce7">
            <text:p>Shaker</text:p>
          </table:table-cell>
          <table:table-cell office:value-type="string" table:style-name="ce1">
            <text:p>Executed either locally or as a github action</text:p>
          </table:table-cell>
          <table:table-cell table:number-columns-repeated="16382" table:style-name="ce1"/>
        </table:table-row>
        <table:table-row table:style-name="ro2">
          <table:table-cell table:number-columns-repeated="16384"/>
        </table:table-row>
        <table:table-row table:style-name="ro2">
          <table:table-cell office:value-type="string" table:style-name="ce1">
            <text:p>Description</text:p>
          </table:table-cell>
          <table:table-cell office:value-type="string" table:style-name="ce1">
            <text:p>Where?</text:p>
          </table:table-cell>
          <table:table-cell office:value-type="string" table:style-name="ce1">
            <text:p>What does it contain?</text:p>
          </table:table-cell>
          <table:table-cell table:number-columns-repeated="16381"/>
        </table:table-row>
        <table:table-row table:style-name="ro2">
          <table:table-cell office:value-type="string" table:style-name="ce1">
            <text:p>RunLog</text:p>
          </table:table-cell>
          <table:table-cell office:value-type="string" table:style-name="ce1">
            <text:p>Github Actions-&gt;Shaker Workflow→build→Java Tests step</text:p>
          </table:table-cell>
          <table:table-cell office:value-type="string" table:style-name="ce1">
            <text:p>Failing test module, failing test, error description</text:p>
          </table:table-cell>
          <table:table-cell table:number-columns-repeated="16381"/>
        </table:table-row>
        <table:table-row table:number-rows-repeated="3" table:style-name="ro2">
          <table:table-cell table:number-columns-repeated="16384"/>
        </table:table-row>
        <table:table-row table:style-name="ro4">
          <table:table-cell office:value-type="string" table:style-name="ce7">
            <text:p>PolDet (JPF)</text:p>
          </table:table-cell>
          <table:table-cell office:value-type="string" table:style-name="ce1">
            <text:p>Needs Java 8 to 11, comes with Java Pathfinder, finds flaky polluters</text:p>
          </table:table-cell>
          <table:table-cell table:number-columns-repeated="16382" table:style-name="ce1"/>
        </table:table-row>
        <table:table-row table:style-name="ro2">
          <table:table-cell table:number-columns-repeated="16384"/>
        </table:table-row>
        <table:table-row table:style-name="ro2">
          <table:table-cell office:value-type="string" table:style-name="ce1">
            <text:p>Description</text:p>
          </table:table-cell>
          <table:table-cell office:value-type="string" table:style-name="ce1">
            <text:p>Where?</text:p>
          </table:table-cell>
          <table:table-cell office:value-type="string" table:style-name="ce1">
            <text:p>What does it contain?</text:p>
          </table:table-cell>
          <table:table-cell table:number-columns-repeated="16381"/>
        </table:table-row>
        <table:table-row table:style-name="ro2">
          <table:table-cell office:value-type="string" table:style-name="ce1">
            <text:p>Results and details of execution</text:p>
          </table:table-cell>
          <table:table-cell office:value-type="string" table:style-name="ce1">
            <text:p>Terminal output</text:p>
          </table:table-cell>
          <table:table-cell office:value-type="string" table:style-name="ce1">
            <text:p>Polluter test, execution data (time elapsed, used memory, etc...)</text:p>
          </table:table-cell>
          <table:table-cell table:number-columns-repeated="16381"/>
        </table:table-row>
        <table:table-row table:number-rows-repeated="2" table:style-name="ro2">
          <table:table-cell table:number-columns-repeated="16384"/>
        </table:table-row>
        <table:table-row table:style-name="ro4">
          <table:table-cell office:value-type="string" table:style-name="ce8">
            <text:p>DTDetector</text:p>
          </table:table-cell>
          <table:table-cell table:number-columns-repeated="16383" table:style-name="ce1"/>
        </table:table-row>
        <table:table-row table:style-name="ro2">
          <table:table-cell table:number-columns-repeated="16384"/>
        </table:table-row>
        <table:table-row table:style-name="ro2">
          <table:table-cell office:value-type="string" table:style-name="ce1">
            <text:p>Description</text:p>
          </table:table-cell>
          <table:table-cell office:value-type="string" table:style-name="ce1">
            <text:p>Where?</text:p>
          </table:table-cell>
          <table:table-cell office:value-type="string" table:style-name="ce1">
            <text:p>What does it contain?</text:p>
          </table:table-cell>
          <table:table-cell table:number-columns-repeated="16381"/>
        </table:table-row>
        <table:table-row table:style-name="ro2">
          <table:table-cell office:value-type="string" table:style-name="ce1">
            <text:p>Results file (list of flaky tests)</text:p>
          </table:table-cell>
          <table:table-cell office:value-type="string" table:style-name="ce1">
            <text:p>File <text:s/>PROJECTNAME_isolation.txt, produced in the dir where the command was executed</text:p>
          </table:table-cell>
          <table:table-cell office:value-type="string" table:style-name="ce1">
            <text:p>Flaky test (OD), order where behaviour was X, order where behaviour was Y (this orders arent necessarily of a test passing and then failing, it is merely of flaky behaviour changes)</text:p>
          </table:table-cell>
          <table:table-cell table:number-columns-repeated="16381"/>
        </table:table-row>
        <table:table-row table:style-name="ro2">
          <table:table-cell table:number-columns-repeated="16384"/>
        </table:table-row>
        <table:table-row table:style-name="ro1">
          <table:table-cell office:value-type="string" table:style-name="ce2">
            <text:p>Repair Tools</text:p>
          </table:table-cell>
          <table:table-cell table:number-columns-repeated="16383" table:style-name="ce1"/>
        </table:table-row>
        <table:table-row table:style-name="ro2">
          <table:table-cell table:number-columns-repeated="16384"/>
        </table:table-row>
        <table:table-row table:style-name="ro3">
          <table:table-cell office:value-type="string" table:style-name="ce3">
            <text:p>Only select those that can detect Java and OD tests</text:p>
          </table:table-cell>
          <table:table-cell table:number-columns-repeated="16383" table:style-name="ce1"/>
        </table:table-row>
        <table:table-row table:style-name="ro2">
          <table:table-cell table:number-columns-repeated="16384"/>
        </table:table-row>
        <table:table-row table:style-name="ro2">
          <table:table-cell office:value-type="string" table:style-name="ce4">
            <text:p>iFixFlakies</text:p>
          </table:table-cell>
          <table:table-cell office:value-type="string" table:style-name="ce5">
            <text:p>Viable</text:p>
          </table:table-cell>
          <table:table-cell table:number-columns-repeated="16382" table:style-name="ce1"/>
        </table:table-row>
        <table:table-row table:style-name="ro2">
          <table:table-cell office:value-type="string" table:style-name="ce4">
            <text:p>ODRepair</text:p>
          </table:table-cell>
          <table:table-cell office:value-type="string" table:style-name="ce5">
            <text:p>Viable</text:p>
          </table:table-cell>
          <table:table-cell table:number-columns-repeated="16382" table:style-name="ce1"/>
        </table:table-row>
        <table:table-row table:number-rows-repeated="2" table:style-name="ro2">
          <table:table-cell table:number-columns-repeated="16384"/>
        </table:table-row>
        <table:table-row table:style-name="ro4">
          <table:table-cell office:value-type="string" table:style-name="ce7">
            <text:p>iFixFlakies</text:p>
          </table:table-cell>
          <table:table-cell office:value-type="string" table:style-name="ce1">
            <text:p>Comes prepared to work directly with iDFlakies output as it's input</text:p>
          </table:table-cell>
          <table:table-cell table:number-columns-repeated="16382" table:style-name="ce1"/>
        </table:table-row>
        <table:table-row table:style-name="ro2">
          <table:table-cell table:number-columns-repeated="16384"/>
        </table:table-row>
        <table:table-row table:style-name="ro2">
          <table:table-cell office:value-type="string" table:style-name="ce1">
            <text:p>Description</text:p>
          </table:table-cell>
          <table:table-cell office:value-type="string" table:style-name="ce1">
            <text:p>Where?</text:p>
          </table:table-cell>
          <table:table-cell office:value-type="string" table:style-name="ce1">
            <text:p>What does it contain?</text:p>
          </table:table-cell>
          <table:table-cell table:number-columns-repeated="16381"/>
        </table:table-row>
        <table:table-row table:style-name="ro2">
          <table:table-cell office:value-type="string" table:style-name="ce1">
            <text:p>List of flaky tests</text:p>
          </table:table-cell>
          <table:table-cell office:value-type="string" table:style-name="ce1">
            <text:p>File scripts/docker/all-output/PROJECT_NAME/all-output.csv</text:p>
          </table:table-cell>
          <table:table-cell office:value-type="string" table:style-name="ce1">
            <text:p>project, module, test, dir of round file</text:p>
          </table:table-cell>
          <table:table-cell table:number-columns-repeated="16381"/>
        </table:table-row>
        <table:table-row table:style-name="ro5">
          <table:table-cell office:value-type="string" table:style-name="ce9">
            <text:p>Round file</text:p>
          </table:table-cell>
          <table:table-cell office:value-type="string" table:style-name="ce1">
            <text:p>File scripts/docker/all-output/PROJECT_NAME/lib/SHUFFLE_ROUND_TYPE/ROUND.csv</text:p>
          </table:table-cell>
          <table:table-cell office:value-type="string" table:style-name="ce1">
            <text:p>passing and failing order for each flaky test</text:p>
          </table:table-cell>
          <table:table-cell table:number-columns-repeated="16381"/>
        </table:table-row>
        <table:table-row table:number-rows-repeated="2" table:style-name="ro2">
          <table:table-cell table:style-name="ce9"/>
          <table:table-cell table:number-columns-repeated="16383" table:style-name="ce1"/>
        </table:table-row>
        <table:table-row table:style-name="ro2">
          <table:table-cell office:value-type="string" table:style-name="ce1">
            <text:p>What types can this correct?</text:p>
          </table:table-cell>
          <table:table-cell table:number-columns-repeated="16383" table:style-name="ce1"/>
        </table:table-row>
        <table:table-row table:style-name="ro2">
          <table:table-cell office:value-type="string" table:style-name="ce1">
            <text:p>Victims with cleaners, Brittles</text:p>
          </table:table-cell>
          <table:table-cell table:number-columns-repeated="16383" table:style-name="ce1"/>
        </table:table-row>
        <table:table-row table:number-rows-repeated="2" table:style-name="ro2">
          <table:table-cell table:number-columns-repeated="16384"/>
        </table:table-row>
        <table:table-row table:style-name="ro4">
          <table:table-cell office:value-type="string" table:style-name="ce7">
            <text:p>ODRepair</text:p>
          </table:table-cell>
          <table:table-cell table:number-columns-repeated="16383" table:style-name="ce1"/>
        </table:table-row>
        <table:table-row table:style-name="ro2">
          <table:table-cell table:number-columns-repeated="16384"/>
        </table:table-row>
        <table:table-row table:style-name="ro2">
          <table:table-cell office:value-type="string" table:style-name="ce1">
            <text:p>Description</text:p>
          </table:table-cell>
          <table:table-cell office:value-type="string" table:style-name="ce1">
            <text:p>Where?</text:p>
          </table:table-cell>
          <table:table-cell office:value-type="string" table:style-name="ce1">
            <text:p>What does it contain?</text:p>
          </table:table-cell>
          <table:table-cell table:number-columns-repeated="16381"/>
        </table:table-row>
        <table:table-row table:style-name="ro2">
          <table:table-cell office:value-type="string" table:style-name="ce1">
            <text:p>Input File</text:p>
          </table:table-cell>
          <table:table-cell office:value-type="string" table:style-name="ce1">
            <text:p>Dir can be given as argument. Example in experiments/data/victim.csv</text:p>
          </table:table-cell>
          <table:table-cell office:value-type="string" table:style-name="ce1">
            <text:p>Projeto, Hash, module and victim/brittle test</text:p>
          </table:table-cell>
          <table:table-cell table:number-columns-repeated="16381"/>
        </table:table-row>
        <table:table-row table:number-rows-repeated="2" table:style-name="ro2">
          <table:table-cell table:number-columns-repeated="16384"/>
        </table:table-row>
        <table:table-row table:style-name="ro2">
          <table:table-cell office:value-type="string" table:style-name="ce1">
            <text:p>Que tipo de testes supostamente consegue corrigir</text:p>
          </table:table-cell>
          <table:table-cell table:number-columns-repeated="16383" table:style-name="ce1"/>
        </table:table-row>
        <table:table-row table:style-name="ro2">
          <table:table-cell office:value-type="string" table:style-name="ce1">
            <text:p>Victims, Brittles</text:p>
          </table:table-cell>
          <table:table-cell table:number-columns-repeated="16383" table:style-name="ce1"/>
        </table:table-row>
        <table:table-row table:number-rows-repeated="1048496" table:style-name="ro2">
          <table:table-cell table:number-columns-repeated="16384"/>
        </table:table-row>
      </table:table>
      <table:table table:name="Criteria_Definition" table:style-name="ta2">
        <table:table-column table:style-name="co6" table:default-cell-style-name="ce1"/>
        <table:table-column table:style-name="co7" table:default-cell-style-name="ce1"/>
        <table:table-column table:style-name="co8" table:default-cell-style-name="ce1"/>
        <table:table-column table:style-name="co5" table:number-columns-repeated="16381" table:default-cell-style-name="ce1"/>
        <table:table-row table:number-rows-repeated="2" table:style-name="ro2">
          <table:table-cell table:number-columns-repeated="16384" table:style-name="ce1"/>
        </table:table-row>
        <table:table-row table:style-name="ro6">
          <table:table-cell table:style-name="ce10"/>
          <table:table-cell table:number-columns-repeated="16383" table:style-name="ce1"/>
        </table:table-row>
        <table:table-row table:style-name="ro2">
          <table:table-cell table:number-columns-repeated="16384" table:style-name="ce1"/>
        </table:table-row>
        <table:table-row table:style-name="ro7">
          <table:table-cell table:style-name="ce11"/>
          <table:table-cell table:number-columns-repeated="16383" table:style-name="ce1"/>
        </table:table-row>
        <table:table-row table:style-name="ro2">
          <table:table-cell table:number-columns-repeated="16384" table:style-name="ce1"/>
        </table:table-row>
        <table:table-row table:style-name="ro2">
          <table:table-cell office:value-type="string" table:number-columns-spanned="3" table:number-rows-spanned="1" table:style-name="ce16">
            <text:p>Criteria</text:p>
          </table:table-cell>
          <table:covered-table-cell table:number-columns-repeated="2"/>
          <table:table-cell table:number-columns-repeated="16381"/>
        </table:table-row>
        <table:table-row table:style-name="ro2">
          <table:table-cell office:value-type="string" table:style-name="ce12">
            <text:p>Name</text:p>
          </table:table-cell>
          <table:table-cell office:value-type="string" table:style-name="ce12">
            <text:p>Definition</text:p>
          </table:table-cell>
          <table:table-cell office:value-type="string" table:style-name="ce12">
            <text:p>Evaluations</text:p>
          </table:table-cell>
          <table:table-cell table:number-columns-repeated="16381"/>
        </table:table-row>
        <table:table-row table:style-name="ro8">
          <table:table-cell office:value-type="string" table:number-columns-spanned="1" table:number-rows-spanned="4" table:style-name="ce17">
            <text:p>Content Relevance</text:p>
          </table:table-cell>
          <table:table-cell office:value-type="string" table:number-columns-spanned="1" table:number-rows-spanned="4" table:style-name="ce18">
            <text:p>This criterion evaluates the relevance and usefulness of the information provided by the detection tool's output for the repair tool's input. It assesses whether the output contains the necessary information required for the repair process to be effective, such as identifying flaky tests or relevant test suite information.</text:p>
          </table:table-cell>
          <table:table-cell office:value-type="string" table:style-name="ce13">
            <text:p>4. The detection output contains all necessary repair input data fields with clear identification of each data field.</text:p>
          </table:table-cell>
          <table:table-cell table:number-columns-repeated="16381"/>
        </table:table-row>
        <table:table-row table:style-name="ro8">
          <table:covered-table-cell/>
          <table:covered-table-cell/>
          <table:table-cell office:value-type="string" table:style-name="ce13">
            <text:p>3. The detection output contains all necessary repair input data fields but some relevant details are ambiguous or missing.</text:p>
          </table:table-cell>
          <table:table-cell table:number-columns-repeated="16381"/>
        </table:table-row>
        <table:table-row table:style-name="ro8">
          <table:covered-table-cell/>
          <table:covered-table-cell/>
          <table:table-cell office:value-type="string" table:style-name="ce13">
            <text:p>2. The detection output contains some relevant data fields but significant details necessary for the repair input data are missing or unclear.</text:p>
          </table:table-cell>
          <table:table-cell table:number-columns-repeated="16381"/>
        </table:table-row>
        <table:table-row table:style-name="ro8">
          <table:covered-table-cell/>
          <table:covered-table-cell/>
          <table:table-cell office:value-type="string" table:style-name="ce13">
            <text:p>1. The detection output lacks most or all of the relevant information required for repair, making it ineffective or unusable.</text:p>
          </table:table-cell>
          <table:table-cell table:number-columns-repeated="16381"/>
        </table:table-row>
        <table:table-row table:style-name="ro9">
          <table:table-cell office:value-type="string" table:number-columns-spanned="1" table:number-rows-spanned="4" table:style-name="ce17">
            <text:p>File Structure Compatibility</text:p>
          </table:table-cell>
          <table:table-cell office:value-type="string" table:number-columns-spanned="1" table:number-rows-spanned="4" table:style-name="ce18">
            <text:p>This criterion evaluates whether the file formats used by the detection tool's output match the file formats expected by the repair tool's input. It considers aspects such as file extension, encoding, and folder structure.</text:p>
          </table:table-cell>
          <table:table-cell office:value-type="string" table:style-name="ce13">
            <text:p>4. The detection output exactly matches the expected file structure of the repair input data. This includes folder organization and appropriate file extensions for the files containing relevant data fields.</text:p>
          </table:table-cell>
          <table:table-cell table:number-columns-repeated="16381"/>
        </table:table-row>
        <table:table-row table:style-name="ro10">
          <table:covered-table-cell/>
          <table:covered-table-cell/>
          <table:table-cell office:value-type="string" table:style-name="ce13">
            <text:p>3. The detection output closely resembles the expected file structure of the repair tool's input data. While the general folder organization is similar, there may be minor inconsistencies or deviations. File extensions corresponding to the repair input data for relevant data fields may be present, but there are occasional discrepancies.</text:p>
          </table:table-cell>
          <table:table-cell table:number-columns-repeated="16381"/>
        </table:table-row>
        <table:table-row table:style-name="ro10">
          <table:covered-table-cell/>
          <table:covered-table-cell/>
          <table:table-cell office:value-type="string" table:style-name="ce13">
            <text:p>2. The detection output partially resembles the expected file structure of the repair tool's input data. Significant differences can identified in folder organization, and various file extensions for relevant data fields may be inconsistent with the repair tool input data. The overall structure may require adjustments to align with the repair tool's input requirements.</text:p>
          </table:table-cell>
          <table:table-cell table:number-columns-repeated="16381"/>
        </table:table-row>
        <table:table-row table:style-name="ro10">
          <table:covered-table-cell/>
          <table:covered-table-cell/>
          <table:table-cell office:value-type="string" table:style-name="ce13">
            <text:p>1. The detection output does not match the expected file structure of the repair tool's input data. Folder organization is entirely different and file extensions for the relevant data fields do not match the repair input data. The structure is incompatible with the repair tool's input requirements, requiring substantial modifications for compatibility.</text:p>
          </table:table-cell>
          <table:table-cell table:number-columns-repeated="16381"/>
        </table:table-row>
        <table:table-row table:style-name="ro11">
          <table:table-cell office:value-type="string" table:number-columns-spanned="1" table:number-rows-spanned="4" table:style-name="ce17">
            <text:p>Data Representation Consistency</text:p>
          </table:table-cell>
          <table:table-cell office:value-type="string" table:number-columns-spanned="1" table:number-rows-spanned="4" table:style-name="ce18">
            <text:p>This criterion examines whether the data representation used in the detection tool's output is consistent with the data representation expected by the repair tool's input. It assesses factors such as data types, data structures (e.g., arrays, dictionaries), and the organization of the data. This includes how the data is divided or segmented, such as the format of data fields or hierarchical organization.</text:p>
          </table:table-cell>
          <table:table-cell office:value-type="string" table:style-name="ce13">
            <text:p>4. The detection output exhibits perfect consistency with the data representation expected by the repair input. Data types, data structures, and the organization of the data align precisely, with no discrepancies or inconsistencies. The format of data fields and hierarchical organization is identical.</text:p>
          </table:table-cell>
          <table:table-cell table:number-columns-repeated="16381"/>
        </table:table-row>
        <table:table-row table:style-name="ro12">
          <table:covered-table-cell/>
          <table:covered-table-cell/>
          <table:table-cell office:value-type="string" table:style-name="ce13">
            <text:p>3. The detection output exhibits good consistency with the data representation expected by the repair input. While there may be minor differences or deviations in data types, structures, or organization, these discrepancies do not significantly impact compatibility. The overall format of data fields and hierarchical organization remains largely consistent, allowing for effective interoperability between the detection and repair tools with minor adjustments.</text:p>
          </table:table-cell>
          <table:table-cell table:number-columns-repeated="16381"/>
        </table:table-row>
        <table:table-row table:style-name="ro10">
          <table:covered-table-cell/>
          <table:covered-table-cell/>
          <table:table-cell office:value-type="string" table:style-name="ce13">
            <text:p>2. The detection output exhibits fair consistency with the data representation expected by the repair input. There are noticeable differences or inconsistencies in data types, structures, or organization, requiring moderate adjustments to ensure compatibility. The format of data fields or hierarchical organization may vary to some extent, potentially hindering seamless interoperability between the detection and repair tools.</text:p>
          </table:table-cell>
          <table:table-cell table:number-columns-repeated="16381"/>
        </table:table-row>
        <table:table-row table:style-name="ro13">
          <table:covered-table-cell/>
          <table:covered-table-cell/>
          <table:table-cell office:value-type="string" table:style-name="ce13">
            <text:p>1. The detection output lacks consistency with the data representation expected by the repair input. Significant differences or discrepancies in data types, structures, or organization make interoperability between the detection and repair tools challenging. The format of data fields or hierarchical organization is entirely incompatible, necessitating substantial modifications for effective integration between the detection and repair tools.</text:p>
          </table:table-cell>
          <table:table-cell table:number-columns-repeated="16381"/>
        </table:table-row>
        <table:table-row table:style-name="ro11">
          <table:table-cell office:value-type="string" table:number-columns-spanned="1" table:number-rows-spanned="4" table:style-name="ce17">
            <text:p>Execution Environment Compatibility</text:p>
          </table:table-cell>
          <table:table-cell office:value-type="string" table:number-columns-spanned="1" table:number-rows-spanned="4" table:style-name="ce18">
            <text:p>This criterion evaluates the compatibility of the execution environments required by the detection and repair tools. It assesses whether the operating systems, hardware configurations, software configurations, and other environmental factors necessary for tool execution align with each other.</text:p>
          </table:table-cell>
          <table:table-cell office:value-type="string" table:style-name="ce13">
            <text:p>4. The execution environments required by the detection and repair tools are fully compatible with each other, both tools can run seamlessly in the same environment without any conflicts or compatibility issues. Operating systems, hardware configurations and other environmental factors align perfectly.</text:p>
          </table:table-cell>
          <table:table-cell table:number-columns-repeated="16381"/>
        </table:table-row>
        <table:table-row table:style-name="ro10">
          <table:covered-table-cell/>
          <table:covered-table-cell/>
          <table:table-cell office:value-type="string" table:style-name="ce13">
            <text:p>3. The execution environments required by the detection and repair tools are mostly compatible with each other. Minor differences or constraints may exist between the environments, but they do not affect compatibility or functionality. With minor adjustments or configurations, both tools can run effectively in the same environment, allowing for successful integration and operation.</text:p>
          </table:table-cell>
          <table:table-cell table:number-columns-repeated="16381"/>
        </table:table-row>
        <table:table-row table:style-name="ro10">
          <table:covered-table-cell/>
          <table:covered-table-cell/>
          <table:table-cell office:value-type="string" table:style-name="ce13">
            <text:p>2. The execution environments required by the detection and repair tools have moderate compatibility issues. There are noticeable differences or constraints between the environments, requiring moderate adjustments or configurations for compatibility. Despite these challenges, the tools can potentially still run in the same environment, although integration may be less straightforward.</text:p>
          </table:table-cell>
          <table:table-cell table:number-columns-repeated="16381"/>
        </table:table-row>
        <table:table-row table:style-name="ro10">
          <table:covered-table-cell/>
          <table:covered-table-cell/>
          <table:table-cell office:value-type="string" table:style-name="ce13">
            <text:p>1. The execution environments required by the detection and repair tools are incompatible with each other. Significant differences or constraints exist between the environments, preventing successful integration and operation. Running both tools in the same environment is impractical or impossible without extensive modifications or workarounds.</text:p>
          </table:table-cell>
          <table:table-cell table:number-columns-repeated="16381"/>
        </table:table-row>
        <table:table-row table:style-name="ro11">
          <table:table-cell office:value-type="string" table:number-columns-spanned="1" table:number-rows-spanned="4" table:style-name="ce17">
            <text:p>Dependency Version Compatibility</text:p>
          </table:table-cell>
          <table:table-cell office:value-type="string" table:number-columns-spanned="1" table:number-rows-spanned="4" table:style-name="ce18">
            <text:p>This criterion evaluates the compatibility of the dependencies required by the detection and repair tools in terms of version compatibility. It assesses whether the versions of system-level dependencies, global dependencies, or other external dependencies used by each tool align with each other, ensuring smooth integration and operation without conflicts or compatibility issues.</text:p>
          </table:table-cell>
          <table:table-cell office:value-type="string" table:style-name="ce13">
            <text:p>4. The versions of dependencies required by the detection and repair tools are fully compatible with each other. Both tools can seamlessly utilize the same versions of dependencies without conflicts or compatibility issues.</text:p>
          </table:table-cell>
          <table:table-cell table:number-columns-repeated="16381"/>
        </table:table-row>
        <table:table-row table:style-name="ro10">
          <table:covered-table-cell/>
          <table:covered-table-cell/>
          <table:table-cell office:value-type="string" table:style-name="ce13">
            <text:p>3. The versions of dependencies required by the detection and repair tools are mostly compatible with each other. Minor differences in version requirements may exist but they do not significantly affect compatibility or functionality. With minor adjustments or updates, both tools can utilize compatible versions of their dependencies.</text:p>
          </table:table-cell>
          <table:table-cell table:number-columns-repeated="16381"/>
        </table:table-row>
        <table:table-row table:style-name="ro11">
          <table:covered-table-cell/>
          <table:covered-table-cell/>
          <table:table-cell office:value-type="string" table:style-name="ce13">
            <text:p>2. The versions of dependencies required by the detection and repair tools have moderate compatibility issues. Noticeable differences in version requirements exist, requiring moderate adjustments or updates for compatibility. While difficult, the tools could be adjusted to achieve dependence compatibility.</text:p>
          </table:table-cell>
          <table:table-cell table:number-columns-repeated="16381"/>
        </table:table-row>
        <table:table-row table:style-name="ro10">
          <table:covered-table-cell/>
          <table:covered-table-cell/>
          <table:table-cell office:value-type="string" table:style-name="ce13">
            <text:p>1. The versions of dependencies required by the detection and repair tools are incompatible with each other. Significant differences in version requirements prevent successful integration of the tools. Identifying compatible versions of dependencies is impractical or impossible without extensive modifications or workarounds, making integration unfeasible.</text:p>
          </table:table-cell>
          <table:table-cell table:number-columns-repeated="16381"/>
        </table:table-row>
        <table:table-row table:number-rows-repeated="4" table:style-name="ro2">
          <table:table-cell table:number-columns-repeated="16384" table:style-name="ce1"/>
        </table:table-row>
        <table:table-row table:number-rows-repeated="10" table:style-name="ro14">
          <table:table-cell table:number-columns-repeated="16384"/>
        </table:table-row>
        <table:table-row table:number-rows-repeated="3" table:style-name="ro7">
          <table:table-cell/>
          <table:table-cell table:style-name="ce14"/>
          <table:table-cell table:number-columns-repeated="16382"/>
        </table:table-row>
        <table:table-row table:number-rows-repeated="1048531" table:style-name="ro14">
          <table:table-cell table:number-columns-repeated="16384"/>
        </table:table-row>
      </table:table>
      <table:table table:name="Criteria_Evaluation" table:style-name="ta3">
        <table:table-column table:style-name="co9"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5" table:number-columns-repeated="16379" table:default-cell-style-name="ce1"/>
        <table:table-row table:style-name="ro4">
          <table:table-cell office:value-type="string" table:style-name="ce7">
            <text:p>Pairwise Evaluation by Criteria</text:p>
          </table:table-cell>
          <table:table-cell table:number-columns-repeated="2" table:style-name="ce7"/>
          <table:table-cell table:number-columns-repeated="16381" table:style-name="ce1"/>
        </table:table-row>
        <table:table-row table:number-rows-repeated="2" table:style-name="ro2">
          <table:table-cell table:number-columns-repeated="16384"/>
        </table:table-row>
        <table:table-row table:style-name="ro2">
          <table:table-cell office:value-type="string" table:style-name="ce15">
            <text:p>Detection tool</text:p>
          </table:table-cell>
          <table:table-cell office:value-type="string" table:style-name="ce15">
            <text:p>Repair tool</text:p>
          </table:table-cell>
          <table:table-cell office:value-type="string" table:style-name="ce15">
            <text:p>Criteria</text:p>
          </table:table-cell>
          <table:table-cell office:value-type="string" table:style-name="ce15">
            <text:p>Evaluation</text:p>
          </table:table-cell>
          <table:table-cell office:value-type="string" table:style-name="ce19">
            <text:p>Justification (if required)</text:p>
          </table:table-cell>
          <table:table-cell table:number-columns-repeated="16379"/>
        </table:table-row>
        <table:table-row table:style-name="ro2">
          <table:table-cell office:value-type="string" table:number-columns-spanned="1" table:number-rows-spanned="10" table:style-name="ce23">
            <text:p>iDFlakies</text:p>
          </table:table-cell>
          <table:table-cell office:value-type="string" table:number-columns-spanned="1" table:number-rows-spanned="5" table:style-name="ce24">
            <text:p>iFixFlakies</text:p>
          </table:table-cell>
          <table:table-cell office:value-type="string" table:style-name="ce20">
            <text:p>Content Relevance</text:p>
          </table:table-cell>
          <table:table-cell office:value-type="float" office:value="4" table:style-name="ce21">
            <text:p>4</text:p>
          </table:table-cell>
          <table:table-cell table:style-name="ce22"/>
          <table:table-cell table:number-columns-repeated="16379"/>
        </table:table-row>
        <table:table-row table:style-name="ro15">
          <table:covered-table-cell/>
          <table:covered-table-cell/>
          <table:table-cell office:value-type="string" table:style-name="ce20">
            <text:p>File Structure Compatibility</text:p>
          </table:table-cell>
          <table:table-cell office:value-type="float" office:value="4" table:style-name="ce21">
            <text:p>4</text:p>
          </table:table-cell>
          <table:table-cell table:style-name="ce22"/>
          <table:table-cell table:number-columns-repeated="16379"/>
        </table:table-row>
        <table:table-row table:style-name="ro2">
          <table:covered-table-cell/>
          <table:covered-table-cell/>
          <table:table-cell office:value-type="string" table:style-name="ce20">
            <text:p>Data Representation Consistency</text:p>
          </table:table-cell>
          <table:table-cell office:value-type="float" office:value="4" table:style-name="ce21">
            <text:p>4</text:p>
          </table:table-cell>
          <table:table-cell table:style-name="ce22"/>
          <table:table-cell table:number-columns-repeated="16379"/>
        </table:table-row>
        <table:table-row table:style-name="ro2">
          <table:covered-table-cell/>
          <table:covered-table-cell/>
          <table:table-cell office:value-type="string" table:style-name="ce20">
            <text:p>Execution Environment Compatibility</text:p>
          </table:table-cell>
          <table:table-cell office:value-type="float" office:value="4" table:style-name="ce21">
            <text:p>4</text:p>
          </table:table-cell>
          <table:table-cell table:style-name="ce22"/>
          <table:table-cell table:number-columns-repeated="16379"/>
        </table:table-row>
        <table:table-row table:style-name="ro2">
          <table:covered-table-cell/>
          <table:covered-table-cell/>
          <table:table-cell office:value-type="string" table:style-name="ce20">
            <text:p>Dependency Version Compatibility</text:p>
          </table:table-cell>
          <table:table-cell office:value-type="float" office:value="3" table:style-name="ce21">
            <text:p>3</text:p>
          </table:table-cell>
          <table:table-cell office:value-type="string" table:style-name="ce22">
            <text:p>iFixFlakies has no Gradle Support</text:p>
          </table:table-cell>
          <table:table-cell table:number-columns-repeated="16379"/>
        </table:table-row>
        <table:table-row table:style-name="ro2">
          <table:covered-table-cell/>
          <table:table-cell office:value-type="string" table:number-columns-spanned="1" table:number-rows-spanned="5" table:style-name="ce24">
            <text:p>ODRepair</text:p>
          </table:table-cell>
          <table:table-cell office:value-type="string" table:style-name="ce20">
            <text:p>Content Relevance</text:p>
          </table:table-cell>
          <table:table-cell office:value-type="float" office:value="3" table:style-name="ce21">
            <text:p>3</text:p>
          </table:table-cell>
          <table:table-cell table:style-name="ce22"/>
          <table:table-cell table:number-columns-repeated="16379"/>
        </table:table-row>
        <table:table-row table:style-name="ro2">
          <table:covered-table-cell/>
          <table:covered-table-cell/>
          <table:table-cell office:value-type="string" table:style-name="ce20">
            <text:p>File Structure Compatibility</text:p>
          </table:table-cell>
          <table:table-cell office:value-type="float" office:value="3" table:style-name="ce21">
            <text:p>3</text:p>
          </table:table-cell>
          <table:table-cell table:style-name="ce22"/>
          <table:table-cell table:number-columns-repeated="16379"/>
        </table:table-row>
        <table:table-row table:style-name="ro2">
          <table:covered-table-cell/>
          <table:covered-table-cell/>
          <table:table-cell office:value-type="string" table:style-name="ce20">
            <text:p>Data Representation Consistency</text:p>
          </table:table-cell>
          <table:table-cell office:value-type="float" office:value="3" table:style-name="ce21">
            <text:p>3</text:p>
          </table:table-cell>
          <table:table-cell table:style-name="ce22"/>
          <table:table-cell table:number-columns-repeated="16379"/>
        </table:table-row>
        <table:table-row table:style-name="ro16">
          <table:covered-table-cell/>
          <table:covered-table-cell/>
          <table:table-cell office:value-type="string" table:style-name="ce20">
            <text:p>Execution Environment Compatibility</text:p>
          </table:table-cell>
          <table:table-cell office:value-type="float" office:value="4" table:style-name="ce21">
            <text:p>4</text:p>
          </table:table-cell>
          <table:table-cell table:style-name="ce22"/>
          <table:table-cell table:number-columns-repeated="16379"/>
        </table:table-row>
        <table:table-row table:style-name="ro17">
          <table:covered-table-cell/>
          <table:covered-table-cell/>
          <table:table-cell office:value-type="string" table:style-name="ce20">
            <text:p>Dependency Version Compatibility</text:p>
          </table:table-cell>
          <table:table-cell office:value-type="float" office:value="4" table:style-name="ce21">
            <text:p>4</text:p>
          </table:table-cell>
          <table:table-cell table:style-name="ce22"/>
          <table:table-cell table:number-columns-repeated="16379"/>
        </table:table-row>
        <table:table-row table:style-name="ro2">
          <table:table-cell office:value-type="string" table:number-columns-spanned="1" table:number-rows-spanned="10" table:style-name="ce23">
            <text:p>NonDex</text:p>
          </table:table-cell>
          <table:table-cell office:value-type="string" table:number-columns-spanned="1" table:number-rows-spanned="5" table:style-name="ce24">
            <text:p>iFixFlakies</text:p>
          </table:table-cell>
          <table:table-cell office:value-type="string" table:style-name="ce20">
            <text:p>Content Relevance</text:p>
          </table:table-cell>
          <table:table-cell office:value-type="float" office:value="2" table:style-name="ce21">
            <text:p>2</text:p>
          </table:table-cell>
          <table:table-cell table:style-name="ce22"/>
          <table:table-cell table:number-columns-repeated="16379"/>
        </table:table-row>
        <table:table-row table:style-name="ro2">
          <table:covered-table-cell/>
          <table:covered-table-cell/>
          <table:table-cell office:value-type="string" table:style-name="ce20">
            <text:p>File Structure Compatibility</text:p>
          </table:table-cell>
          <table:table-cell office:value-type="float" office:value="1" table:style-name="ce21">
            <text:p>1</text:p>
          </table:table-cell>
          <table:table-cell table:style-name="ce22"/>
          <table:table-cell table:number-columns-repeated="16379"/>
        </table:table-row>
        <table:table-row table:style-name="ro2">
          <table:covered-table-cell/>
          <table:covered-table-cell/>
          <table:table-cell office:value-type="string" table:style-name="ce20">
            <text:p>Data Representation Consistency</text:p>
          </table:table-cell>
          <table:table-cell office:value-type="float" office:value="1" table:style-name="ce21">
            <text:p>1</text:p>
          </table:table-cell>
          <table:table-cell table:style-name="ce22"/>
          <table:table-cell table:number-columns-repeated="16379"/>
        </table:table-row>
        <table:table-row table:style-name="ro2">
          <table:covered-table-cell/>
          <table:covered-table-cell/>
          <table:table-cell office:value-type="string" table:style-name="ce20">
            <text:p>Execution Environment Compatibility</text:p>
          </table:table-cell>
          <table:table-cell office:value-type="float" office:value="4" table:style-name="ce21">
            <text:p>4</text:p>
          </table:table-cell>
          <table:table-cell table:style-name="ce22"/>
          <table:table-cell table:number-columns-repeated="16379"/>
        </table:table-row>
        <table:table-row table:style-name="ro2">
          <table:covered-table-cell/>
          <table:covered-table-cell/>
          <table:table-cell office:value-type="string" table:style-name="ce20">
            <text:p>Dependency Version Compatibility</text:p>
          </table:table-cell>
          <table:table-cell office:value-type="float" office:value="3" table:style-name="ce21">
            <text:p>3</text:p>
          </table:table-cell>
          <table:table-cell office:value-type="string" table:style-name="ce22">
            <text:p>iFixFlakies has no Gradle Support</text:p>
          </table:table-cell>
          <table:table-cell table:number-columns-repeated="16379"/>
        </table:table-row>
        <table:table-row table:style-name="ro2">
          <table:covered-table-cell/>
          <table:table-cell office:value-type="string" table:number-columns-spanned="1" table:number-rows-spanned="5" table:style-name="ce24">
            <text:p>ODRepair</text:p>
          </table:table-cell>
          <table:table-cell office:value-type="string" table:style-name="ce20">
            <text:p>Content Relevance</text:p>
          </table:table-cell>
          <table:table-cell office:value-type="float" office:value="3" table:style-name="ce21">
            <text:p>3</text:p>
          </table:table-cell>
          <table:table-cell table:style-name="ce22"/>
          <table:table-cell table:number-columns-repeated="16379"/>
        </table:table-row>
        <table:table-row table:style-name="ro2">
          <table:covered-table-cell/>
          <table:covered-table-cell/>
          <table:table-cell office:value-type="string" table:style-name="ce20">
            <text:p>File Structure Compatibility</text:p>
          </table:table-cell>
          <table:table-cell office:value-type="float" office:value="2" table:style-name="ce21">
            <text:p>2</text:p>
          </table:table-cell>
          <table:table-cell table:style-name="ce22"/>
          <table:table-cell table:number-columns-repeated="16379"/>
        </table:table-row>
        <table:table-row table:style-name="ro2">
          <table:covered-table-cell/>
          <table:covered-table-cell/>
          <table:table-cell office:value-type="string" table:style-name="ce20">
            <text:p>Data Representation Consistency</text:p>
          </table:table-cell>
          <table:table-cell office:value-type="float" office:value="1" table:style-name="ce21">
            <text:p>1</text:p>
          </table:table-cell>
          <table:table-cell table:style-name="ce22"/>
          <table:table-cell table:number-columns-repeated="16379"/>
        </table:table-row>
        <table:table-row table:style-name="ro2">
          <table:covered-table-cell/>
          <table:covered-table-cell/>
          <table:table-cell office:value-type="string" table:style-name="ce20">
            <text:p>Execution Environment Compatibility</text:p>
          </table:table-cell>
          <table:table-cell office:value-type="float" office:value="3" table:style-name="ce21">
            <text:p>3</text:p>
          </table:table-cell>
          <table:table-cell office:value-type="string" table:style-name="ce22">
            <text:p>ODRepair requires <text:s/>Linux based systems while NonDex should be agnostic to it</text:p>
          </table:table-cell>
          <table:table-cell table:number-columns-repeated="16379"/>
        </table:table-row>
        <table:table-row table:style-name="ro2">
          <table:covered-table-cell/>
          <table:covered-table-cell/>
          <table:table-cell office:value-type="string" table:style-name="ce20">
            <text:p>Dependency Version Compatibility</text:p>
          </table:table-cell>
          <table:table-cell office:value-type="float" office:value="4" table:style-name="ce21">
            <text:p>4</text:p>
          </table:table-cell>
          <table:table-cell table:style-name="ce22"/>
          <table:table-cell table:number-columns-repeated="16379"/>
        </table:table-row>
        <table:table-row table:style-name="ro2">
          <table:table-cell office:value-type="string" table:number-columns-spanned="1" table:number-rows-spanned="10" table:style-name="ce23">
            <text:p>Shaker</text:p>
          </table:table-cell>
          <table:table-cell office:value-type="string" table:number-columns-spanned="1" table:number-rows-spanned="5" table:style-name="ce24">
            <text:p>iFixFlakies</text:p>
          </table:table-cell>
          <table:table-cell office:value-type="string" table:style-name="ce20">
            <text:p>Content Relevance</text:p>
          </table:table-cell>
          <table:table-cell office:value-type="float" office:value="2" table:style-name="ce21">
            <text:p>2</text:p>
          </table:table-cell>
          <table:table-cell table:style-name="ce22"/>
          <table:table-cell table:number-columns-repeated="16379"/>
        </table:table-row>
        <table:table-row table:style-name="ro2">
          <table:covered-table-cell/>
          <table:covered-table-cell/>
          <table:table-cell office:value-type="string" table:style-name="ce20">
            <text:p>File Structure Compatibility</text:p>
          </table:table-cell>
          <table:table-cell office:value-type="float" office:value="1" table:style-name="ce21">
            <text:p>1</text:p>
          </table:table-cell>
          <table:table-cell office:value-type="string" table:style-name="ce22">
            <text:p>Shaker outputs all to console, therefore it contains no files nor a folder structure.</text:p>
          </table:table-cell>
          <table:table-cell table:number-columns-repeated="16379"/>
        </table:table-row>
        <table:table-row table:style-name="ro2">
          <table:covered-table-cell/>
          <table:covered-table-cell/>
          <table:table-cell office:value-type="string" table:style-name="ce20">
            <text:p>Data Representation Consistency</text:p>
          </table:table-cell>
          <table:table-cell office:value-type="float" office:value="1" table:style-name="ce21">
            <text:p>1</text:p>
          </table:table-cell>
          <table:table-cell table:style-name="ce22"/>
          <table:table-cell table:number-columns-repeated="16379"/>
        </table:table-row>
        <table:table-row table:style-name="ro2">
          <table:covered-table-cell/>
          <table:covered-table-cell/>
          <table:table-cell office:value-type="string" table:style-name="ce20">
            <text:p>Execution Environment Compatibility</text:p>
          </table:table-cell>
          <table:table-cell office:value-type="float" office:value="4" table:style-name="ce21">
            <text:p>4</text:p>
          </table:table-cell>
          <table:table-cell table:style-name="ce22"/>
          <table:table-cell table:number-columns-repeated="16379"/>
        </table:table-row>
        <table:table-row table:style-name="ro2">
          <table:covered-table-cell/>
          <table:covered-table-cell/>
          <table:table-cell office:value-type="string" table:style-name="ce20">
            <text:p>Dependency Version Compatibility</text:p>
          </table:table-cell>
          <table:table-cell office:value-type="float" office:value="3" table:style-name="ce21">
            <text:p>3</text:p>
          </table:table-cell>
          <table:table-cell office:value-type="string" table:style-name="ce22">
            <text:p>Shaker offers support to maven and pytest, iFixFlakies offers support to maven projects</text:p>
          </table:table-cell>
          <table:table-cell table:number-columns-repeated="16379"/>
        </table:table-row>
        <table:table-row table:style-name="ro2">
          <table:covered-table-cell/>
          <table:table-cell office:value-type="string" table:number-columns-spanned="1" table:number-rows-spanned="5" table:style-name="ce24">
            <text:p>ODRepair</text:p>
          </table:table-cell>
          <table:table-cell office:value-type="string" table:style-name="ce20">
            <text:p>Content Relevance</text:p>
          </table:table-cell>
          <table:table-cell office:value-type="float" office:value="3" table:style-name="ce21">
            <text:p>3</text:p>
          </table:table-cell>
          <table:table-cell table:style-name="ce22"/>
          <table:table-cell table:number-columns-repeated="16379"/>
        </table:table-row>
        <table:table-row table:style-name="ro2">
          <table:covered-table-cell/>
          <table:covered-table-cell/>
          <table:table-cell office:value-type="string" table:style-name="ce20">
            <text:p>File Structure Compatibility</text:p>
          </table:table-cell>
          <table:table-cell office:value-type="float" office:value="1" table:style-name="ce21">
            <text:p>1</text:p>
          </table:table-cell>
          <table:table-cell office:value-type="string" table:style-name="ce22">
            <text:p>Shaker outputs all to console, therefore it contains no files nor a folder structure.</text:p>
          </table:table-cell>
          <table:table-cell table:number-columns-repeated="16379"/>
        </table:table-row>
        <table:table-row table:style-name="ro2">
          <table:covered-table-cell/>
          <table:covered-table-cell/>
          <table:table-cell office:value-type="string" table:style-name="ce20">
            <text:p>Data Representation Consistency</text:p>
          </table:table-cell>
          <table:table-cell office:value-type="float" office:value="2" table:style-name="ce21">
            <text:p>2</text:p>
          </table:table-cell>
          <table:table-cell table:style-name="ce22"/>
          <table:table-cell table:number-columns-repeated="16379"/>
        </table:table-row>
        <table:table-row table:style-name="ro2">
          <table:covered-table-cell/>
          <table:covered-table-cell/>
          <table:table-cell office:value-type="string" table:style-name="ce20">
            <text:p>Execution Environment Compatibility</text:p>
          </table:table-cell>
          <table:table-cell office:value-type="float" office:value="4" table:style-name="ce21">
            <text:p>4</text:p>
          </table:table-cell>
          <table:table-cell office:value-type="string" table:style-name="ce22">
            <text:p>While Shaker can run has a github action therefore abstracting it from the end user, when running it locally it requires Linux based system like ODRepair</text:p>
          </table:table-cell>
          <table:table-cell table:number-columns-repeated="16379"/>
        </table:table-row>
        <table:table-row table:style-name="ro2">
          <table:covered-table-cell/>
          <table:covered-table-cell/>
          <table:table-cell office:value-type="string" table:style-name="ce20">
            <text:p>Dependency Version Compatibility</text:p>
          </table:table-cell>
          <table:table-cell office:value-type="float" office:value="3" table:style-name="ce21">
            <text:p>3</text:p>
          </table:table-cell>
          <table:table-cell office:value-type="string" table:style-name="ce22">
            <text:p>Shaker offers support to maven and pytest, ODRepair offers support to any java project and does not support python</text:p>
          </table:table-cell>
          <table:table-cell table:number-columns-repeated="16379"/>
        </table:table-row>
        <table:table-row table:style-name="ro2">
          <table:table-cell office:value-type="string" table:number-columns-spanned="1" table:number-rows-spanned="10" table:style-name="ce23">
            <text:p>PolDet (JPF)</text:p>
          </table:table-cell>
          <table:table-cell office:value-type="string" table:number-columns-spanned="1" table:number-rows-spanned="5" table:style-name="ce24">
            <text:p>iFixFlakies</text:p>
          </table:table-cell>
          <table:table-cell office:value-type="string" table:style-name="ce20">
            <text:p>Content Relevance</text:p>
          </table:table-cell>
          <table:table-cell office:value-type="float" office:value="1" table:style-name="ce21">
            <text:p>1</text:p>
          </table:table-cell>
          <table:table-cell office:value-type="string" table:style-name="ce22">
            <text:p>While this tool detects flakiness, it detects only polluters. iFixFlakies handles victims with helpers and brittles. There is no overlap over the found tests for it to be compatible.</text:p>
          </table:table-cell>
          <table:table-cell table:number-columns-repeated="16379"/>
        </table:table-row>
        <table:table-row table:style-name="ro2">
          <table:covered-table-cell/>
          <table:covered-table-cell/>
          <table:table-cell office:value-type="string" table:style-name="ce20">
            <text:p>File Structure Compatibility</text:p>
          </table:table-cell>
          <table:table-cell office:value-type="float" office:value="1" table:style-name="ce21">
            <text:p>1</text:p>
          </table:table-cell>
          <table:table-cell office:value-type="string" table:style-name="ce22">
            <text:p>PolDet (JPF) outputs all to console, therefore it contains no files nor a folder structure.</text:p>
          </table:table-cell>
          <table:table-cell table:number-columns-repeated="16379"/>
        </table:table-row>
        <table:table-row table:style-name="ro2">
          <table:covered-table-cell/>
          <table:covered-table-cell/>
          <table:table-cell office:value-type="string" table:style-name="ce20">
            <text:p>Data Representation Consistency</text:p>
          </table:table-cell>
          <table:table-cell office:value-type="float" office:value="1" table:style-name="ce21">
            <text:p>1</text:p>
          </table:table-cell>
          <table:table-cell table:style-name="ce22"/>
          <table:table-cell table:number-columns-repeated="16379"/>
        </table:table-row>
        <table:table-row table:style-name="ro2">
          <table:covered-table-cell/>
          <table:covered-table-cell/>
          <table:table-cell office:value-type="string" table:style-name="ce20">
            <text:p>Execution Environment Compatibility</text:p>
          </table:table-cell>
          <table:table-cell office:value-type="float" office:value="3" table:style-name="ce21">
            <text:p>3</text:p>
          </table:table-cell>
          <table:table-cell table:style-name="ce22"/>
          <table:table-cell table:number-columns-repeated="16379"/>
        </table:table-row>
        <table:table-row table:style-name="ro2">
          <table:covered-table-cell/>
          <table:covered-table-cell/>
          <table:table-cell office:value-type="string" table:style-name="ce20">
            <text:p>Dependency Version Compatibility</text:p>
          </table:table-cell>
          <table:table-cell office:value-type="float" office:value="4" table:style-name="ce21">
            <text:p>4</text:p>
          </table:table-cell>
          <table:table-cell table:style-name="ce22"/>
          <table:table-cell table:number-columns-repeated="16379"/>
        </table:table-row>
        <table:table-row table:style-name="ro2">
          <table:covered-table-cell/>
          <table:table-cell office:value-type="string" table:number-columns-spanned="1" table:number-rows-spanned="5" table:style-name="ce24">
            <text:p>ODRepair</text:p>
          </table:table-cell>
          <table:table-cell office:value-type="string" table:style-name="ce20">
            <text:p>Content Relevance</text:p>
          </table:table-cell>
          <table:table-cell office:value-type="float" office:value="1" table:style-name="ce21">
            <text:p>1</text:p>
          </table:table-cell>
          <table:table-cell office:value-type="string" table:style-name="ce22">
            <text:p>While this tool detects flakiness, it detects only polluters. OdRepair handles victims and brittles. There is no overlap over the found tests for it to be compatible.</text:p>
          </table:table-cell>
          <table:table-cell table:number-columns-repeated="16379"/>
        </table:table-row>
        <table:table-row table:style-name="ro2">
          <table:covered-table-cell/>
          <table:covered-table-cell/>
          <table:table-cell office:value-type="string" table:style-name="ce20">
            <text:p>File Structure Compatibility</text:p>
          </table:table-cell>
          <table:table-cell office:value-type="float" office:value="1" table:style-name="ce21">
            <text:p>1</text:p>
          </table:table-cell>
          <table:table-cell office:value-type="string" table:style-name="ce22">
            <text:p>PolDet (JPF) outputs all to console, therefore it contains no files nor a folder structure.</text:p>
          </table:table-cell>
          <table:table-cell table:number-columns-repeated="16379"/>
        </table:table-row>
        <table:table-row table:style-name="ro2">
          <table:covered-table-cell/>
          <table:covered-table-cell/>
          <table:table-cell office:value-type="string" table:style-name="ce20">
            <text:p>Data Representation Consistency</text:p>
          </table:table-cell>
          <table:table-cell office:value-type="float" office:value="2" table:style-name="ce21">
            <text:p>2</text:p>
          </table:table-cell>
          <table:table-cell table:style-name="ce22"/>
          <table:table-cell table:number-columns-repeated="16379"/>
        </table:table-row>
        <table:table-row table:style-name="ro2">
          <table:covered-table-cell/>
          <table:covered-table-cell/>
          <table:table-cell office:value-type="string" table:style-name="ce20">
            <text:p>Execution Environment Compatibility</text:p>
          </table:table-cell>
          <table:table-cell office:value-type="float" office:value="3" table:style-name="ce21">
            <text:p>3</text:p>
          </table:table-cell>
          <table:table-cell table:style-name="ce22"/>
          <table:table-cell table:number-columns-repeated="16379"/>
        </table:table-row>
        <table:table-row table:style-name="ro2">
          <table:covered-table-cell/>
          <table:covered-table-cell/>
          <table:table-cell office:value-type="string" table:style-name="ce20">
            <text:p>Dependency Version Compatibility</text:p>
          </table:table-cell>
          <table:table-cell office:value-type="float" office:value="4" table:style-name="ce21">
            <text:p>4</text:p>
          </table:table-cell>
          <table:table-cell table:style-name="ce22"/>
          <table:table-cell table:number-columns-repeated="16379"/>
        </table:table-row>
        <table:table-row table:style-name="ro2">
          <table:table-cell office:value-type="string" table:number-columns-spanned="1" table:number-rows-spanned="10" table:style-name="ce23">
            <text:p>DTDetector</text:p>
          </table:table-cell>
          <table:table-cell office:value-type="string" table:number-columns-spanned="1" table:number-rows-spanned="5" table:style-name="ce24">
            <text:p>iFixFlakies</text:p>
          </table:table-cell>
          <table:table-cell office:value-type="string" table:style-name="ce20">
            <text:p>Content Relevance</text:p>
          </table:table-cell>
          <table:table-cell office:value-type="float" office:value="3" table:style-name="ce21">
            <text:p>3</text:p>
          </table:table-cell>
          <table:table-cell table:style-name="ce22"/>
          <table:table-cell table:number-columns-repeated="16379"/>
        </table:table-row>
        <table:table-row table:style-name="ro2">
          <table:covered-table-cell/>
          <table:covered-table-cell/>
          <table:table-cell office:value-type="string" table:style-name="ce20">
            <text:p>File Structure Compatibility</text:p>
          </table:table-cell>
          <table:table-cell office:value-type="float" office:value="2" table:style-name="ce21">
            <text:p>2</text:p>
          </table:table-cell>
          <table:table-cell table:style-name="ce22"/>
          <table:table-cell table:number-columns-repeated="16379"/>
        </table:table-row>
        <table:table-row table:style-name="ro2">
          <table:covered-table-cell/>
          <table:covered-table-cell/>
          <table:table-cell office:value-type="string" table:style-name="ce20">
            <text:p>Data Representation Consistency</text:p>
          </table:table-cell>
          <table:table-cell office:value-type="float" office:value="2" table:style-name="ce21">
            <text:p>2</text:p>
          </table:table-cell>
          <table:table-cell table:style-name="ce22"/>
          <table:table-cell table:number-columns-repeated="16379"/>
        </table:table-row>
        <table:table-row table:style-name="ro2">
          <table:covered-table-cell/>
          <table:covered-table-cell/>
          <table:table-cell office:value-type="string" table:style-name="ce20">
            <text:p>Execution Environment Compatibility</text:p>
          </table:table-cell>
          <table:table-cell office:value-type="float" office:value="3" table:style-name="ce21">
            <text:p>3</text:p>
          </table:table-cell>
          <table:table-cell table:style-name="ce22"/>
          <table:table-cell table:number-columns-repeated="16379"/>
        </table:table-row>
        <table:table-row table:style-name="ro2">
          <table:covered-table-cell/>
          <table:covered-table-cell/>
          <table:table-cell office:value-type="string" table:style-name="ce20">
            <text:p>Dependency Version Compatibility</text:p>
          </table:table-cell>
          <table:table-cell office:value-type="float" office:value="4" table:style-name="ce21">
            <text:p>4</text:p>
          </table:table-cell>
          <table:table-cell table:style-name="ce22"/>
          <table:table-cell table:number-columns-repeated="16379"/>
        </table:table-row>
        <table:table-row table:style-name="ro2">
          <table:covered-table-cell/>
          <table:table-cell office:value-type="string" table:number-columns-spanned="1" table:number-rows-spanned="5" table:style-name="ce24">
            <text:p>ODRepair</text:p>
          </table:table-cell>
          <table:table-cell office:value-type="string" table:style-name="ce20">
            <text:p>Content Relevance</text:p>
          </table:table-cell>
          <table:table-cell office:value-type="float" office:value="3" table:style-name="ce21">
            <text:p>3</text:p>
          </table:table-cell>
          <table:table-cell table:style-name="ce22"/>
          <table:table-cell table:number-columns-repeated="16379"/>
        </table:table-row>
        <table:table-row table:style-name="ro2">
          <table:covered-table-cell/>
          <table:covered-table-cell/>
          <table:table-cell office:value-type="string" table:style-name="ce20">
            <text:p>File Structure Compatibility</text:p>
          </table:table-cell>
          <table:table-cell office:value-type="float" office:value="3" table:style-name="ce21">
            <text:p>3</text:p>
          </table:table-cell>
          <table:table-cell table:style-name="ce22"/>
          <table:table-cell table:number-columns-repeated="16379"/>
        </table:table-row>
        <table:table-row table:style-name="ro2">
          <table:covered-table-cell/>
          <table:covered-table-cell/>
          <table:table-cell office:value-type="string" table:style-name="ce20">
            <text:p>Data Representation Consistency</text:p>
          </table:table-cell>
          <table:table-cell office:value-type="float" office:value="3" table:style-name="ce21">
            <text:p>3</text:p>
          </table:table-cell>
          <table:table-cell table:style-name="ce22"/>
          <table:table-cell table:number-columns-repeated="16379"/>
        </table:table-row>
        <table:table-row table:style-name="ro2">
          <table:covered-table-cell/>
          <table:covered-table-cell/>
          <table:table-cell office:value-type="string" table:style-name="ce20">
            <text:p>Execution Environment Compatibility</text:p>
          </table:table-cell>
          <table:table-cell office:value-type="float" office:value="3" table:style-name="ce21">
            <text:p>3</text:p>
          </table:table-cell>
          <table:table-cell office:value-type="string" table:style-name="ce22">
            <text:p>ODRepair requires <text:s/>Linux based systems while DTDetector should be agnostic to it</text:p>
          </table:table-cell>
          <table:table-cell table:number-columns-repeated="16379"/>
        </table:table-row>
        <table:table-row table:style-name="ro2">
          <table:covered-table-cell/>
          <table:covered-table-cell/>
          <table:table-cell office:value-type="string" table:style-name="ce20">
            <text:p>Dependency Version Compatibility</text:p>
          </table:table-cell>
          <table:table-cell office:value-type="float" office:value="4" table:style-name="ce21">
            <text:p>4</text:p>
          </table:table-cell>
          <table:table-cell table:style-name="ce22"/>
          <table:table-cell table:number-columns-repeated="16379"/>
        </table:table-row>
        <table:table-row table:number-rows-repeated="1048522" table:style-name="ro2">
          <table:table-cell table:number-columns-repeated="16384"/>
        </table:table-row>
      </table:table>
      <table:table table:name="TOPSIS" table:style-name="ta2">
        <table:table-column table:style-name="co13" table:default-cell-style-name="ce1"/>
        <table:table-column table:style-name="co14" table:default-cell-style-name="ce1"/>
        <table:table-column table:style-name="co5" table:number-columns-repeated="2" table:default-cell-style-name="ce1"/>
        <table:table-column table:style-name="co15" table:default-cell-style-name="ce1"/>
        <table:table-column table:style-name="co16" table:default-cell-style-name="ce1"/>
        <table:table-column table:style-name="co5" table:number-columns-repeated="16378" table:default-cell-style-name="ce1"/>
        <table:table-row table:style-name="ro2">
          <table:table-cell office:value-type="string" table:style-name="ce1">
            <text:p><text:s/>Assign weights to each criteria</text:p>
          </table:table-cell>
          <table:table-cell table:number-columns-repeated="16383" table:style-name="ce1"/>
        </table:table-row>
        <table:table-row table:style-name="ro2">
          <table:table-cell table:number-columns-repeated="16384"/>
        </table:table-row>
        <table:table-row table:style-name="ro2">
          <table:table-cell office:value-type="string" table:style-name="ce25">
            <text:p>Criteria</text:p>
          </table:table-cell>
          <table:table-cell office:value-type="string" table:style-name="ce25">
            <text:p>Weight</text:p>
          </table:table-cell>
          <table:table-cell table:number-columns-repeated="16382" table:style-name="ce1"/>
        </table:table-row>
        <table:table-row table:style-name="ro2">
          <table:table-cell office:value-type="string" table:style-name="ce20">
            <text:p>Content Relevance</text:p>
          </table:table-cell>
          <table:table-cell office:value-type="percentage" office:value="0.4" table:style-name="ce26">
            <text:p>40%</text:p>
          </table:table-cell>
          <table:table-cell table:number-columns-repeated="16382" table:style-name="ce1"/>
        </table:table-row>
        <table:table-row table:style-name="ro2">
          <table:table-cell office:value-type="string" table:style-name="ce20">
            <text:p>File Structure Compatibility</text:p>
          </table:table-cell>
          <table:table-cell office:value-type="percentage" office:value="0.1" table:style-name="ce26">
            <text:p>10%</text:p>
          </table:table-cell>
          <table:table-cell table:number-columns-repeated="16382" table:style-name="ce1"/>
        </table:table-row>
        <table:table-row table:style-name="ro2">
          <table:table-cell office:value-type="string" table:style-name="ce20">
            <text:p>Data Representation Consistency</text:p>
          </table:table-cell>
          <table:table-cell office:value-type="percentage" office:value="0.1" table:style-name="ce26">
            <text:p>10%</text:p>
          </table:table-cell>
          <table:table-cell table:number-columns-repeated="16382" table:style-name="ce1"/>
        </table:table-row>
        <table:table-row table:style-name="ro2">
          <table:table-cell office:value-type="string" table:style-name="ce20">
            <text:p>Execution Environment Compatibility</text:p>
          </table:table-cell>
          <table:table-cell office:value-type="percentage" office:value="0.2" table:style-name="ce26">
            <text:p>20%</text:p>
          </table:table-cell>
          <table:table-cell table:number-columns-repeated="16382" table:style-name="ce1"/>
        </table:table-row>
        <table:table-row table:style-name="ro2">
          <table:table-cell office:value-type="string" table:style-name="ce20">
            <text:p>Dependency Version Compatibility</text:p>
          </table:table-cell>
          <table:table-cell office:value-type="percentage" office:value="0.2" table:style-name="ce26">
            <text:p>20%</text:p>
          </table:table-cell>
          <table:table-cell table:number-columns-repeated="16382" table:style-name="ce1"/>
        </table:table-row>
        <table:table-row table:number-rows-repeated="4" table:style-name="ro2">
          <table:table-cell table:number-columns-repeated="16384"/>
        </table:table-row>
        <table:table-row table:style-name="ro2">
          <table:table-cell table:style-name="ce1"/>
          <table:table-cell office:value-type="string" table:number-columns-spanned="5" table:number-rows-spanned="1" table:style-name="ce34">
            <text:p>Criteria Weight</text:p>
          </table:table-cell>
          <table:covered-table-cell table:number-columns-repeated="4"/>
          <table:table-cell table:number-columns-repeated="16378" table:style-name="ce1"/>
        </table:table-row>
        <table:table-row table:style-name="ro2">
          <table:table-cell table:style-name="ce1"/>
          <table:table-cell office:value-type="percentage" office:value="0.4" table:formula="of:=40%" table:style-name="ce27">
            <text:p>40%</text:p>
          </table:table-cell>
          <table:table-cell office:value-type="percentage" office:value="0.1" table:style-name="ce27">
            <text:p>10%</text:p>
          </table:table-cell>
          <table:table-cell office:value-type="percentage" office:value="0.1" table:style-name="ce27">
            <text:p>10%</text:p>
          </table:table-cell>
          <table:table-cell office:value-type="percentage" office:value="0.2" table:style-name="ce27">
            <text:p>20%</text:p>
          </table:table-cell>
          <table:table-cell office:value-type="percentage" office:value="0.2" table:style-name="ce27">
            <text:p>20%</text:p>
          </table:table-cell>
          <table:table-cell table:number-columns-repeated="16378" table:style-name="ce1"/>
        </table:table-row>
        <table:table-row table:style-name="ro2">
          <table:table-cell table:style-name="ce1"/>
          <table:table-cell office:value-type="string" table:style-name="ce20">
            <text:p>Content Relevance</text:p>
          </table:table-cell>
          <table:table-cell office:value-type="string" table:style-name="ce20">
            <text:p>File Structure Compatibility</text:p>
          </table:table-cell>
          <table:table-cell office:value-type="string" table:style-name="ce20">
            <text:p>Data Representation Consistency</text:p>
          </table:table-cell>
          <table:table-cell office:value-type="string" table:style-name="ce28">
            <text:p>Execution Environment Compatibility</text:p>
          </table:table-cell>
          <table:table-cell office:value-type="string" table:style-name="ce29">
            <text:p>Dependency Version Compatibility</text:p>
          </table:table-cell>
          <table:table-cell office:value-type="string" table:style-name="ce30">
            <text:p><text:s/></text:p>
          </table:table-cell>
          <table:table-cell table:number-columns-repeated="16377"/>
        </table:table-row>
        <table:table-row table:style-name="ro2">
          <table:table-cell office:value-type="string" table:style-name="ce31">
            <text:p>IDFlakies + iFixFlakies</text:p>
          </table:table-cell>
          <table:table-cell office:value-type="float" office:value="4" table:style-name="ce22">
            <text:p>4</text:p>
          </table:table-cell>
          <table:table-cell office:value-type="float" office:value="4" table:style-name="ce22">
            <text:p>4</text:p>
          </table:table-cell>
          <table:table-cell office:value-type="float" office:value="4" table:style-name="ce22">
            <text:p>4</text:p>
          </table:table-cell>
          <table:table-cell office:value-type="float" office:value="4" table:style-name="ce21">
            <text:p>4</text:p>
          </table:table-cell>
          <table:table-cell office:value-type="float" office:value="3" table:style-name="ce22">
            <text:p>3</text:p>
          </table:table-cell>
          <table:table-cell table:number-columns-repeated="16378" table:style-name="ce1"/>
        </table:table-row>
        <table:table-row table:style-name="ro2">
          <table:table-cell office:value-type="string" table:style-name="ce31">
            <text:p>IDFlakies + ODRepair</text:p>
          </table:table-cell>
          <table:table-cell office:value-type="float" office:value="3" table:style-name="ce22">
            <text:p>3</text:p>
          </table:table-cell>
          <table:table-cell office:value-type="float" office:value="3" table:style-name="ce22">
            <text:p>3</text:p>
          </table:table-cell>
          <table:table-cell office:value-type="float" office:value="3" table:style-name="ce22">
            <text:p>3</text:p>
          </table:table-cell>
          <table:table-cell office:value-type="float" office:value="4" table:style-name="ce21">
            <text:p>4</text:p>
          </table:table-cell>
          <table:table-cell office:value-type="float" office:value="4" table:style-name="ce22">
            <text:p>4</text:p>
          </table:table-cell>
          <table:table-cell table:number-columns-repeated="16378"/>
        </table:table-row>
        <table:table-row table:style-name="ro2">
          <table:table-cell office:value-type="string" table:style-name="ce31">
            <text:p>NonDex + iFixFlakies</text:p>
          </table:table-cell>
          <table:table-cell office:value-type="float" office:value="2" table:style-name="ce22">
            <text:p>2</text:p>
          </table:table-cell>
          <table:table-cell office:value-type="float" office:value="1" table:style-name="ce22">
            <text:p>1</text:p>
          </table:table-cell>
          <table:table-cell office:value-type="float" office:value="1" table:style-name="ce22">
            <text:p>1</text:p>
          </table:table-cell>
          <table:table-cell office:value-type="float" office:value="4" table:style-name="ce21">
            <text:p>4</text:p>
          </table:table-cell>
          <table:table-cell office:value-type="float" office:value="3" table:style-name="ce22">
            <text:p>3</text:p>
          </table:table-cell>
          <table:table-cell table:number-columns-repeated="16378"/>
        </table:table-row>
        <table:table-row table:style-name="ro2">
          <table:table-cell office:value-type="string" table:style-name="ce31">
            <text:p>NonDex + ODRepair</text:p>
          </table:table-cell>
          <table:table-cell office:value-type="float" office:value="3" table:style-name="ce22">
            <text:p>3</text:p>
          </table:table-cell>
          <table:table-cell office:value-type="float" office:value="2" table:style-name="ce22">
            <text:p>2</text:p>
          </table:table-cell>
          <table:table-cell office:value-type="float" office:value="1" table:style-name="ce22">
            <text:p>1</text:p>
          </table:table-cell>
          <table:table-cell office:value-type="float" office:value="3" table:style-name="ce21">
            <text:p>3</text:p>
          </table:table-cell>
          <table:table-cell office:value-type="float" office:value="4" table:style-name="ce22">
            <text:p>4</text:p>
          </table:table-cell>
          <table:table-cell table:number-columns-repeated="16378"/>
        </table:table-row>
        <table:table-row table:style-name="ro2">
          <table:table-cell office:value-type="string" table:style-name="ce31">
            <text:p>Shaker + iFixFlakies</text:p>
          </table:table-cell>
          <table:table-cell office:value-type="float" office:value="2" table:style-name="ce22">
            <text:p>2</text:p>
          </table:table-cell>
          <table:table-cell office:value-type="float" office:value="1" table:style-name="ce22">
            <text:p>1</text:p>
          </table:table-cell>
          <table:table-cell office:value-type="float" office:value="1" table:style-name="ce22">
            <text:p>1</text:p>
          </table:table-cell>
          <table:table-cell office:value-type="float" office:value="4" table:style-name="ce21">
            <text:p>4</text:p>
          </table:table-cell>
          <table:table-cell office:value-type="float" office:value="3" table:style-name="ce22">
            <text:p>3</text:p>
          </table:table-cell>
          <table:table-cell table:number-columns-repeated="16378"/>
        </table:table-row>
        <table:table-row table:style-name="ro2">
          <table:table-cell office:value-type="string" table:style-name="ce31">
            <text:p>Shaker + ODRepair</text:p>
          </table:table-cell>
          <table:table-cell office:value-type="float" office:value="3" table:style-name="ce22">
            <text:p>3</text:p>
          </table:table-cell>
          <table:table-cell office:value-type="float" office:value="1" table:style-name="ce22">
            <text:p>1</text:p>
          </table:table-cell>
          <table:table-cell office:value-type="float" office:value="2" table:style-name="ce22">
            <text:p>2</text:p>
          </table:table-cell>
          <table:table-cell office:value-type="float" office:value="4" table:style-name="ce21">
            <text:p>4</text:p>
          </table:table-cell>
          <table:table-cell office:value-type="float" office:value="3" table:style-name="ce22">
            <text:p>3</text:p>
          </table:table-cell>
          <table:table-cell table:number-columns-repeated="16378"/>
        </table:table-row>
        <table:table-row table:style-name="ro2">
          <table:table-cell office:value-type="string" table:style-name="ce31">
            <text:p>PolDet (JPF) + iFixFlakies</text:p>
          </table:table-cell>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office:value-type="float" office:value="3" table:style-name="ce21">
            <text:p>3</text:p>
          </table:table-cell>
          <table:table-cell office:value-type="float" office:value="4" table:style-name="ce22">
            <text:p>4</text:p>
          </table:table-cell>
          <table:table-cell table:number-columns-repeated="16378"/>
        </table:table-row>
        <table:table-row table:style-name="ro2">
          <table:table-cell office:value-type="string" table:style-name="ce31">
            <text:p>PolDet (JPF) + ODRepair</text:p>
          </table:table-cell>
          <table:table-cell office:value-type="float" office:value="1" table:style-name="ce22">
            <text:p>1</text:p>
          </table:table-cell>
          <table:table-cell office:value-type="float" office:value="1" table:style-name="ce22">
            <text:p>1</text:p>
          </table:table-cell>
          <table:table-cell office:value-type="float" office:value="2" table:style-name="ce22">
            <text:p>2</text:p>
          </table:table-cell>
          <table:table-cell office:value-type="float" office:value="3" table:style-name="ce21">
            <text:p>3</text:p>
          </table:table-cell>
          <table:table-cell office:value-type="float" office:value="4" table:style-name="ce22">
            <text:p>4</text:p>
          </table:table-cell>
          <table:table-cell table:number-columns-repeated="16378"/>
        </table:table-row>
        <table:table-row table:style-name="ro2">
          <table:table-cell office:value-type="string" table:style-name="ce31">
            <text:p>DTDetector + iFixFlakies</text:p>
          </table:table-cell>
          <table:table-cell office:value-type="float" office:value="3" table:style-name="ce22">
            <text:p>3</text:p>
          </table:table-cell>
          <table:table-cell office:value-type="float" office:value="2" table:style-name="ce22">
            <text:p>2</text:p>
          </table:table-cell>
          <table:table-cell office:value-type="float" office:value="2" table:style-name="ce22">
            <text:p>2</text:p>
          </table:table-cell>
          <table:table-cell office:value-type="float" office:value="3" table:style-name="ce21">
            <text:p>3</text:p>
          </table:table-cell>
          <table:table-cell office:value-type="float" office:value="4" table:style-name="ce22">
            <text:p>4</text:p>
          </table:table-cell>
          <table:table-cell table:number-columns-repeated="16378"/>
        </table:table-row>
        <table:table-row table:style-name="ro2">
          <table:table-cell office:value-type="string" table:style-name="ce31">
            <text:p>DTDetector + ODRepair</text:p>
          </table:table-cell>
          <table:table-cell office:value-type="float" office:value="3" table:style-name="ce22">
            <text:p>3</text:p>
          </table:table-cell>
          <table:table-cell office:value-type="float" office:value="3" table:style-name="ce22">
            <text:p>3</text:p>
          </table:table-cell>
          <table:table-cell office:value-type="float" office:value="3" table:style-name="ce22">
            <text:p>3</text:p>
          </table:table-cell>
          <table:table-cell office:value-type="float" office:value="3" table:style-name="ce21">
            <text:p>3</text:p>
          </table:table-cell>
          <table:table-cell office:value-type="float" office:value="4" table:style-name="ce22">
            <text:p>4</text:p>
          </table:table-cell>
          <table:table-cell table:number-columns-repeated="16378"/>
        </table:table-row>
        <table:table-row table:number-rows-repeated="6" table:style-name="ro2">
          <table:table-cell table:number-columns-repeated="16384"/>
        </table:table-row>
        <table:table-row table:style-name="ro2">
          <table:table-cell office:value-type="string" table:style-name="ce1">
            <text:p>Square the values, and calculate the square of the sum</text:p>
          </table:table-cell>
          <table:table-cell table:number-columns-repeated="16383" table:style-name="ce1"/>
        </table:table-row>
        <table:table-row table:style-name="ro2">
          <table:table-cell table:number-columns-repeated="16384"/>
        </table:table-row>
        <table:table-row table:style-name="ro2">
          <table:table-cell table:style-name="ce1"/>
          <table:table-cell office:value-type="string" table:number-columns-spanned="5" table:number-rows-spanned="1" table:style-name="ce34">
            <text:p>Criteria Weight</text:p>
          </table:table-cell>
          <table:covered-table-cell table:number-columns-repeated="4"/>
          <table:table-cell table:number-columns-repeated="16378" table:style-name="ce1"/>
        </table:table-row>
        <table:table-row table:style-name="ro2">
          <table:table-cell table:style-name="ce1"/>
          <table:table-cell office:value-type="percentage" office:value="0.4" table:formula="of:=40%" table:style-name="ce27">
            <text:p>40%</text:p>
          </table:table-cell>
          <table:table-cell office:value-type="percentage" office:value="0.1" table:style-name="ce27">
            <text:p>10%</text:p>
          </table:table-cell>
          <table:table-cell office:value-type="percentage" office:value="0.1" table:style-name="ce27">
            <text:p>10%</text:p>
          </table:table-cell>
          <table:table-cell office:value-type="percentage" office:value="0.2" table:style-name="ce27">
            <text:p>20%</text:p>
          </table:table-cell>
          <table:table-cell office:value-type="percentage" office:value="0.2" table:style-name="ce27">
            <text:p>20%</text:p>
          </table:table-cell>
          <table:table-cell table:number-columns-repeated="16378" table:style-name="ce1"/>
        </table:table-row>
        <table:table-row table:style-name="ro2">
          <table:table-cell table:style-name="ce1"/>
          <table:table-cell office:value-type="string" table:style-name="ce20">
            <text:p>Content Relevance</text:p>
          </table:table-cell>
          <table:table-cell office:value-type="string" table:style-name="ce20">
            <text:p>File Structure Compatibility</text:p>
          </table:table-cell>
          <table:table-cell office:value-type="string" table:style-name="ce20">
            <text:p>Data Representation Consistency</text:p>
          </table:table-cell>
          <table:table-cell office:value-type="string" table:style-name="ce28">
            <text:p>Execution Environment Compatibility</text:p>
          </table:table-cell>
          <table:table-cell office:value-type="string" table:style-name="ce29">
            <text:p>Dependency Version Compatibility</text:p>
          </table:table-cell>
          <table:table-cell office:value-type="string" table:style-name="ce30">
            <text:p><text:s/></text:p>
          </table:table-cell>
          <table:table-cell table:number-columns-repeated="16377"/>
        </table:table-row>
        <table:table-row table:style-name="ro2">
          <table:table-cell office:value-type="string" table:style-name="ce31">
            <text:p>IDFlakies + iFixFlakies</text:p>
          </table:table-cell>
          <table:table-cell office:value-type="float" office:value="16" table:formula="of:=POWER([.B16];2)" table:style-name="ce22">
            <text:p>16</text:p>
          </table:table-cell>
          <table:table-cell office:value-type="float" office:value="16" table:formula="of:=POWER([.C16];2)" table:style-name="ce22">
            <text:p>16</text:p>
          </table:table-cell>
          <table:table-cell office:value-type="float" office:value="16" table:formula="of:=POWER([.D16];2)" table:style-name="ce22">
            <text:p>16</text:p>
          </table:table-cell>
          <table:table-cell office:value-type="float" office:value="16" table:formula="of:=POWER([.E16];2)" table:style-name="ce22">
            <text:p>16</text:p>
          </table:table-cell>
          <table:table-cell office:value-type="float" office:value="9" table:formula="of:=POWER([.F16];2)" table:style-name="ce22">
            <text:p>9</text:p>
          </table:table-cell>
          <table:table-cell table:number-columns-repeated="16378" table:style-name="ce1"/>
        </table:table-row>
        <table:table-row table:style-name="ro2">
          <table:table-cell office:value-type="string" table:style-name="ce31">
            <text:p>IDFlakies + ODRepair</text:p>
          </table:table-cell>
          <table:table-cell office:value-type="float" office:value="9" table:formula="of:=POWER([.B17];2)" table:style-name="ce22">
            <text:p>9</text:p>
          </table:table-cell>
          <table:table-cell office:value-type="float" office:value="9" table:formula="of:=POWER([.C17];2)" table:style-name="ce22">
            <text:p>9</text:p>
          </table:table-cell>
          <table:table-cell office:value-type="float" office:value="9" table:formula="of:=POWER([.D17];2)" table:style-name="ce22">
            <text:p>9</text:p>
          </table:table-cell>
          <table:table-cell office:value-type="float" office:value="16" table:formula="of:=POWER([.E17];2)" table:style-name="ce22">
            <text:p>16</text:p>
          </table:table-cell>
          <table:table-cell office:value-type="float" office:value="16" table:formula="of:=POWER([.F17];2)" table:style-name="ce22">
            <text:p>16</text:p>
          </table:table-cell>
          <table:table-cell table:number-columns-repeated="16378" table:style-name="ce1"/>
        </table:table-row>
        <table:table-row table:style-name="ro2">
          <table:table-cell office:value-type="string" table:style-name="ce31">
            <text:p>NonDex + iFixFlakies</text:p>
          </table:table-cell>
          <table:table-cell office:value-type="float" office:value="4" table:formula="of:=POWER([.B18];2)" table:style-name="ce22">
            <text:p>4</text:p>
          </table:table-cell>
          <table:table-cell office:value-type="float" office:value="1" table:formula="of:=POWER([.C18];2)" table:style-name="ce22">
            <text:p>1</text:p>
          </table:table-cell>
          <table:table-cell office:value-type="float" office:value="1" table:formula="of:=POWER([.D18];2)" table:style-name="ce22">
            <text:p>1</text:p>
          </table:table-cell>
          <table:table-cell office:value-type="float" office:value="16" table:formula="of:=POWER([.E18];2)" table:style-name="ce22">
            <text:p>16</text:p>
          </table:table-cell>
          <table:table-cell office:value-type="float" office:value="9" table:formula="of:=POWER([.F18];2)" table:style-name="ce22">
            <text:p>9</text:p>
          </table:table-cell>
          <table:table-cell table:number-columns-repeated="16378" table:style-name="ce1"/>
        </table:table-row>
        <table:table-row table:style-name="ro2">
          <table:table-cell office:value-type="string" table:style-name="ce31">
            <text:p>NonDex + ODRepair</text:p>
          </table:table-cell>
          <table:table-cell office:value-type="float" office:value="9" table:formula="of:=POWER([.B19];2)" table:style-name="ce22">
            <text:p>9</text:p>
          </table:table-cell>
          <table:table-cell office:value-type="float" office:value="4" table:formula="of:=POWER([.C19];2)" table:style-name="ce22">
            <text:p>4</text:p>
          </table:table-cell>
          <table:table-cell office:value-type="float" office:value="1" table:formula="of:=POWER([.D19];2)" table:style-name="ce22">
            <text:p>1</text:p>
          </table:table-cell>
          <table:table-cell office:value-type="float" office:value="9" table:formula="of:=POWER([.E19];2)" table:style-name="ce22">
            <text:p>9</text:p>
          </table:table-cell>
          <table:table-cell office:value-type="float" office:value="16" table:formula="of:=POWER([.F19];2)" table:style-name="ce22">
            <text:p>16</text:p>
          </table:table-cell>
          <table:table-cell table:number-columns-repeated="16378" table:style-name="ce1"/>
        </table:table-row>
        <table:table-row table:style-name="ro2">
          <table:table-cell office:value-type="string" table:style-name="ce31">
            <text:p>Shaker + iFixFlakies</text:p>
          </table:table-cell>
          <table:table-cell office:value-type="float" office:value="4" table:formula="of:=POWER([.B20];2)" table:style-name="ce22">
            <text:p>4</text:p>
          </table:table-cell>
          <table:table-cell office:value-type="float" office:value="1" table:formula="of:=POWER([.C20];2)" table:style-name="ce22">
            <text:p>1</text:p>
          </table:table-cell>
          <table:table-cell office:value-type="float" office:value="1" table:formula="of:=POWER([.D20];2)" table:style-name="ce22">
            <text:p>1</text:p>
          </table:table-cell>
          <table:table-cell office:value-type="float" office:value="16" table:formula="of:=POWER([.E20];2)" table:style-name="ce22">
            <text:p>16</text:p>
          </table:table-cell>
          <table:table-cell office:value-type="float" office:value="9" table:formula="of:=POWER([.F20];2)" table:style-name="ce22">
            <text:p>9</text:p>
          </table:table-cell>
          <table:table-cell table:number-columns-repeated="16378" table:style-name="ce1"/>
        </table:table-row>
        <table:table-row table:style-name="ro2">
          <table:table-cell office:value-type="string" table:style-name="ce31">
            <text:p>Shaker + ODRepair</text:p>
          </table:table-cell>
          <table:table-cell office:value-type="float" office:value="9" table:formula="of:=POWER([.B21];2)" table:style-name="ce22">
            <text:p>9</text:p>
          </table:table-cell>
          <table:table-cell office:value-type="float" office:value="1" table:formula="of:=POWER([.C21];2)" table:style-name="ce22">
            <text:p>1</text:p>
          </table:table-cell>
          <table:table-cell office:value-type="float" office:value="4" table:formula="of:=POWER([.D21];2)" table:style-name="ce22">
            <text:p>4</text:p>
          </table:table-cell>
          <table:table-cell office:value-type="float" office:value="16" table:formula="of:=POWER([.E21];2)" table:style-name="ce22">
            <text:p>16</text:p>
          </table:table-cell>
          <table:table-cell office:value-type="float" office:value="9" table:formula="of:=POWER([.F21];2)" table:style-name="ce22">
            <text:p>9</text:p>
          </table:table-cell>
          <table:table-cell table:number-columns-repeated="16378" table:style-name="ce1"/>
        </table:table-row>
        <table:table-row table:style-name="ro2">
          <table:table-cell office:value-type="string" table:style-name="ce31">
            <text:p>PolDet (JPF) + iFixFlakies</text:p>
          </table:table-cell>
          <table:table-cell office:value-type="float" office:value="1" table:formula="of:=POWER([.B22];2)" table:style-name="ce22">
            <text:p>1</text:p>
          </table:table-cell>
          <table:table-cell office:value-type="float" office:value="1" table:formula="of:=POWER([.C22];2)" table:style-name="ce22">
            <text:p>1</text:p>
          </table:table-cell>
          <table:table-cell office:value-type="float" office:value="1" table:formula="of:=POWER([.D22];2)" table:style-name="ce22">
            <text:p>1</text:p>
          </table:table-cell>
          <table:table-cell office:value-type="float" office:value="9" table:formula="of:=POWER([.E22];2)" table:style-name="ce22">
            <text:p>9</text:p>
          </table:table-cell>
          <table:table-cell office:value-type="float" office:value="16" table:formula="of:=POWER([.F22];2)" table:style-name="ce22">
            <text:p>16</text:p>
          </table:table-cell>
          <table:table-cell table:number-columns-repeated="16378" table:style-name="ce1"/>
        </table:table-row>
        <table:table-row table:style-name="ro2">
          <table:table-cell office:value-type="string" table:style-name="ce31">
            <text:p>PolDet (JPF) + ODRepair</text:p>
          </table:table-cell>
          <table:table-cell office:value-type="float" office:value="1" table:formula="of:=POWER([.B23];2)" table:style-name="ce22">
            <text:p>1</text:p>
          </table:table-cell>
          <table:table-cell office:value-type="float" office:value="1" table:formula="of:=POWER([.C23];2)" table:style-name="ce22">
            <text:p>1</text:p>
          </table:table-cell>
          <table:table-cell office:value-type="float" office:value="4" table:formula="of:=POWER([.D23];2)" table:style-name="ce22">
            <text:p>4</text:p>
          </table:table-cell>
          <table:table-cell office:value-type="float" office:value="9" table:formula="of:=POWER([.E23];2)" table:style-name="ce22">
            <text:p>9</text:p>
          </table:table-cell>
          <table:table-cell office:value-type="float" office:value="16" table:formula="of:=POWER([.F23];2)" table:style-name="ce22">
            <text:p>16</text:p>
          </table:table-cell>
          <table:table-cell table:number-columns-repeated="16378" table:style-name="ce1"/>
        </table:table-row>
        <table:table-row table:style-name="ro2">
          <table:table-cell office:value-type="string" table:style-name="ce31">
            <text:p>DTDetector + iFixFlakies</text:p>
          </table:table-cell>
          <table:table-cell office:value-type="float" office:value="9" table:formula="of:=POWER([.B24];2)" table:style-name="ce22">
            <text:p>9</text:p>
          </table:table-cell>
          <table:table-cell office:value-type="float" office:value="4" table:formula="of:=POWER([.C24];2)" table:style-name="ce22">
            <text:p>4</text:p>
          </table:table-cell>
          <table:table-cell office:value-type="float" office:value="4" table:formula="of:=POWER([.D24];2)" table:style-name="ce22">
            <text:p>4</text:p>
          </table:table-cell>
          <table:table-cell office:value-type="float" office:value="9" table:formula="of:=POWER([.E24];2)" table:style-name="ce22">
            <text:p>9</text:p>
          </table:table-cell>
          <table:table-cell office:value-type="float" office:value="16" table:formula="of:=POWER([.F24];2)" table:style-name="ce22">
            <text:p>16</text:p>
          </table:table-cell>
          <table:table-cell table:number-columns-repeated="16378" table:style-name="ce1"/>
        </table:table-row>
        <table:table-row table:style-name="ro2">
          <table:table-cell office:value-type="string" table:style-name="ce31">
            <text:p>DTDetector + ODRepair</text:p>
          </table:table-cell>
          <table:table-cell office:value-type="float" office:value="9" table:formula="of:=POWER([.B25];2)" table:style-name="ce22">
            <text:p>9</text:p>
          </table:table-cell>
          <table:table-cell office:value-type="float" office:value="9" table:formula="of:=POWER([.C25];2)" table:style-name="ce22">
            <text:p>9</text:p>
          </table:table-cell>
          <table:table-cell office:value-type="float" office:value="9" table:formula="of:=POWER([.D25];2)" table:style-name="ce22">
            <text:p>9</text:p>
          </table:table-cell>
          <table:table-cell office:value-type="float" office:value="9" table:formula="of:=POWER([.E25];2)" table:style-name="ce22">
            <text:p>9</text:p>
          </table:table-cell>
          <table:table-cell office:value-type="float" office:value="16" table:formula="of:=POWER([.F25];2)" table:style-name="ce22">
            <text:p>16</text:p>
          </table:table-cell>
          <table:table-cell table:number-columns-repeated="16378" table:style-name="ce1"/>
        </table:table-row>
        <table:table-row table:style-name="ro2">
          <table:table-cell office:value-type="string" table:style-name="ce32">
            <text:p>Sum</text:p>
          </table:table-cell>
          <table:table-cell office:value-type="float" office:value="71" table:formula="of:=SUM([.B37:.B46])" table:style-name="ce33">
            <text:p>71</text:p>
          </table:table-cell>
          <table:table-cell office:value-type="float" office:value="47" table:formula="of:=SUM([.C37:.C46])" table:style-name="ce33">
            <text:p>47</text:p>
          </table:table-cell>
          <table:table-cell office:value-type="float" office:value="50" table:formula="of:=SUM([.D37:.D46])" table:style-name="ce33">
            <text:p>50</text:p>
          </table:table-cell>
          <table:table-cell office:value-type="float" office:value="125" table:formula="of:=SUM([.E37:.E46])" table:style-name="ce33">
            <text:p>125</text:p>
          </table:table-cell>
          <table:table-cell office:value-type="float" office:value="132" table:formula="of:=SUM([.F37:.F46])" table:style-name="ce33">
            <text:p>132</text:p>
          </table:table-cell>
          <table:table-cell table:number-columns-repeated="16378" table:style-name="ce1"/>
        </table:table-row>
        <table:table-row table:style-name="ro2">
          <table:table-cell office:value-type="string" table:style-name="ce32">
            <text:p>Square Root</text:p>
          </table:table-cell>
          <table:table-cell office:value-type="float" office:value="8.426149773176359" table:formula="of:=SQRT([.B47])" table:style-name="ce33">
            <text:p>8,426149773</text:p>
          </table:table-cell>
          <table:table-cell office:value-type="float" office:value="6.8556546004010439" table:formula="of:=SQRT([.C47])" table:style-name="ce33">
            <text:p>6,8556546</text:p>
          </table:table-cell>
          <table:table-cell office:value-type="float" office:value="7.0710678118654755" table:formula="of:=SQRT([.D47])" table:style-name="ce33">
            <text:p>7,071067812</text:p>
          </table:table-cell>
          <table:table-cell office:value-type="float" office:value="11.180339887498949" table:formula="of:=SQRT([.E47])" table:style-name="ce33">
            <text:p>11,18033989</text:p>
          </table:table-cell>
          <table:table-cell office:value-type="float" office:value="11.489125293076057" table:formula="of:=SQRT([.F47])" table:style-name="ce33">
            <text:p>11,48912529</text:p>
          </table:table-cell>
          <table:table-cell table:number-columns-repeated="16378" table:style-name="ce1"/>
        </table:table-row>
        <table:table-row table:number-rows-repeated="2" table:style-name="ro2">
          <table:table-cell table:number-columns-repeated="16384"/>
        </table:table-row>
        <table:table-row table:style-name="ro2">
          <table:table-cell office:value-type="string" table:style-name="ce1">
            <text:p>Normalize it</text:p>
          </table:table-cell>
          <table:table-cell table:number-columns-repeated="16383" table:style-name="ce1"/>
        </table:table-row>
        <table:table-row table:style-name="ro2">
          <table:table-cell table:number-columns-repeated="16384"/>
        </table:table-row>
        <table:table-row table:style-name="ro2">
          <table:table-cell table:style-name="ce1"/>
          <table:table-cell office:value-type="string" table:number-columns-spanned="5" table:number-rows-spanned="1" table:style-name="ce34">
            <text:p>Criteria Weight</text:p>
          </table:table-cell>
          <table:covered-table-cell table:number-columns-repeated="4"/>
          <table:table-cell table:number-columns-repeated="16378" table:style-name="ce1"/>
        </table:table-row>
        <table:table-row table:style-name="ro2">
          <table:table-cell table:style-name="ce1"/>
          <table:table-cell office:value-type="percentage" office:value="0.4" table:formula="of:=40%" table:style-name="ce27">
            <text:p>40%</text:p>
          </table:table-cell>
          <table:table-cell office:value-type="percentage" office:value="0.1" table:style-name="ce27">
            <text:p>10%</text:p>
          </table:table-cell>
          <table:table-cell office:value-type="percentage" office:value="0.1" table:style-name="ce27">
            <text:p>10%</text:p>
          </table:table-cell>
          <table:table-cell office:value-type="percentage" office:value="0.2" table:style-name="ce27">
            <text:p>20%</text:p>
          </table:table-cell>
          <table:table-cell office:value-type="percentage" office:value="0.2" table:style-name="ce27">
            <text:p>20%</text:p>
          </table:table-cell>
          <table:table-cell table:number-columns-repeated="16378" table:style-name="ce1"/>
        </table:table-row>
        <table:table-row table:style-name="ro2">
          <table:table-cell table:style-name="ce1"/>
          <table:table-cell office:value-type="string" table:style-name="ce20">
            <text:p>Content Relevance</text:p>
          </table:table-cell>
          <table:table-cell office:value-type="string" table:style-name="ce20">
            <text:p>File Structure Compatibility</text:p>
          </table:table-cell>
          <table:table-cell office:value-type="string" table:style-name="ce20">
            <text:p>Data Representation Consistency</text:p>
          </table:table-cell>
          <table:table-cell office:value-type="string" table:style-name="ce28">
            <text:p>Execution Environment Compatibility</text:p>
          </table:table-cell>
          <table:table-cell office:value-type="string" table:style-name="ce29">
            <text:p>Dependency Version Compatibility</text:p>
          </table:table-cell>
          <table:table-cell office:value-type="string" table:style-name="ce30">
            <text:p><text:s/></text:p>
          </table:table-cell>
          <table:table-cell table:number-columns-repeated="16377"/>
        </table:table-row>
        <table:table-row table:style-name="ro2">
          <table:table-cell office:value-type="string" table:style-name="ce31">
            <text:p>IDFlakies + iFixFlakies</text:p>
          </table:table-cell>
          <table:table-cell office:value-type="float" office:value="0.4747126632775413" table:formula="of:=[.B16]/[.$B$48]" table:style-name="ce22">
            <text:p>0,474712663</text:p>
          </table:table-cell>
          <table:table-cell office:value-type="float" office:value="0.58345996599157823" table:formula="of:=[.C16]/[.$C$48]" table:style-name="ce22">
            <text:p>0,583459966</text:p>
          </table:table-cell>
          <table:table-cell office:value-type="float" office:value="0.56568542494923801" table:formula="of:=[.D16]/[.$D$48]" table:style-name="ce22">
            <text:p>0,565685425</text:p>
          </table:table-cell>
          <table:table-cell office:value-type="float" office:value="0.35777087639996635" table:formula="of:=[.E16]/[.$E$48]" table:style-name="ce22">
            <text:p>0,357770876</text:p>
          </table:table-cell>
          <table:table-cell office:value-type="float" office:value="0.26111648393354675" table:formula="of:=[.F16]/[.$F$48]" table:style-name="ce22">
            <text:p>0,261116484</text:p>
          </table:table-cell>
          <table:table-cell table:number-columns-repeated="16378" table:style-name="ce1"/>
        </table:table-row>
        <table:table-row table:style-name="ro2">
          <table:table-cell office:value-type="string" table:style-name="ce31">
            <text:p>IDFlakies + ODRepair</text:p>
          </table:table-cell>
          <table:table-cell office:value-type="float" office:value="0.35603449745815596" table:formula="of:=[.B17]/[.$B$48]" table:style-name="ce22">
            <text:p>0,356034497</text:p>
          </table:table-cell>
          <table:table-cell office:value-type="float" office:value="0.43759497449368367" table:formula="of:=[.C17]/[.$C$48]" table:style-name="ce22">
            <text:p>0,437594974</text:p>
          </table:table-cell>
          <table:table-cell office:value-type="float" office:value="0.42426406871192851" table:formula="of:=[.D17]/[.$D$48]" table:style-name="ce22">
            <text:p>0,424264069</text:p>
          </table:table-cell>
          <table:table-cell office:value-type="float" office:value="0.35777087639996635" table:formula="of:=[.E17]/[.$E$48]" table:style-name="ce22">
            <text:p>0,357770876</text:p>
          </table:table-cell>
          <table:table-cell office:value-type="float" office:value="0.3481553119113957" table:formula="of:=[.F17]/[.$F$48]" table:style-name="ce22">
            <text:p>0,348155312</text:p>
          </table:table-cell>
          <table:table-cell table:number-columns-repeated="16378" table:style-name="ce1"/>
        </table:table-row>
        <table:table-row table:style-name="ro2">
          <table:table-cell office:value-type="string" table:style-name="ce31">
            <text:p>NonDex + iFixFlakies</text:p>
          </table:table-cell>
          <table:table-cell office:value-type="float" office:value="0.23735633163877065" table:formula="of:=[.B18]/[.$B$48]" table:style-name="ce22">
            <text:p>0,237356332</text:p>
          </table:table-cell>
          <table:table-cell office:value-type="float" office:value="0.14586499149789456" table:formula="of:=[.C18]/[.$C$48]" table:style-name="ce22">
            <text:p>0,145864991</text:p>
          </table:table-cell>
          <table:table-cell office:value-type="float" office:value="0.1414213562373095" table:formula="of:=[.D18]/[.$D$48]" table:style-name="ce22">
            <text:p>0,141421356</text:p>
          </table:table-cell>
          <table:table-cell office:value-type="float" office:value="0.35777087639996635" table:formula="of:=[.E18]/[.$E$48]" table:style-name="ce22">
            <text:p>0,357770876</text:p>
          </table:table-cell>
          <table:table-cell office:value-type="float" office:value="0.26111648393354675" table:formula="of:=[.F18]/[.$F$48]" table:style-name="ce22">
            <text:p>0,261116484</text:p>
          </table:table-cell>
          <table:table-cell table:number-columns-repeated="16378" table:style-name="ce1"/>
        </table:table-row>
        <table:table-row table:style-name="ro2">
          <table:table-cell office:value-type="string" table:style-name="ce31">
            <text:p>NonDex + ODRepair</text:p>
          </table:table-cell>
          <table:table-cell office:value-type="float" office:value="0.35603449745815596" table:formula="of:=[.B19]/[.$B$48]" table:style-name="ce22">
            <text:p>0,356034497</text:p>
          </table:table-cell>
          <table:table-cell office:value-type="float" office:value="0.29172998299578912" table:formula="of:=[.C19]/[.$C$48]" table:style-name="ce22">
            <text:p>0,291729983</text:p>
          </table:table-cell>
          <table:table-cell office:value-type="float" office:value="0.1414213562373095" table:formula="of:=[.D19]/[.$D$48]" table:style-name="ce22">
            <text:p>0,141421356</text:p>
          </table:table-cell>
          <table:table-cell office:value-type="float" office:value="0.26832815729997472" table:formula="of:=[.E19]/[.$E$48]" table:style-name="ce22">
            <text:p>0,268328157</text:p>
          </table:table-cell>
          <table:table-cell office:value-type="float" office:value="0.3481553119113957" table:formula="of:=[.F19]/[.$F$48]" table:style-name="ce22">
            <text:p>0,348155312</text:p>
          </table:table-cell>
          <table:table-cell table:number-columns-repeated="16378" table:style-name="ce1"/>
        </table:table-row>
        <table:table-row table:style-name="ro2">
          <table:table-cell office:value-type="string" table:style-name="ce31">
            <text:p>Shaker + iFixFlakies</text:p>
          </table:table-cell>
          <table:table-cell office:value-type="float" office:value="0.23735633163877065" table:formula="of:=[.B20]/[.$B$48]" table:style-name="ce22">
            <text:p>0,237356332</text:p>
          </table:table-cell>
          <table:table-cell office:value-type="float" office:value="0.14586499149789456" table:formula="of:=[.C20]/[.$C$48]" table:style-name="ce22">
            <text:p>0,145864991</text:p>
          </table:table-cell>
          <table:table-cell office:value-type="float" office:value="0.1414213562373095" table:formula="of:=[.D20]/[.$D$48]" table:style-name="ce22">
            <text:p>0,141421356</text:p>
          </table:table-cell>
          <table:table-cell office:value-type="float" office:value="0.35777087639996635" table:formula="of:=[.E20]/[.$E$48]" table:style-name="ce22">
            <text:p>0,357770876</text:p>
          </table:table-cell>
          <table:table-cell office:value-type="float" office:value="0.26111648393354675" table:formula="of:=[.F20]/[.$F$48]" table:style-name="ce22">
            <text:p>0,261116484</text:p>
          </table:table-cell>
          <table:table-cell table:number-columns-repeated="16378" table:style-name="ce1"/>
        </table:table-row>
        <table:table-row table:style-name="ro2">
          <table:table-cell office:value-type="string" table:style-name="ce31">
            <text:p>Shaker + ODRepair</text:p>
          </table:table-cell>
          <table:table-cell office:value-type="float" office:value="0.35603449745815596" table:formula="of:=[.B21]/[.$B$48]" table:style-name="ce22">
            <text:p>0,356034497</text:p>
          </table:table-cell>
          <table:table-cell office:value-type="float" office:value="0.14586499149789456" table:formula="of:=[.C21]/[.$C$48]" table:style-name="ce22">
            <text:p>0,145864991</text:p>
          </table:table-cell>
          <table:table-cell office:value-type="float" office:value="0.28284271247461901" table:formula="of:=[.D21]/[.$D$48]" table:style-name="ce22">
            <text:p>0,282842712</text:p>
          </table:table-cell>
          <table:table-cell office:value-type="float" office:value="0.35777087639996635" table:formula="of:=[.E21]/[.$E$48]" table:style-name="ce22">
            <text:p>0,357770876</text:p>
          </table:table-cell>
          <table:table-cell office:value-type="float" office:value="0.26111648393354675" table:formula="of:=[.F21]/[.$F$48]" table:style-name="ce22">
            <text:p>0,261116484</text:p>
          </table:table-cell>
          <table:table-cell table:number-columns-repeated="16378" table:style-name="ce1"/>
        </table:table-row>
        <table:table-row table:style-name="ro2">
          <table:table-cell office:value-type="string" table:style-name="ce31">
            <text:p>PolDet (JPF) + iFixFlakies</text:p>
          </table:table-cell>
          <table:table-cell office:value-type="float" office:value="0.11867816581938533" table:formula="of:=[.B22]/[.$B$48]" table:style-name="ce22">
            <text:p>0,118678166</text:p>
          </table:table-cell>
          <table:table-cell office:value-type="float" office:value="0.14586499149789456" table:formula="of:=[.C22]/[.$C$48]" table:style-name="ce22">
            <text:p>0,145864991</text:p>
          </table:table-cell>
          <table:table-cell office:value-type="float" office:value="0.1414213562373095" table:formula="of:=[.D22]/[.$D$48]" table:style-name="ce22">
            <text:p>0,141421356</text:p>
          </table:table-cell>
          <table:table-cell office:value-type="float" office:value="0.26832815729997472" table:formula="of:=[.E22]/[.$E$48]" table:style-name="ce22">
            <text:p>0,268328157</text:p>
          </table:table-cell>
          <table:table-cell office:value-type="float" office:value="0.3481553119113957" table:formula="of:=[.F22]/[.$F$48]" table:style-name="ce22">
            <text:p>0,348155312</text:p>
          </table:table-cell>
          <table:table-cell table:number-columns-repeated="16378" table:style-name="ce1"/>
        </table:table-row>
        <table:table-row table:style-name="ro2">
          <table:table-cell office:value-type="string" table:style-name="ce31">
            <text:p>PolDet (JPF) + ODRepair</text:p>
          </table:table-cell>
          <table:table-cell office:value-type="float" office:value="0.11867816581938533" table:formula="of:=[.B23]/[.$B$48]" table:style-name="ce22">
            <text:p>0,118678166</text:p>
          </table:table-cell>
          <table:table-cell office:value-type="float" office:value="0.14586499149789456" table:formula="of:=[.C23]/[.$C$48]" table:style-name="ce22">
            <text:p>0,145864991</text:p>
          </table:table-cell>
          <table:table-cell office:value-type="float" office:value="0.28284271247461901" table:formula="of:=[.D23]/[.$D$48]" table:style-name="ce22">
            <text:p>0,282842712</text:p>
          </table:table-cell>
          <table:table-cell office:value-type="float" office:value="0.26832815729997472" table:formula="of:=[.E23]/[.$E$48]" table:style-name="ce22">
            <text:p>0,268328157</text:p>
          </table:table-cell>
          <table:table-cell office:value-type="float" office:value="0.3481553119113957" table:formula="of:=[.F23]/[.$F$48]" table:style-name="ce22">
            <text:p>0,348155312</text:p>
          </table:table-cell>
          <table:table-cell table:number-columns-repeated="16378" table:style-name="ce1"/>
        </table:table-row>
        <table:table-row table:style-name="ro2">
          <table:table-cell office:value-type="string" table:style-name="ce31">
            <text:p>DTDetector + iFixFlakies</text:p>
          </table:table-cell>
          <table:table-cell office:value-type="float" office:value="0.35603449745815596" table:formula="of:=[.B24]/[.$B$48]" table:style-name="ce22">
            <text:p>0,356034497</text:p>
          </table:table-cell>
          <table:table-cell office:value-type="float" office:value="0.29172998299578912" table:formula="of:=[.C24]/[.$C$48]" table:style-name="ce22">
            <text:p>0,291729983</text:p>
          </table:table-cell>
          <table:table-cell office:value-type="float" office:value="0.28284271247461901" table:formula="of:=[.D24]/[.$D$48]" table:style-name="ce22">
            <text:p>0,282842712</text:p>
          </table:table-cell>
          <table:table-cell office:value-type="float" office:value="0.26832815729997472" table:formula="of:=[.E24]/[.$E$48]" table:style-name="ce22">
            <text:p>0,268328157</text:p>
          </table:table-cell>
          <table:table-cell office:value-type="float" office:value="0.3481553119113957" table:formula="of:=[.F24]/[.$F$48]" table:style-name="ce22">
            <text:p>0,348155312</text:p>
          </table:table-cell>
          <table:table-cell table:number-columns-repeated="16378" table:style-name="ce1"/>
        </table:table-row>
        <table:table-row table:style-name="ro2">
          <table:table-cell office:value-type="string" table:style-name="ce31">
            <text:p>DTDetector + ODRepair</text:p>
          </table:table-cell>
          <table:table-cell office:value-type="float" office:value="0.35603449745815596" table:formula="of:=[.B25]/[.$B$48]" table:style-name="ce22">
            <text:p>0,356034497</text:p>
          </table:table-cell>
          <table:table-cell office:value-type="float" office:value="0.43759497449368367" table:formula="of:=[.C25]/[.$C$48]" table:style-name="ce22">
            <text:p>0,437594974</text:p>
          </table:table-cell>
          <table:table-cell office:value-type="float" office:value="0.42426406871192851" table:formula="of:=[.D25]/[.$D$48]" table:style-name="ce22">
            <text:p>0,424264069</text:p>
          </table:table-cell>
          <table:table-cell office:value-type="float" office:value="0.26832815729997472" table:formula="of:=[.E25]/[.$E$48]" table:style-name="ce22">
            <text:p>0,268328157</text:p>
          </table:table-cell>
          <table:table-cell office:value-type="float" office:value="0.3481553119113957" table:formula="of:=[.F25]/[.$F$48]" table:style-name="ce22">
            <text:p>0,348155312</text:p>
          </table:table-cell>
          <table:table-cell table:number-columns-repeated="16378" table:style-name="ce1"/>
        </table:table-row>
        <table:table-row table:number-rows-repeated="2" table:style-name="ro2">
          <table:table-cell table:number-columns-repeated="16384"/>
        </table:table-row>
        <table:table-row table:style-name="ro2">
          <table:table-cell office:value-type="string" table:style-name="ce1">
            <text:p>Apply the weights</text:p>
          </table:table-cell>
          <table:table-cell table:number-columns-repeated="16383" table:style-name="ce1"/>
        </table:table-row>
        <table:table-row table:number-rows-repeated="2" table:style-name="ro2">
          <table:table-cell table:number-columns-repeated="16384"/>
        </table:table-row>
        <table:table-row table:style-name="ro2">
          <table:table-cell table:style-name="ce1"/>
          <table:table-cell office:value-type="string" table:number-columns-spanned="5" table:number-rows-spanned="1" table:style-name="ce34">
            <text:p>Criteria Weight</text:p>
          </table:table-cell>
          <table:covered-table-cell table:number-columns-repeated="4"/>
          <table:table-cell table:number-columns-repeated="16378" table:style-name="ce1"/>
        </table:table-row>
        <table:table-row table:style-name="ro2">
          <table:table-cell table:style-name="ce1"/>
          <table:table-cell office:value-type="percentage" office:value="0.4" table:formula="of:=40%" table:style-name="ce27">
            <text:p>40%</text:p>
          </table:table-cell>
          <table:table-cell office:value-type="percentage" office:value="0.1" table:style-name="ce27">
            <text:p>10%</text:p>
          </table:table-cell>
          <table:table-cell office:value-type="percentage" office:value="0.1" table:style-name="ce27">
            <text:p>10%</text:p>
          </table:table-cell>
          <table:table-cell office:value-type="percentage" office:value="0.2" table:style-name="ce27">
            <text:p>20%</text:p>
          </table:table-cell>
          <table:table-cell office:value-type="percentage" office:value="0.2" table:style-name="ce27">
            <text:p>20%</text:p>
          </table:table-cell>
          <table:table-cell table:number-columns-repeated="16378" table:style-name="ce1"/>
        </table:table-row>
        <table:table-row table:style-name="ro2">
          <table:table-cell table:style-name="ce1"/>
          <table:table-cell office:value-type="string" table:style-name="ce20">
            <text:p>Content Relevance</text:p>
          </table:table-cell>
          <table:table-cell office:value-type="string" table:style-name="ce20">
            <text:p>File Structure Compatibility</text:p>
          </table:table-cell>
          <table:table-cell office:value-type="string" table:style-name="ce20">
            <text:p>Data Representation Consistency</text:p>
          </table:table-cell>
          <table:table-cell office:value-type="string" table:style-name="ce28">
            <text:p>Execution Environment Compatibility</text:p>
          </table:table-cell>
          <table:table-cell office:value-type="string" table:style-name="ce29">
            <text:p>Dependency Version Compatibility</text:p>
          </table:table-cell>
          <table:table-cell office:value-type="string" table:style-name="ce30">
            <text:p><text:s/></text:p>
          </table:table-cell>
          <table:table-cell table:number-columns-repeated="16377"/>
        </table:table-row>
        <table:table-row table:style-name="ro2">
          <table:table-cell office:value-type="string" table:style-name="ce31">
            <text:p>IDFlakies + iFixFlakies</text:p>
          </table:table-cell>
          <table:table-cell office:value-type="float" office:value="0.18988506531101654" table:formula="of:=[.B56]*[.$B$35]" table:style-name="ce22">
            <text:p>0,189885065</text:p>
          </table:table-cell>
          <table:table-cell office:value-type="float" office:value="5.8345996599157825E-2" table:formula="of:=[.C56]*[.$C$35]" table:style-name="ce22">
            <text:p>0,058345997</text:p>
          </table:table-cell>
          <table:table-cell office:value-type="float" office:value="5.6568542494923803E-2" table:formula="of:=[.D56]*[.$D$35]" table:style-name="ce22">
            <text:p>0,056568542</text:p>
          </table:table-cell>
          <table:table-cell office:value-type="float" office:value="7.1554175279993276E-2" table:formula="of:=[.E56]*[.$E$35]" table:style-name="ce22">
            <text:p>0,071554175</text:p>
          </table:table-cell>
          <table:table-cell office:value-type="float" office:value="5.2223296786709353E-2" table:formula="of:=[.F56]*[.$F$35]" table:style-name="ce22">
            <text:p>0,052223297</text:p>
          </table:table-cell>
          <table:table-cell table:number-columns-repeated="16378" table:style-name="ce1"/>
        </table:table-row>
        <table:table-row table:style-name="ro2">
          <table:table-cell office:value-type="string" table:style-name="ce31">
            <text:p>IDFlakies + ODRepair</text:p>
          </table:table-cell>
          <table:table-cell office:value-type="float" office:value="0.1424137989832624" table:formula="of:=[.B57]*[.$B$35]" table:style-name="ce22">
            <text:p>0,142413799</text:p>
          </table:table-cell>
          <table:table-cell office:value-type="float" office:value="4.375949744936837E-2" table:formula="of:=[.C57]*[.$C$35]" table:style-name="ce22">
            <text:p>0,043759497</text:p>
          </table:table-cell>
          <table:table-cell office:value-type="float" office:value="4.2426406871192854E-2" table:formula="of:=[.D57]*[.$D$35]" table:style-name="ce22">
            <text:p>0,042426407</text:p>
          </table:table-cell>
          <table:table-cell office:value-type="float" office:value="7.1554175279993276E-2" table:formula="of:=[.E57]*[.$E$35]" table:style-name="ce22">
            <text:p>0,071554175</text:p>
          </table:table-cell>
          <table:table-cell office:value-type="float" office:value="6.9631062382279146E-2" table:formula="of:=[.F57]*[.$F$35]" table:style-name="ce22">
            <text:p>0,069631062</text:p>
          </table:table-cell>
          <table:table-cell table:number-columns-repeated="16378" table:style-name="ce1"/>
        </table:table-row>
        <table:table-row table:style-name="ro2">
          <table:table-cell office:value-type="string" table:style-name="ce31">
            <text:p>NonDex + iFixFlakies</text:p>
          </table:table-cell>
          <table:table-cell office:value-type="float" office:value="9.4942532655508269E-2" table:formula="of:=[.B58]*[.$B$35]" table:style-name="ce22">
            <text:p>0,094942533</text:p>
          </table:table-cell>
          <table:table-cell office:value-type="float" office:value="1.4586499149789456E-2" table:formula="of:=[.C58]*[.$C$35]" table:style-name="ce22">
            <text:p>0,014586499</text:p>
          </table:table-cell>
          <table:table-cell office:value-type="float" office:value="1.4142135623730951E-2" table:formula="of:=[.D58]*[.$D$35]" table:style-name="ce22">
            <text:p>0,014142136</text:p>
          </table:table-cell>
          <table:table-cell office:value-type="float" office:value="7.1554175279993276E-2" table:formula="of:=[.E58]*[.$E$35]" table:style-name="ce22">
            <text:p>0,071554175</text:p>
          </table:table-cell>
          <table:table-cell office:value-type="float" office:value="5.2223296786709353E-2" table:formula="of:=[.F58]*[.$F$35]" table:style-name="ce22">
            <text:p>0,052223297</text:p>
          </table:table-cell>
          <table:table-cell table:number-columns-repeated="16378" table:style-name="ce1"/>
        </table:table-row>
        <table:table-row table:style-name="ro2">
          <table:table-cell office:value-type="string" table:style-name="ce31">
            <text:p>NonDex + ODRepair</text:p>
          </table:table-cell>
          <table:table-cell office:value-type="float" office:value="0.1424137989832624" table:formula="of:=[.B59]*[.$B$35]" table:style-name="ce22">
            <text:p>0,142413799</text:p>
          </table:table-cell>
          <table:table-cell office:value-type="float" office:value="2.9172998299578912E-2" table:formula="of:=[.C59]*[.$C$35]" table:style-name="ce22">
            <text:p>0,029172998</text:p>
          </table:table-cell>
          <table:table-cell office:value-type="float" office:value="1.4142135623730951E-2" table:formula="of:=[.D59]*[.$D$35]" table:style-name="ce22">
            <text:p>0,014142136</text:p>
          </table:table-cell>
          <table:table-cell office:value-type="float" office:value="5.366563145999495E-2" table:formula="of:=[.E59]*[.$E$35]" table:style-name="ce22">
            <text:p>0,053665631</text:p>
          </table:table-cell>
          <table:table-cell office:value-type="float" office:value="6.9631062382279146E-2" table:formula="of:=[.F59]*[.$F$35]" table:style-name="ce22">
            <text:p>0,069631062</text:p>
          </table:table-cell>
          <table:table-cell table:number-columns-repeated="16378" table:style-name="ce1"/>
        </table:table-row>
        <table:table-row table:style-name="ro2">
          <table:table-cell office:value-type="string" table:style-name="ce31">
            <text:p>Shaker + iFixFlakies</text:p>
          </table:table-cell>
          <table:table-cell office:value-type="float" office:value="9.4942532655508269E-2" table:formula="of:=[.B60]*[.$B$35]" table:style-name="ce22">
            <text:p>0,094942533</text:p>
          </table:table-cell>
          <table:table-cell office:value-type="float" office:value="1.4586499149789456E-2" table:formula="of:=[.C60]*[.$C$35]" table:style-name="ce22">
            <text:p>0,014586499</text:p>
          </table:table-cell>
          <table:table-cell office:value-type="float" office:value="1.4142135623730951E-2" table:formula="of:=[.D60]*[.$D$35]" table:style-name="ce22">
            <text:p>0,014142136</text:p>
          </table:table-cell>
          <table:table-cell office:value-type="float" office:value="7.1554175279993276E-2" table:formula="of:=[.E60]*[.$E$35]" table:style-name="ce22">
            <text:p>0,071554175</text:p>
          </table:table-cell>
          <table:table-cell office:value-type="float" office:value="5.2223296786709353E-2" table:formula="of:=[.F60]*[.$F$35]" table:style-name="ce22">
            <text:p>0,052223297</text:p>
          </table:table-cell>
          <table:table-cell table:number-columns-repeated="16378" table:style-name="ce1"/>
        </table:table-row>
        <table:table-row table:style-name="ro2">
          <table:table-cell office:value-type="string" table:style-name="ce31">
            <text:p>Shaker + ODRepair</text:p>
          </table:table-cell>
          <table:table-cell office:value-type="float" office:value="0.1424137989832624" table:formula="of:=[.B61]*[.$B$35]" table:style-name="ce22">
            <text:p>0,142413799</text:p>
          </table:table-cell>
          <table:table-cell office:value-type="float" office:value="1.4586499149789456E-2" table:formula="of:=[.C61]*[.$C$35]" table:style-name="ce22">
            <text:p>0,014586499</text:p>
          </table:table-cell>
          <table:table-cell office:value-type="float" office:value="2.8284271247461901E-2" table:formula="of:=[.D61]*[.$D$35]" table:style-name="ce22">
            <text:p>0,028284271</text:p>
          </table:table-cell>
          <table:table-cell office:value-type="float" office:value="7.1554175279993276E-2" table:formula="of:=[.E61]*[.$E$35]" table:style-name="ce22">
            <text:p>0,071554175</text:p>
          </table:table-cell>
          <table:table-cell office:value-type="float" office:value="5.2223296786709353E-2" table:formula="of:=[.F61]*[.$F$35]" table:style-name="ce22">
            <text:p>0,052223297</text:p>
          </table:table-cell>
          <table:table-cell table:number-columns-repeated="16378" table:style-name="ce1"/>
        </table:table-row>
        <table:table-row table:style-name="ro2">
          <table:table-cell office:value-type="string" table:style-name="ce31">
            <text:p>PolDet (JPF) + iFixFlakies</text:p>
          </table:table-cell>
          <table:table-cell office:value-type="float" office:value="4.7471266327754134E-2" table:formula="of:=[.B62]*[.$B$35]" table:style-name="ce22">
            <text:p>0,047471266</text:p>
          </table:table-cell>
          <table:table-cell office:value-type="float" office:value="1.4586499149789456E-2" table:formula="of:=[.C62]*[.$C$35]" table:style-name="ce22">
            <text:p>0,014586499</text:p>
          </table:table-cell>
          <table:table-cell office:value-type="float" office:value="1.4142135623730951E-2" table:formula="of:=[.D62]*[.$D$35]" table:style-name="ce22">
            <text:p>0,014142136</text:p>
          </table:table-cell>
          <table:table-cell office:value-type="float" office:value="5.366563145999495E-2" table:formula="of:=[.E62]*[.$E$35]" table:style-name="ce22">
            <text:p>0,053665631</text:p>
          </table:table-cell>
          <table:table-cell office:value-type="float" office:value="6.9631062382279146E-2" table:formula="of:=[.F62]*[.$F$35]" table:style-name="ce22">
            <text:p>0,069631062</text:p>
          </table:table-cell>
          <table:table-cell table:number-columns-repeated="16378" table:style-name="ce1"/>
        </table:table-row>
        <table:table-row table:style-name="ro2">
          <table:table-cell office:value-type="string" table:style-name="ce31">
            <text:p>PolDet (JPF) + ODRepair</text:p>
          </table:table-cell>
          <table:table-cell office:value-type="float" office:value="4.7471266327754134E-2" table:formula="of:=[.B63]*[.$B$35]" table:style-name="ce22">
            <text:p>0,047471266</text:p>
          </table:table-cell>
          <table:table-cell office:value-type="float" office:value="1.4586499149789456E-2" table:formula="of:=[.C63]*[.$C$35]" table:style-name="ce22">
            <text:p>0,014586499</text:p>
          </table:table-cell>
          <table:table-cell office:value-type="float" office:value="2.8284271247461901E-2" table:formula="of:=[.D63]*[.$D$35]" table:style-name="ce22">
            <text:p>0,028284271</text:p>
          </table:table-cell>
          <table:table-cell office:value-type="float" office:value="5.366563145999495E-2" table:formula="of:=[.E63]*[.$E$35]" table:style-name="ce22">
            <text:p>0,053665631</text:p>
          </table:table-cell>
          <table:table-cell office:value-type="float" office:value="6.9631062382279146E-2" table:formula="of:=[.F63]*[.$F$35]" table:style-name="ce22">
            <text:p>0,069631062</text:p>
          </table:table-cell>
          <table:table-cell table:number-columns-repeated="16378" table:style-name="ce1"/>
        </table:table-row>
        <table:table-row table:style-name="ro2">
          <table:table-cell office:value-type="string" table:style-name="ce31">
            <text:p>DTDetector + iFixFlakies</text:p>
          </table:table-cell>
          <table:table-cell office:value-type="float" office:value="0.1424137989832624" table:formula="of:=[.B64]*[.$B$35]" table:style-name="ce22">
            <text:p>0,142413799</text:p>
          </table:table-cell>
          <table:table-cell office:value-type="float" office:value="2.9172998299578912E-2" table:formula="of:=[.C64]*[.$C$35]" table:style-name="ce22">
            <text:p>0,029172998</text:p>
          </table:table-cell>
          <table:table-cell office:value-type="float" office:value="2.8284271247461901E-2" table:formula="of:=[.D64]*[.$D$35]" table:style-name="ce22">
            <text:p>0,028284271</text:p>
          </table:table-cell>
          <table:table-cell office:value-type="float" office:value="5.366563145999495E-2" table:formula="of:=[.E64]*[.$E$35]" table:style-name="ce22">
            <text:p>0,053665631</text:p>
          </table:table-cell>
          <table:table-cell office:value-type="float" office:value="6.9631062382279146E-2" table:formula="of:=[.F64]*[.$F$35]" table:style-name="ce22">
            <text:p>0,069631062</text:p>
          </table:table-cell>
          <table:table-cell table:number-columns-repeated="16378" table:style-name="ce1"/>
        </table:table-row>
        <table:table-row table:style-name="ro2">
          <table:table-cell office:value-type="string" table:style-name="ce31">
            <text:p>DTDetector + ODRepair</text:p>
          </table:table-cell>
          <table:table-cell office:value-type="float" office:value="0.1424137989832624" table:formula="of:=[.B65]*[.$B$35]" table:style-name="ce22">
            <text:p>0,142413799</text:p>
          </table:table-cell>
          <table:table-cell office:value-type="float" office:value="4.375949744936837E-2" table:formula="of:=[.C65]*[.$C$35]" table:style-name="ce22">
            <text:p>0,043759497</text:p>
          </table:table-cell>
          <table:table-cell office:value-type="float" office:value="4.2426406871192854E-2" table:formula="of:=[.D65]*[.$D$35]" table:style-name="ce22">
            <text:p>0,042426407</text:p>
          </table:table-cell>
          <table:table-cell office:value-type="float" office:value="5.366563145999495E-2" table:formula="of:=[.E65]*[.$E$35]" table:style-name="ce22">
            <text:p>0,053665631</text:p>
          </table:table-cell>
          <table:table-cell office:value-type="float" office:value="6.9631062382279146E-2" table:formula="of:=[.F65]*[.$F$35]" table:style-name="ce22">
            <text:p>0,069631062</text:p>
          </table:table-cell>
          <table:table-cell table:number-columns-repeated="16378" table:style-name="ce1"/>
        </table:table-row>
        <table:table-row table:number-rows-repeated="2" table:style-name="ro2">
          <table:table-cell table:number-columns-repeated="16384"/>
        </table:table-row>
        <table:table-row table:style-name="ro2">
          <table:table-cell office:value-type="string" table:style-name="ce1">
            <text:p>Calculate ideal positive solution A*</text:p>
          </table:table-cell>
          <table:table-cell table:number-columns-repeated="16383" table:style-name="ce1"/>
        </table:table-row>
        <table:table-row table:style-name="ro2">
          <table:table-cell table:number-columns-repeated="16384"/>
        </table:table-row>
        <table:table-row table:style-name="ro2">
          <table:table-cell table:style-name="ce1"/>
          <table:table-cell office:value-type="string" table:number-columns-spanned="5" table:number-rows-spanned="1" table:style-name="ce34">
            <text:p>Criteria Weight</text:p>
          </table:table-cell>
          <table:covered-table-cell table:number-columns-repeated="4"/>
          <table:table-cell table:number-columns-repeated="16378" table:style-name="ce1"/>
        </table:table-row>
        <table:table-row table:style-name="ro2">
          <table:table-cell table:style-name="ce1"/>
          <table:table-cell office:value-type="percentage" office:value="0.4" table:formula="of:=40%" table:style-name="ce27">
            <text:p>40%</text:p>
          </table:table-cell>
          <table:table-cell office:value-type="percentage" office:value="0.1" table:style-name="ce27">
            <text:p>10%</text:p>
          </table:table-cell>
          <table:table-cell office:value-type="percentage" office:value="0.1" table:style-name="ce27">
            <text:p>10%</text:p>
          </table:table-cell>
          <table:table-cell office:value-type="percentage" office:value="0.2" table:style-name="ce27">
            <text:p>20%</text:p>
          </table:table-cell>
          <table:table-cell office:value-type="percentage" office:value="0.2" table:style-name="ce27">
            <text:p>20%</text:p>
          </table:table-cell>
          <table:table-cell table:number-columns-repeated="16378" table:style-name="ce1"/>
        </table:table-row>
        <table:table-row table:style-name="ro2">
          <table:table-cell table:style-name="ce1"/>
          <table:table-cell office:value-type="string" table:style-name="ce20">
            <text:p>Content Relevance</text:p>
          </table:table-cell>
          <table:table-cell office:value-type="string" table:style-name="ce20">
            <text:p>File Structure Compatibility</text:p>
          </table:table-cell>
          <table:table-cell office:value-type="string" table:style-name="ce20">
            <text:p>Data Representation Consistency</text:p>
          </table:table-cell>
          <table:table-cell office:value-type="string" table:style-name="ce28">
            <text:p>Execution Environment Compatibility</text:p>
          </table:table-cell>
          <table:table-cell office:value-type="string" table:style-name="ce29">
            <text:p>Dependency Version Compatibility</text:p>
          </table:table-cell>
          <table:table-cell office:value-type="string" table:style-name="ce30">
            <text:p><text:s/></text:p>
          </table:table-cell>
          <table:table-cell table:number-columns-repeated="16377"/>
        </table:table-row>
        <table:table-row table:style-name="ro2">
          <table:table-cell office:value-type="string" table:style-name="ce31">
            <text:p>IDFlakies + iFixFlakies</text:p>
          </table:table-cell>
          <table:table-cell office:value-type="float" office:value="0.18988506531101654" table:formula="of:=[.B74]" table:style-name="ce22">
            <text:p>0,189885065</text:p>
          </table:table-cell>
          <table:table-cell office:value-type="float" office:value="5.8345996599157825E-2" table:formula="of:=[.C74]" table:style-name="ce22">
            <text:p>0,058345997</text:p>
          </table:table-cell>
          <table:table-cell office:value-type="float" office:value="5.6568542494923803E-2" table:formula="of:=[.D74]" table:style-name="ce22">
            <text:p>0,056568542</text:p>
          </table:table-cell>
          <table:table-cell office:value-type="float" office:value="7.1554175279993276E-2" table:formula="of:=[.E74]" table:style-name="ce22">
            <text:p>0,071554175</text:p>
          </table:table-cell>
          <table:table-cell office:value-type="float" office:value="5.2223296786709353E-2" table:formula="of:=[.F74]" table:style-name="ce22">
            <text:p>0,052223297</text:p>
          </table:table-cell>
          <table:table-cell table:number-columns-repeated="16378" table:style-name="ce1"/>
        </table:table-row>
        <table:table-row table:style-name="ro2">
          <table:table-cell office:value-type="string" table:style-name="ce31">
            <text:p>IDFlakies + ODRepair</text:p>
          </table:table-cell>
          <table:table-cell office:value-type="float" office:value="0.1424137989832624" table:formula="of:=[.B75]" table:style-name="ce22">
            <text:p>0,142413799</text:p>
          </table:table-cell>
          <table:table-cell office:value-type="float" office:value="4.375949744936837E-2" table:formula="of:=[.C75]" table:style-name="ce22">
            <text:p>0,043759497</text:p>
          </table:table-cell>
          <table:table-cell office:value-type="float" office:value="4.2426406871192854E-2" table:formula="of:=[.D75]" table:style-name="ce22">
            <text:p>0,042426407</text:p>
          </table:table-cell>
          <table:table-cell office:value-type="float" office:value="7.1554175279993276E-2" table:formula="of:=[.E75]" table:style-name="ce22">
            <text:p>0,071554175</text:p>
          </table:table-cell>
          <table:table-cell office:value-type="float" office:value="6.9631062382279146E-2" table:formula="of:=[.F75]" table:style-name="ce22">
            <text:p>0,069631062</text:p>
          </table:table-cell>
          <table:table-cell table:number-columns-repeated="16378" table:style-name="ce1"/>
        </table:table-row>
        <table:table-row table:style-name="ro2">
          <table:table-cell office:value-type="string" table:style-name="ce31">
            <text:p>NonDex + iFixFlakies</text:p>
          </table:table-cell>
          <table:table-cell office:value-type="float" office:value="9.4942532655508269E-2" table:formula="of:=[.B76]" table:style-name="ce22">
            <text:p>0,094942533</text:p>
          </table:table-cell>
          <table:table-cell office:value-type="float" office:value="1.4586499149789456E-2" table:formula="of:=[.C76]" table:style-name="ce22">
            <text:p>0,014586499</text:p>
          </table:table-cell>
          <table:table-cell office:value-type="float" office:value="1.4142135623730951E-2" table:formula="of:=[.D76]" table:style-name="ce22">
            <text:p>0,014142136</text:p>
          </table:table-cell>
          <table:table-cell office:value-type="float" office:value="7.1554175279993276E-2" table:formula="of:=[.E76]" table:style-name="ce22">
            <text:p>0,071554175</text:p>
          </table:table-cell>
          <table:table-cell office:value-type="float" office:value="5.2223296786709353E-2" table:formula="of:=[.F76]" table:style-name="ce22">
            <text:p>0,052223297</text:p>
          </table:table-cell>
          <table:table-cell table:number-columns-repeated="16378" table:style-name="ce1"/>
        </table:table-row>
        <table:table-row table:style-name="ro2">
          <table:table-cell office:value-type="string" table:style-name="ce31">
            <text:p>NonDex + ODRepair</text:p>
          </table:table-cell>
          <table:table-cell office:value-type="float" office:value="0.1424137989832624" table:formula="of:=[.B77]" table:style-name="ce22">
            <text:p>0,142413799</text:p>
          </table:table-cell>
          <table:table-cell office:value-type="float" office:value="2.9172998299578912E-2" table:formula="of:=[.C77]" table:style-name="ce22">
            <text:p>0,029172998</text:p>
          </table:table-cell>
          <table:table-cell office:value-type="float" office:value="1.4142135623730951E-2" table:formula="of:=[.D77]" table:style-name="ce22">
            <text:p>0,014142136</text:p>
          </table:table-cell>
          <table:table-cell office:value-type="float" office:value="5.366563145999495E-2" table:formula="of:=[.E77]" table:style-name="ce22">
            <text:p>0,053665631</text:p>
          </table:table-cell>
          <table:table-cell office:value-type="float" office:value="6.9631062382279146E-2" table:formula="of:=[.F77]" table:style-name="ce22">
            <text:p>0,069631062</text:p>
          </table:table-cell>
          <table:table-cell table:number-columns-repeated="16378" table:style-name="ce1"/>
        </table:table-row>
        <table:table-row table:style-name="ro2">
          <table:table-cell office:value-type="string" table:style-name="ce31">
            <text:p>Shaker + iFixFlakies</text:p>
          </table:table-cell>
          <table:table-cell office:value-type="float" office:value="9.4942532655508269E-2" table:formula="of:=[.B78]" table:style-name="ce22">
            <text:p>0,094942533</text:p>
          </table:table-cell>
          <table:table-cell office:value-type="float" office:value="1.4586499149789456E-2" table:formula="of:=[.C78]" table:style-name="ce22">
            <text:p>0,014586499</text:p>
          </table:table-cell>
          <table:table-cell office:value-type="float" office:value="1.4142135623730951E-2" table:formula="of:=[.D78]" table:style-name="ce22">
            <text:p>0,014142136</text:p>
          </table:table-cell>
          <table:table-cell office:value-type="float" office:value="7.1554175279993276E-2" table:formula="of:=[.E78]" table:style-name="ce22">
            <text:p>0,071554175</text:p>
          </table:table-cell>
          <table:table-cell office:value-type="float" office:value="5.2223296786709353E-2" table:formula="of:=[.F78]" table:style-name="ce22">
            <text:p>0,052223297</text:p>
          </table:table-cell>
          <table:table-cell table:number-columns-repeated="16378" table:style-name="ce1"/>
        </table:table-row>
        <table:table-row table:style-name="ro2">
          <table:table-cell office:value-type="string" table:style-name="ce31">
            <text:p>Shaker + ODRepair</text:p>
          </table:table-cell>
          <table:table-cell office:value-type="float" office:value="0.1424137989832624" table:formula="of:=[.B79]" table:style-name="ce22">
            <text:p>0,142413799</text:p>
          </table:table-cell>
          <table:table-cell office:value-type="float" office:value="1.4586499149789456E-2" table:formula="of:=[.C79]" table:style-name="ce22">
            <text:p>0,014586499</text:p>
          </table:table-cell>
          <table:table-cell office:value-type="float" office:value="2.8284271247461901E-2" table:formula="of:=[.D79]" table:style-name="ce22">
            <text:p>0,028284271</text:p>
          </table:table-cell>
          <table:table-cell office:value-type="float" office:value="7.1554175279993276E-2" table:formula="of:=[.E79]" table:style-name="ce22">
            <text:p>0,071554175</text:p>
          </table:table-cell>
          <table:table-cell office:value-type="float" office:value="5.2223296786709353E-2" table:formula="of:=[.F79]" table:style-name="ce22">
            <text:p>0,052223297</text:p>
          </table:table-cell>
          <table:table-cell table:number-columns-repeated="16378" table:style-name="ce1"/>
        </table:table-row>
        <table:table-row table:style-name="ro2">
          <table:table-cell office:value-type="string" table:style-name="ce31">
            <text:p>PolDet (JPF) + iFixFlakies</text:p>
          </table:table-cell>
          <table:table-cell office:value-type="float" office:value="4.7471266327754134E-2" table:formula="of:=[.B80]" table:style-name="ce22">
            <text:p>0,047471266</text:p>
          </table:table-cell>
          <table:table-cell office:value-type="float" office:value="1.4586499149789456E-2" table:formula="of:=[.C80]" table:style-name="ce22">
            <text:p>0,014586499</text:p>
          </table:table-cell>
          <table:table-cell office:value-type="float" office:value="1.4142135623730951E-2" table:formula="of:=[.D80]" table:style-name="ce22">
            <text:p>0,014142136</text:p>
          </table:table-cell>
          <table:table-cell office:value-type="float" office:value="5.366563145999495E-2" table:formula="of:=[.E80]" table:style-name="ce22">
            <text:p>0,053665631</text:p>
          </table:table-cell>
          <table:table-cell office:value-type="float" office:value="6.9631062382279146E-2" table:formula="of:=[.F80]" table:style-name="ce22">
            <text:p>0,069631062</text:p>
          </table:table-cell>
          <table:table-cell table:number-columns-repeated="16378" table:style-name="ce1"/>
        </table:table-row>
        <table:table-row table:style-name="ro2">
          <table:table-cell office:value-type="string" table:style-name="ce31">
            <text:p>PolDet (JPF) + ODRepair</text:p>
          </table:table-cell>
          <table:table-cell office:value-type="float" office:value="4.7471266327754134E-2" table:formula="of:=[.B81]" table:style-name="ce22">
            <text:p>0,047471266</text:p>
          </table:table-cell>
          <table:table-cell office:value-type="float" office:value="1.4586499149789456E-2" table:formula="of:=[.C81]" table:style-name="ce22">
            <text:p>0,014586499</text:p>
          </table:table-cell>
          <table:table-cell office:value-type="float" office:value="2.8284271247461901E-2" table:formula="of:=[.D81]" table:style-name="ce22">
            <text:p>0,028284271</text:p>
          </table:table-cell>
          <table:table-cell office:value-type="float" office:value="5.366563145999495E-2" table:formula="of:=[.E81]" table:style-name="ce22">
            <text:p>0,053665631</text:p>
          </table:table-cell>
          <table:table-cell office:value-type="float" office:value="6.9631062382279146E-2" table:formula="of:=[.F81]" table:style-name="ce22">
            <text:p>0,069631062</text:p>
          </table:table-cell>
          <table:table-cell table:number-columns-repeated="16378" table:style-name="ce1"/>
        </table:table-row>
        <table:table-row table:style-name="ro2">
          <table:table-cell office:value-type="string" table:style-name="ce31">
            <text:p>DTDetector + iFixFlakies</text:p>
          </table:table-cell>
          <table:table-cell office:value-type="float" office:value="0.1424137989832624" table:formula="of:=[.B82]" table:style-name="ce22">
            <text:p>0,142413799</text:p>
          </table:table-cell>
          <table:table-cell office:value-type="float" office:value="2.9172998299578912E-2" table:formula="of:=[.C82]" table:style-name="ce22">
            <text:p>0,029172998</text:p>
          </table:table-cell>
          <table:table-cell office:value-type="float" office:value="2.8284271247461901E-2" table:formula="of:=[.D82]" table:style-name="ce22">
            <text:p>0,028284271</text:p>
          </table:table-cell>
          <table:table-cell office:value-type="float" office:value="5.366563145999495E-2" table:formula="of:=[.E82]" table:style-name="ce22">
            <text:p>0,053665631</text:p>
          </table:table-cell>
          <table:table-cell office:value-type="float" office:value="6.9631062382279146E-2" table:formula="of:=[.F82]" table:style-name="ce22">
            <text:p>0,069631062</text:p>
          </table:table-cell>
          <table:table-cell table:number-columns-repeated="16378" table:style-name="ce1"/>
        </table:table-row>
        <table:table-row table:style-name="ro2">
          <table:table-cell office:value-type="string" table:style-name="ce31">
            <text:p>DTDetector + ODRepair</text:p>
          </table:table-cell>
          <table:table-cell office:value-type="float" office:value="0.1424137989832624" table:formula="of:=[.B83]" table:style-name="ce22">
            <text:p>0,142413799</text:p>
          </table:table-cell>
          <table:table-cell office:value-type="float" office:value="4.375949744936837E-2" table:formula="of:=[.C83]" table:style-name="ce22">
            <text:p>0,043759497</text:p>
          </table:table-cell>
          <table:table-cell office:value-type="float" office:value="4.2426406871192854E-2" table:formula="of:=[.D83]" table:style-name="ce22">
            <text:p>0,042426407</text:p>
          </table:table-cell>
          <table:table-cell office:value-type="float" office:value="5.366563145999495E-2" table:formula="of:=[.E83]" table:style-name="ce22">
            <text:p>0,053665631</text:p>
          </table:table-cell>
          <table:table-cell office:value-type="float" office:value="6.9631062382279146E-2" table:formula="of:=[.F83]" table:style-name="ce22">
            <text:p>0,069631062</text:p>
          </table:table-cell>
          <table:table-cell table:number-columns-repeated="16378" table:style-name="ce1"/>
        </table:table-row>
        <table:table-row table:style-name="ro2">
          <table:table-cell office:value-type="string" table:style-name="ce32">
            <text:p>Highest</text:p>
          </table:table-cell>
          <table:table-cell office:value-type="float" office:value="0.18988506531101654" table:formula="of:=MAX([.B91:.B100])" table:style-name="ce33">
            <text:p>0,189885065</text:p>
          </table:table-cell>
          <table:table-cell office:value-type="float" office:value="5.8345996599157825E-2" table:formula="of:=MAX([.C91:.C100])" table:style-name="ce33">
            <text:p>0,058345997</text:p>
          </table:table-cell>
          <table:table-cell office:value-type="float" office:value="5.6568542494923803E-2" table:formula="of:=MAX([.D91:.D100])" table:style-name="ce33">
            <text:p>0,056568542</text:p>
          </table:table-cell>
          <table:table-cell office:value-type="float" office:value="7.1554175279993276E-2" table:formula="of:=MAX([.E91:.E100])" table:style-name="ce33">
            <text:p>0,071554175</text:p>
          </table:table-cell>
          <table:table-cell office:value-type="float" office:value="6.9631062382279146E-2" table:formula="of:=MAX([.F91:.F100])" table:style-name="ce33">
            <text:p>0,069631062</text:p>
          </table:table-cell>
          <table:table-cell table:number-columns-repeated="16378" table:style-name="ce1"/>
        </table:table-row>
        <table:table-row table:number-rows-repeated="2" table:style-name="ro2">
          <table:table-cell table:number-columns-repeated="16384"/>
        </table:table-row>
        <table:table-row table:style-name="ro2">
          <table:table-cell office:value-type="string" table:style-name="ce1">
            <text:p>Calculate ideal negative solution A'</text:p>
          </table:table-cell>
          <table:table-cell table:number-columns-repeated="16383" table:style-name="ce1"/>
        </table:table-row>
        <table:table-row table:number-rows-repeated="2" table:style-name="ro2">
          <table:table-cell table:number-columns-repeated="16384"/>
        </table:table-row>
        <table:table-row table:style-name="ro2">
          <table:table-cell table:style-name="ce1"/>
          <table:table-cell office:value-type="string" table:number-columns-spanned="5" table:number-rows-spanned="1" table:style-name="ce34">
            <text:p>Criteria Weight</text:p>
          </table:table-cell>
          <table:covered-table-cell table:number-columns-repeated="4"/>
          <table:table-cell table:number-columns-repeated="16378" table:style-name="ce1"/>
        </table:table-row>
        <table:table-row table:style-name="ro2">
          <table:table-cell table:style-name="ce1"/>
          <table:table-cell office:value-type="percentage" office:value="0.4" table:formula="of:=40%" table:style-name="ce27">
            <text:p>40%</text:p>
          </table:table-cell>
          <table:table-cell office:value-type="percentage" office:value="0.1" table:style-name="ce27">
            <text:p>10%</text:p>
          </table:table-cell>
          <table:table-cell office:value-type="percentage" office:value="0.1" table:style-name="ce27">
            <text:p>10%</text:p>
          </table:table-cell>
          <table:table-cell office:value-type="percentage" office:value="0.2" table:style-name="ce27">
            <text:p>20%</text:p>
          </table:table-cell>
          <table:table-cell office:value-type="percentage" office:value="0.2" table:style-name="ce27">
            <text:p>20%</text:p>
          </table:table-cell>
          <table:table-cell table:number-columns-repeated="16378" table:style-name="ce1"/>
        </table:table-row>
        <table:table-row table:style-name="ro2">
          <table:table-cell table:style-name="ce1"/>
          <table:table-cell office:value-type="string" table:style-name="ce20">
            <text:p>Content Relevance</text:p>
          </table:table-cell>
          <table:table-cell office:value-type="string" table:style-name="ce20">
            <text:p>File Structure Compatibility</text:p>
          </table:table-cell>
          <table:table-cell office:value-type="string" table:style-name="ce20">
            <text:p>Data Representation Consistency</text:p>
          </table:table-cell>
          <table:table-cell office:value-type="string" table:style-name="ce28">
            <text:p>Execution Environment Compatibility</text:p>
          </table:table-cell>
          <table:table-cell office:value-type="string" table:style-name="ce29">
            <text:p>Dependency Version Compatibility</text:p>
          </table:table-cell>
          <table:table-cell office:value-type="string" table:style-name="ce30">
            <text:p><text:s/></text:p>
          </table:table-cell>
          <table:table-cell table:number-columns-repeated="16377"/>
        </table:table-row>
        <table:table-row table:style-name="ro2">
          <table:table-cell office:value-type="string" table:style-name="ce31">
            <text:p>IDFlakies + iFixFlakies</text:p>
          </table:table-cell>
          <table:table-cell office:value-type="float" office:value="0.18988506531101654" table:formula="of:=[.B74]" table:style-name="ce22">
            <text:p>0,189885065</text:p>
          </table:table-cell>
          <table:table-cell office:value-type="float" office:value="5.8345996599157825E-2" table:formula="of:=[.C74]" table:style-name="ce22">
            <text:p>0,058345997</text:p>
          </table:table-cell>
          <table:table-cell office:value-type="float" office:value="5.6568542494923803E-2" table:formula="of:=[.D74]" table:style-name="ce22">
            <text:p>0,056568542</text:p>
          </table:table-cell>
          <table:table-cell office:value-type="float" office:value="7.1554175279993276E-2" table:formula="of:=[.E74]" table:style-name="ce22">
            <text:p>0,071554175</text:p>
          </table:table-cell>
          <table:table-cell office:value-type="float" office:value="5.2223296786709353E-2" table:formula="of:=[.F74]" table:style-name="ce22">
            <text:p>0,052223297</text:p>
          </table:table-cell>
          <table:table-cell table:number-columns-repeated="16378" table:style-name="ce1"/>
        </table:table-row>
        <table:table-row table:style-name="ro2">
          <table:table-cell office:value-type="string" table:style-name="ce31">
            <text:p>IDFlakies + ODRepair</text:p>
          </table:table-cell>
          <table:table-cell office:value-type="float" office:value="0.1424137989832624" table:formula="of:=[.B75]" table:style-name="ce22">
            <text:p>0,142413799</text:p>
          </table:table-cell>
          <table:table-cell office:value-type="float" office:value="4.375949744936837E-2" table:formula="of:=[.C75]" table:style-name="ce22">
            <text:p>0,043759497</text:p>
          </table:table-cell>
          <table:table-cell office:value-type="float" office:value="4.2426406871192854E-2" table:formula="of:=[.D75]" table:style-name="ce22">
            <text:p>0,042426407</text:p>
          </table:table-cell>
          <table:table-cell office:value-type="float" office:value="7.1554175279993276E-2" table:formula="of:=[.E75]" table:style-name="ce22">
            <text:p>0,071554175</text:p>
          </table:table-cell>
          <table:table-cell office:value-type="float" office:value="6.9631062382279146E-2" table:formula="of:=[.F75]" table:style-name="ce22">
            <text:p>0,069631062</text:p>
          </table:table-cell>
          <table:table-cell table:number-columns-repeated="16378" table:style-name="ce1"/>
        </table:table-row>
        <table:table-row table:style-name="ro2">
          <table:table-cell office:value-type="string" table:style-name="ce31">
            <text:p>NonDex + iFixFlakies</text:p>
          </table:table-cell>
          <table:table-cell office:value-type="float" office:value="9.4942532655508269E-2" table:formula="of:=[.B76]" table:style-name="ce22">
            <text:p>0,094942533</text:p>
          </table:table-cell>
          <table:table-cell office:value-type="float" office:value="1.4586499149789456E-2" table:formula="of:=[.C76]" table:style-name="ce22">
            <text:p>0,014586499</text:p>
          </table:table-cell>
          <table:table-cell office:value-type="float" office:value="1.4142135623730951E-2" table:formula="of:=[.D76]" table:style-name="ce22">
            <text:p>0,014142136</text:p>
          </table:table-cell>
          <table:table-cell office:value-type="float" office:value="7.1554175279993276E-2" table:formula="of:=[.E76]" table:style-name="ce22">
            <text:p>0,071554175</text:p>
          </table:table-cell>
          <table:table-cell office:value-type="float" office:value="5.2223296786709353E-2" table:formula="of:=[.F76]" table:style-name="ce22">
            <text:p>0,052223297</text:p>
          </table:table-cell>
          <table:table-cell table:number-columns-repeated="16378" table:style-name="ce1"/>
        </table:table-row>
        <table:table-row table:style-name="ro2">
          <table:table-cell office:value-type="string" table:style-name="ce31">
            <text:p>NonDex + ODRepair</text:p>
          </table:table-cell>
          <table:table-cell office:value-type="float" office:value="0.1424137989832624" table:formula="of:=[.B77]" table:style-name="ce22">
            <text:p>0,142413799</text:p>
          </table:table-cell>
          <table:table-cell office:value-type="float" office:value="2.9172998299578912E-2" table:formula="of:=[.C77]" table:style-name="ce22">
            <text:p>0,029172998</text:p>
          </table:table-cell>
          <table:table-cell office:value-type="float" office:value="1.4142135623730951E-2" table:formula="of:=[.D77]" table:style-name="ce22">
            <text:p>0,014142136</text:p>
          </table:table-cell>
          <table:table-cell office:value-type="float" office:value="5.366563145999495E-2" table:formula="of:=[.E77]" table:style-name="ce22">
            <text:p>0,053665631</text:p>
          </table:table-cell>
          <table:table-cell office:value-type="float" office:value="6.9631062382279146E-2" table:formula="of:=[.F77]" table:style-name="ce22">
            <text:p>0,069631062</text:p>
          </table:table-cell>
          <table:table-cell table:number-columns-repeated="16378"/>
        </table:table-row>
        <table:table-row table:style-name="ro2">
          <table:table-cell office:value-type="string" table:style-name="ce31">
            <text:p>Shaker + iFixFlakies</text:p>
          </table:table-cell>
          <table:table-cell office:value-type="float" office:value="9.4942532655508269E-2" table:formula="of:=[.B78]" table:style-name="ce22">
            <text:p>0,094942533</text:p>
          </table:table-cell>
          <table:table-cell office:value-type="float" office:value="1.4586499149789456E-2" table:formula="of:=[.C78]" table:style-name="ce22">
            <text:p>0,014586499</text:p>
          </table:table-cell>
          <table:table-cell office:value-type="float" office:value="1.4142135623730951E-2" table:formula="of:=[.D78]" table:style-name="ce22">
            <text:p>0,014142136</text:p>
          </table:table-cell>
          <table:table-cell office:value-type="float" office:value="7.1554175279993276E-2" table:formula="of:=[.E78]" table:style-name="ce22">
            <text:p>0,071554175</text:p>
          </table:table-cell>
          <table:table-cell office:value-type="float" office:value="5.2223296786709353E-2" table:formula="of:=[.F78]" table:style-name="ce22">
            <text:p>0,052223297</text:p>
          </table:table-cell>
          <table:table-cell table:number-columns-repeated="16378"/>
        </table:table-row>
        <table:table-row table:style-name="ro2">
          <table:table-cell office:value-type="string" table:style-name="ce31">
            <text:p>Shaker + ODRepair</text:p>
          </table:table-cell>
          <table:table-cell office:value-type="float" office:value="0.1424137989832624" table:formula="of:=[.B79]" table:style-name="ce22">
            <text:p>0,142413799</text:p>
          </table:table-cell>
          <table:table-cell office:value-type="float" office:value="1.4586499149789456E-2" table:formula="of:=[.C79]" table:style-name="ce22">
            <text:p>0,014586499</text:p>
          </table:table-cell>
          <table:table-cell office:value-type="float" office:value="2.8284271247461901E-2" table:formula="of:=[.D79]" table:style-name="ce22">
            <text:p>0,028284271</text:p>
          </table:table-cell>
          <table:table-cell office:value-type="float" office:value="7.1554175279993276E-2" table:formula="of:=[.E79]" table:style-name="ce22">
            <text:p>0,071554175</text:p>
          </table:table-cell>
          <table:table-cell office:value-type="float" office:value="5.2223296786709353E-2" table:formula="of:=[.F79]" table:style-name="ce22">
            <text:p>0,052223297</text:p>
          </table:table-cell>
          <table:table-cell table:number-columns-repeated="16378"/>
        </table:table-row>
        <table:table-row table:style-name="ro2">
          <table:table-cell office:value-type="string" table:style-name="ce31">
            <text:p>PolDet (JPF) + iFixFlakies</text:p>
          </table:table-cell>
          <table:table-cell office:value-type="float" office:value="4.7471266327754134E-2" table:formula="of:=[.B80]" table:style-name="ce22">
            <text:p>0,047471266</text:p>
          </table:table-cell>
          <table:table-cell office:value-type="float" office:value="1.4586499149789456E-2" table:formula="of:=[.C80]" table:style-name="ce22">
            <text:p>0,014586499</text:p>
          </table:table-cell>
          <table:table-cell office:value-type="float" office:value="1.4142135623730951E-2" table:formula="of:=[.D80]" table:style-name="ce22">
            <text:p>0,014142136</text:p>
          </table:table-cell>
          <table:table-cell office:value-type="float" office:value="5.366563145999495E-2" table:formula="of:=[.E80]" table:style-name="ce22">
            <text:p>0,053665631</text:p>
          </table:table-cell>
          <table:table-cell office:value-type="float" office:value="6.9631062382279146E-2" table:formula="of:=[.F80]" table:style-name="ce22">
            <text:p>0,069631062</text:p>
          </table:table-cell>
          <table:table-cell table:number-columns-repeated="16378"/>
        </table:table-row>
        <table:table-row table:style-name="ro2">
          <table:table-cell office:value-type="string" table:style-name="ce31">
            <text:p>PolDet (JPF) + ODRepair</text:p>
          </table:table-cell>
          <table:table-cell office:value-type="float" office:value="4.7471266327754134E-2" table:formula="of:=[.B81]" table:style-name="ce22">
            <text:p>0,047471266</text:p>
          </table:table-cell>
          <table:table-cell office:value-type="float" office:value="1.4586499149789456E-2" table:formula="of:=[.C81]" table:style-name="ce22">
            <text:p>0,014586499</text:p>
          </table:table-cell>
          <table:table-cell office:value-type="float" office:value="2.8284271247461901E-2" table:formula="of:=[.D81]" table:style-name="ce22">
            <text:p>0,028284271</text:p>
          </table:table-cell>
          <table:table-cell office:value-type="float" office:value="5.366563145999495E-2" table:formula="of:=[.E81]" table:style-name="ce22">
            <text:p>0,053665631</text:p>
          </table:table-cell>
          <table:table-cell office:value-type="float" office:value="6.9631062382279146E-2" table:formula="of:=[.F81]" table:style-name="ce22">
            <text:p>0,069631062</text:p>
          </table:table-cell>
          <table:table-cell table:number-columns-repeated="16378"/>
        </table:table-row>
        <table:table-row table:style-name="ro2">
          <table:table-cell office:value-type="string" table:style-name="ce31">
            <text:p>DTDetector + iFixFlakies</text:p>
          </table:table-cell>
          <table:table-cell office:value-type="float" office:value="0.1424137989832624" table:formula="of:=[.B82]" table:style-name="ce22">
            <text:p>0,142413799</text:p>
          </table:table-cell>
          <table:table-cell office:value-type="float" office:value="2.9172998299578912E-2" table:formula="of:=[.C82]" table:style-name="ce22">
            <text:p>0,029172998</text:p>
          </table:table-cell>
          <table:table-cell office:value-type="float" office:value="2.8284271247461901E-2" table:formula="of:=[.D82]" table:style-name="ce22">
            <text:p>0,028284271</text:p>
          </table:table-cell>
          <table:table-cell office:value-type="float" office:value="5.366563145999495E-2" table:formula="of:=[.E82]" table:style-name="ce22">
            <text:p>0,053665631</text:p>
          </table:table-cell>
          <table:table-cell office:value-type="float" office:value="6.9631062382279146E-2" table:formula="of:=[.F82]" table:style-name="ce22">
            <text:p>0,069631062</text:p>
          </table:table-cell>
          <table:table-cell table:number-columns-repeated="16378"/>
        </table:table-row>
        <table:table-row table:style-name="ro2">
          <table:table-cell office:value-type="string" table:style-name="ce31">
            <text:p>DTDetector + ODRepair</text:p>
          </table:table-cell>
          <table:table-cell office:value-type="float" office:value="0.1424137989832624" table:formula="of:=[.B83]" table:style-name="ce22">
            <text:p>0,142413799</text:p>
          </table:table-cell>
          <table:table-cell office:value-type="float" office:value="4.375949744936837E-2" table:formula="of:=[.C83]" table:style-name="ce22">
            <text:p>0,043759497</text:p>
          </table:table-cell>
          <table:table-cell office:value-type="float" office:value="4.2426406871192854E-2" table:formula="of:=[.D83]" table:style-name="ce22">
            <text:p>0,042426407</text:p>
          </table:table-cell>
          <table:table-cell office:value-type="float" office:value="5.366563145999495E-2" table:formula="of:=[.E83]" table:style-name="ce22">
            <text:p>0,053665631</text:p>
          </table:table-cell>
          <table:table-cell office:value-type="float" office:value="6.9631062382279146E-2" table:formula="of:=[.F83]" table:style-name="ce22">
            <text:p>0,069631062</text:p>
          </table:table-cell>
          <table:table-cell table:number-columns-repeated="16378"/>
        </table:table-row>
        <table:table-row table:style-name="ro2">
          <table:table-cell office:value-type="string" table:style-name="ce32">
            <text:p>Lowest</text:p>
          </table:table-cell>
          <table:table-cell office:value-type="float" office:value="4.7471266327754134E-2" table:formula="of:=MIN([.B110:.B119])" table:style-name="ce33">
            <text:p>0,047471266</text:p>
          </table:table-cell>
          <table:table-cell office:value-type="float" office:value="1.4586499149789456E-2" table:formula="of:=MIN([.C110:.C119])" table:style-name="ce33">
            <text:p>0,014586499</text:p>
          </table:table-cell>
          <table:table-cell office:value-type="float" office:value="1.4142135623730951E-2" table:formula="of:=MIN([.D110:.D119])" table:style-name="ce33">
            <text:p>0,014142136</text:p>
          </table:table-cell>
          <table:table-cell office:value-type="float" office:value="5.366563145999495E-2" table:formula="of:=MIN([.E110:.E119])" table:style-name="ce33">
            <text:p>0,053665631</text:p>
          </table:table-cell>
          <table:table-cell office:value-type="float" office:value="5.2223296786709353E-2" table:formula="of:=MIN([.F110:.F119])" table:style-name="ce33">
            <text:p>0,052223297</text:p>
          </table:table-cell>
          <table:table-cell table:number-columns-repeated="16378"/>
        </table:table-row>
        <table:table-row table:number-rows-repeated="3" table:style-name="ro2">
          <table:table-cell table:number-columns-repeated="16384"/>
        </table:table-row>
        <table:table-row table:style-name="ro2">
          <table:table-cell office:value-type="string" table:style-name="ce1">
            <text:p>8. Calculate ideal positive separation Si*</text:p>
          </table:table-cell>
          <table:table-cell table:number-columns-repeated="16383" table:style-name="ce1"/>
        </table:table-row>
        <table:table-row table:style-name="ro2">
          <table:table-cell table:number-columns-repeated="16384"/>
        </table:table-row>
        <table:table-row table:style-name="ro2">
          <table:table-cell office:value-type="string" table:style-name="ce1">
            <text:p>Squared Distance to ideal positive solution</text:p>
          </table:table-cell>
          <table:table-cell table:number-columns-repeated="16383" table:style-name="ce1"/>
        </table:table-row>
        <table:table-row table:style-name="ro2">
          <table:table-cell table:style-name="ce1"/>
          <table:table-cell office:value-type="string" table:number-columns-spanned="5" table:number-rows-spanned="1" table:style-name="ce34">
            <text:p>Criteria Weight</text:p>
          </table:table-cell>
          <table:covered-table-cell table:number-columns-repeated="4"/>
          <table:table-cell table:number-columns-repeated="16378"/>
        </table:table-row>
        <table:table-row table:style-name="ro2">
          <table:table-cell table:style-name="ce1"/>
          <table:table-cell office:value-type="percentage" office:value="0.4" table:formula="of:=40%" table:style-name="ce27">
            <text:p>40%</text:p>
          </table:table-cell>
          <table:table-cell office:value-type="percentage" office:value="0.1" table:style-name="ce27">
            <text:p>10%</text:p>
          </table:table-cell>
          <table:table-cell office:value-type="percentage" office:value="0.1" table:style-name="ce27">
            <text:p>10%</text:p>
          </table:table-cell>
          <table:table-cell office:value-type="percentage" office:value="0.2" table:style-name="ce27">
            <text:p>20%</text:p>
          </table:table-cell>
          <table:table-cell office:value-type="percentage" office:value="0.2" table:style-name="ce27">
            <text:p>20%</text:p>
          </table:table-cell>
          <table:table-cell table:number-columns-repeated="16378"/>
        </table:table-row>
        <table:table-row table:style-name="ro2">
          <table:table-cell table:style-name="ce1"/>
          <table:table-cell office:value-type="string" table:style-name="ce20">
            <text:p>Content Relevance</text:p>
          </table:table-cell>
          <table:table-cell office:value-type="string" table:style-name="ce20">
            <text:p>File Structure Compatibility</text:p>
          </table:table-cell>
          <table:table-cell office:value-type="string" table:style-name="ce20">
            <text:p>Data Representation Consistency</text:p>
          </table:table-cell>
          <table:table-cell office:value-type="string" table:style-name="ce28">
            <text:p>Execution Environment Compatibility</text:p>
          </table:table-cell>
          <table:table-cell office:value-type="string" table:style-name="ce29">
            <text:p>Dependency Version Compatibility</text:p>
          </table:table-cell>
          <table:table-cell office:value-type="string" table:style-name="ce30">
            <text:p><text:s/></text:p>
          </table:table-cell>
          <table:table-cell table:number-columns-repeated="16377"/>
        </table:table-row>
        <table:table-row table:style-name="ro2">
          <table:table-cell office:value-type="string" table:style-name="ce31">
            <text:p>IDFlakies + iFixFlakies</text:p>
          </table:table-cell>
          <table:table-cell office:value-type="float" office:value="0" table:formula="of:=([.B74]-[.$B$101])^2" table:style-name="ce22">
            <text:p>0</text:p>
          </table:table-cell>
          <table:table-cell office:value-type="float" office:value="0" table:formula="of:=([.C74]-[.$C$101])^2" table:style-name="ce22">
            <text:p>0</text:p>
          </table:table-cell>
          <table:table-cell office:value-type="float" office:value="0" table:formula="of:=([.D74]-[.$D$101])^2" table:style-name="ce22">
            <text:p>0</text:p>
          </table:table-cell>
          <table:table-cell office:value-type="float" office:value="0" table:formula="of:=([.E74]-[.$E$101])^2" table:style-name="ce22">
            <text:p>0</text:p>
          </table:table-cell>
          <table:table-cell office:value-type="float" office:value="3.0303030303030336E-4" table:formula="of:=([.F74]-[.$F$101])^2" table:style-name="ce22">
            <text:p>0,00030303</text:p>
          </table:table-cell>
          <table:table-cell table:number-columns-repeated="16378" table:style-name="ce1"/>
        </table:table-row>
        <table:table-row table:style-name="ro2">
          <table:table-cell office:value-type="string" table:style-name="ce31">
            <text:p>IDFlakies + ODRepair</text:p>
          </table:table-cell>
          <table:table-cell office:value-type="float" office:value="2.2535211267605644E-3" table:formula="of:=([.B75]-[.$B$101])^2" table:style-name="ce22">
            <text:p>0,002253521</text:p>
          </table:table-cell>
          <table:table-cell office:value-type="float" office:value="2.1276595744680848E-4" table:formula="of:=([.C75]-[.$C$101])^2" table:style-name="ce22">
            <text:p>0,000212766</text:p>
          </table:table-cell>
          <table:table-cell office:value-type="float" office:value="1.9999999999999996E-4" table:formula="of:=([.D75]-[.$D$101])^2" table:style-name="ce22">
            <text:p>0,0002</text:p>
          </table:table-cell>
          <table:table-cell office:value-type="float" office:value="0" table:formula="of:=([.E75]-[.$E$101])^2" table:style-name="ce22">
            <text:p>0</text:p>
          </table:table-cell>
          <table:table-cell office:value-type="float" office:value="0" table:formula="of:=([.F75]-[.$F$101])^2" table:style-name="ce22">
            <text:p>0</text:p>
          </table:table-cell>
          <table:table-cell table:number-columns-repeated="16378" table:style-name="ce1"/>
        </table:table-row>
        <table:table-row table:style-name="ro2">
          <table:table-cell office:value-type="string" table:style-name="ce31">
            <text:p>NonDex + iFixFlakies</text:p>
          </table:table-cell>
          <table:table-cell office:value-type="float" office:value="9.014084507042254E-3" table:formula="of:=([.B76]-[.$B$101])^2" table:style-name="ce22">
            <text:p>0,009014085</text:p>
          </table:table-cell>
          <table:table-cell office:value-type="float" office:value="1.9148936170212769E-3" table:formula="of:=([.C76]-[.$C$101])^2" table:style-name="ce22">
            <text:p>0,001914894</text:p>
          </table:table-cell>
          <table:table-cell office:value-type="float" office:value="1.8000000000000002E-3" table:formula="of:=([.D76]-[.$D$101])^2" table:style-name="ce22">
            <text:p>0,0018</text:p>
          </table:table-cell>
          <table:table-cell office:value-type="float" office:value="0" table:formula="of:=([.E76]-[.$E$101])^2" table:style-name="ce22">
            <text:p>0</text:p>
          </table:table-cell>
          <table:table-cell office:value-type="float" office:value="3.0303030303030336E-4" table:formula="of:=([.F76]-[.$F$101])^2" table:style-name="ce22">
            <text:p>0,00030303</text:p>
          </table:table-cell>
          <table:table-cell table:number-columns-repeated="16378" table:style-name="ce1"/>
        </table:table-row>
        <table:table-row table:style-name="ro2">
          <table:table-cell office:value-type="string" table:style-name="ce31">
            <text:p>NonDex + ODRepair</text:p>
          </table:table-cell>
          <table:table-cell office:value-type="float" office:value="2.2535211267605644E-3" table:formula="of:=([.B77]-[.$B$101])^2" table:style-name="ce22">
            <text:p>0,002253521</text:p>
          </table:table-cell>
          <table:table-cell office:value-type="float" office:value="8.5106382978723414E-4" table:formula="of:=([.C77]-[.$C$101])^2" table:style-name="ce22">
            <text:p>0,000851064</text:p>
          </table:table-cell>
          <table:table-cell office:value-type="float" office:value="1.8000000000000002E-3" table:formula="of:=([.D77]-[.$D$101])^2" table:style-name="ce22">
            <text:p>0,0018</text:p>
          </table:table-cell>
          <table:table-cell office:value-type="float" office:value="3.200000000000003E-4" table:formula="of:=([.E77]-[.$E$101])^2" table:style-name="ce22">
            <text:p>0,00032</text:p>
          </table:table-cell>
          <table:table-cell office:value-type="float" office:value="0" table:formula="of:=([.F77]-[.$F$101])^2" table:style-name="ce22">
            <text:p>0</text:p>
          </table:table-cell>
          <table:table-cell table:number-columns-repeated="16378" table:style-name="ce1"/>
        </table:table-row>
        <table:table-row table:style-name="ro2">
          <table:table-cell office:value-type="string" table:style-name="ce31">
            <text:p>Shaker + iFixFlakies</text:p>
          </table:table-cell>
          <table:table-cell office:value-type="float" office:value="9.014084507042254E-3" table:formula="of:=([.B78]-[.$B$101])^2" table:style-name="ce22">
            <text:p>0,009014085</text:p>
          </table:table-cell>
          <table:table-cell office:value-type="float" office:value="1.9148936170212769E-3" table:formula="of:=([.C78]-[.$C$101])^2" table:style-name="ce22">
            <text:p>0,001914894</text:p>
          </table:table-cell>
          <table:table-cell office:value-type="float" office:value="1.8000000000000002E-3" table:formula="of:=([.D78]-[.$D$101])^2" table:style-name="ce22">
            <text:p>0,0018</text:p>
          </table:table-cell>
          <table:table-cell office:value-type="float" office:value="0" table:formula="of:=([.E78]-[.$E$101])^2" table:style-name="ce22">
            <text:p>0</text:p>
          </table:table-cell>
          <table:table-cell office:value-type="float" office:value="3.0303030303030336E-4" table:formula="of:=([.F78]-[.$F$101])^2" table:style-name="ce22">
            <text:p>0,00030303</text:p>
          </table:table-cell>
          <table:table-cell table:number-columns-repeated="16378" table:style-name="ce1"/>
        </table:table-row>
        <table:table-row table:style-name="ro2">
          <table:table-cell office:value-type="string" table:style-name="ce31">
            <text:p>Shaker + ODRepair</text:p>
          </table:table-cell>
          <table:table-cell office:value-type="float" office:value="2.2535211267605644E-3" table:formula="of:=([.B79]-[.$B$101])^2" table:style-name="ce22">
            <text:p>0,002253521</text:p>
          </table:table-cell>
          <table:table-cell office:value-type="float" office:value="1.9148936170212769E-3" table:formula="of:=([.C79]-[.$C$101])^2" table:style-name="ce22">
            <text:p>0,001914894</text:p>
          </table:table-cell>
          <table:table-cell office:value-type="float" office:value="8.0000000000000004E-4" table:formula="of:=([.D79]-[.$D$101])^2" table:style-name="ce22">
            <text:p>0,0008</text:p>
          </table:table-cell>
          <table:table-cell office:value-type="float" office:value="0" table:formula="of:=([.E79]-[.$E$101])^2" table:style-name="ce22">
            <text:p>0</text:p>
          </table:table-cell>
          <table:table-cell office:value-type="float" office:value="3.0303030303030336E-4" table:formula="of:=([.F79]-[.$F$101])^2" table:style-name="ce22">
            <text:p>0,00030303</text:p>
          </table:table-cell>
          <table:table-cell table:number-columns-repeated="16378" table:style-name="ce1"/>
        </table:table-row>
        <table:table-row table:style-name="ro2">
          <table:table-cell office:value-type="string" table:style-name="ce31">
            <text:p>PolDet (JPF) + iFixFlakies</text:p>
          </table:table-cell>
          <table:table-cell office:value-type="float" office:value="2.028169014084507E-2" table:formula="of:=([.B80]-[.$B$101])^2" table:style-name="ce22">
            <text:p>0,02028169</text:p>
          </table:table-cell>
          <table:table-cell office:value-type="float" office:value="1.9148936170212769E-3" table:formula="of:=([.C80]-[.$C$101])^2" table:style-name="ce22">
            <text:p>0,001914894</text:p>
          </table:table-cell>
          <table:table-cell office:value-type="float" office:value="1.8000000000000002E-3" table:formula="of:=([.D80]-[.$D$101])^2" table:style-name="ce22">
            <text:p>0,0018</text:p>
          </table:table-cell>
          <table:table-cell office:value-type="float" office:value="3.200000000000003E-4" table:formula="of:=([.E80]-[.$E$101])^2" table:style-name="ce22">
            <text:p>0,00032</text:p>
          </table:table-cell>
          <table:table-cell office:value-type="float" office:value="0" table:formula="of:=([.F80]-[.$F$101])^2" table:style-name="ce22">
            <text:p>0</text:p>
          </table:table-cell>
          <table:table-cell table:number-columns-repeated="16378" table:style-name="ce1"/>
        </table:table-row>
        <table:table-row table:style-name="ro2">
          <table:table-cell office:value-type="string" table:style-name="ce31">
            <text:p>PolDet (JPF) + ODRepair</text:p>
          </table:table-cell>
          <table:table-cell office:value-type="float" office:value="2.028169014084507E-2" table:formula="of:=([.B81]-[.$B$101])^2" table:style-name="ce22">
            <text:p>0,02028169</text:p>
          </table:table-cell>
          <table:table-cell office:value-type="float" office:value="1.9148936170212769E-3" table:formula="of:=([.C81]-[.$C$101])^2" table:style-name="ce22">
            <text:p>0,001914894</text:p>
          </table:table-cell>
          <table:table-cell office:value-type="float" office:value="8.0000000000000004E-4" table:formula="of:=([.D81]-[.$D$101])^2" table:style-name="ce22">
            <text:p>0,0008</text:p>
          </table:table-cell>
          <table:table-cell office:value-type="float" office:value="3.200000000000003E-4" table:formula="of:=([.E81]-[.$E$101])^2" table:style-name="ce22">
            <text:p>0,00032</text:p>
          </table:table-cell>
          <table:table-cell office:value-type="float" office:value="0" table:formula="of:=([.F81]-[.$F$101])^2" table:style-name="ce22">
            <text:p>0</text:p>
          </table:table-cell>
          <table:table-cell table:number-columns-repeated="16378" table:style-name="ce1"/>
        </table:table-row>
        <table:table-row table:style-name="ro2">
          <table:table-cell office:value-type="string" table:style-name="ce31">
            <text:p>DTDetector + iFixFlakies</text:p>
          </table:table-cell>
          <table:table-cell office:value-type="float" office:value="2.2535211267605644E-3" table:formula="of:=([.B82]-[.$B$101])^2" table:style-name="ce22">
            <text:p>0,002253521</text:p>
          </table:table-cell>
          <table:table-cell office:value-type="float" office:value="8.5106382978723414E-4" table:formula="of:=([.C82]-[.$C$101])^2" table:style-name="ce22">
            <text:p>0,000851064</text:p>
          </table:table-cell>
          <table:table-cell office:value-type="float" office:value="8.0000000000000004E-4" table:formula="of:=([.D82]-[.$D$101])^2" table:style-name="ce22">
            <text:p>0,0008</text:p>
          </table:table-cell>
          <table:table-cell office:value-type="float" office:value="3.200000000000003E-4" table:formula="of:=([.E82]-[.$E$101])^2" table:style-name="ce22">
            <text:p>0,00032</text:p>
          </table:table-cell>
          <table:table-cell office:value-type="float" office:value="0" table:formula="of:=([.F82]-[.$F$101])^2" table:style-name="ce22">
            <text:p>0</text:p>
          </table:table-cell>
          <table:table-cell table:number-columns-repeated="16378" table:style-name="ce1"/>
        </table:table-row>
        <table:table-row table:style-name="ro2">
          <table:table-cell office:value-type="string" table:style-name="ce31">
            <text:p>DTDetector + ODRepair</text:p>
          </table:table-cell>
          <table:table-cell office:value-type="float" office:value="2.2535211267605644E-3" table:formula="of:=([.B83]-[.$B$101])^2" table:style-name="ce22">
            <text:p>0,002253521</text:p>
          </table:table-cell>
          <table:table-cell office:value-type="float" office:value="2.1276595744680848E-4" table:formula="of:=([.C83]-[.$C$101])^2" table:style-name="ce22">
            <text:p>0,000212766</text:p>
          </table:table-cell>
          <table:table-cell office:value-type="float" office:value="1.9999999999999996E-4" table:formula="of:=([.D83]-[.$D$101])^2" table:style-name="ce22">
            <text:p>0,0002</text:p>
          </table:table-cell>
          <table:table-cell office:value-type="float" office:value="3.200000000000003E-4" table:formula="of:=([.E83]-[.$E$101])^2" table:style-name="ce22">
            <text:p>0,00032</text:p>
          </table:table-cell>
          <table:table-cell office:value-type="float" office:value="0" table:formula="of:=([.F83]-[.$F$101])^2" table:style-name="ce22">
            <text:p>0</text:p>
          </table:table-cell>
          <table:table-cell table:number-columns-repeated="16378" table:style-name="ce1"/>
        </table:table-row>
        <table:table-row table:number-rows-repeated="2" table:style-name="ro2">
          <table:table-cell table:number-columns-repeated="16384"/>
        </table:table-row>
        <table:table-row table:style-name="ro2">
          <table:table-cell office:value-type="string" table:style-name="ce1">
            <text:p>Separation to ideal positive solution</text:p>
          </table:table-cell>
          <table:table-cell table:number-columns-repeated="16383" table:style-name="ce1"/>
        </table:table-row>
        <table:table-row table:number-rows-repeated="3" table:style-name="ro2">
          <table:table-cell table:number-columns-repeated="16384"/>
        </table:table-row>
        <table:table-row table:style-name="ro2">
          <table:table-cell table:style-name="ce1"/>
          <table:table-cell office:value-type="string" table:style-name="ce31">
            <text:p>Sum</text:p>
          </table:table-cell>
          <table:table-cell office:value-type="string" table:style-name="ce31">
            <text:p>Si*</text:p>
          </table:table-cell>
          <table:table-cell table:number-columns-repeated="16381"/>
        </table:table-row>
        <table:table-row table:style-name="ro2">
          <table:table-cell office:value-type="string" table:style-name="ce31">
            <text:p>IDFlakies + iFixFlakies</text:p>
          </table:table-cell>
          <table:table-cell office:value-type="float" office:value="3.0303030303030336E-4" table:formula="of:=SUM([.B130:.F130])" table:style-name="ce22">
            <text:p>0,00030303</text:p>
          </table:table-cell>
          <table:table-cell office:value-type="float" office:value="1.7407765595569794E-2" table:formula="of:=SQRT([.B147])" table:style-name="ce22">
            <text:p>0,017407766</text:p>
          </table:table-cell>
          <table:table-cell table:number-columns-repeated="16381"/>
        </table:table-row>
        <table:table-row table:style-name="ro2">
          <table:table-cell office:value-type="string" table:style-name="ce31">
            <text:p>IDFlakies + ODRepair</text:p>
          </table:table-cell>
          <table:table-cell office:value-type="float" office:value="2.6662870842073731E-3" table:formula="of:=SUM([.B131:.F131])" table:style-name="ce22">
            <text:p>0,002666287</text:p>
          </table:table-cell>
          <table:table-cell office:value-type="float" office:value="5.1636102527276136E-2" table:formula="of:=SQRT([.B148])" table:style-name="ce22">
            <text:p>0,051636103</text:p>
          </table:table-cell>
          <table:table-cell table:number-columns-repeated="16381"/>
        </table:table-row>
        <table:table-row table:style-name="ro2">
          <table:table-cell office:value-type="string" table:style-name="ce31">
            <text:p>NonDex + iFixFlakies</text:p>
          </table:table-cell>
          <table:table-cell office:value-type="float" office:value="1.3032008427093834E-2" table:formula="of:=SUM([.B132:.F132])" table:style-name="ce22">
            <text:p>0,013032008</text:p>
          </table:table-cell>
          <table:table-cell office:value-type="float" office:value="0.11415782245248826" table:formula="of:=SQRT([.B149])" table:style-name="ce22">
            <text:p>0,114157822</text:p>
          </table:table-cell>
          <table:table-cell table:number-columns-repeated="16381"/>
        </table:table-row>
        <table:table-row table:style-name="ro2">
          <table:table-cell office:value-type="string" table:style-name="ce31">
            <text:p>NonDex + ODRepair</text:p>
          </table:table-cell>
          <table:table-cell office:value-type="float" office:value="5.2245849565477984E-3" table:formula="of:=SUM([.B133:.F133])" table:style-name="ce22">
            <text:p>0,005224585</text:p>
          </table:table-cell>
          <table:table-cell office:value-type="float" office:value="7.2281290501400142E-2" table:formula="of:=SQRT([.B150])" table:style-name="ce22">
            <text:p>0,072281291</text:p>
          </table:table-cell>
          <table:table-cell table:number-columns-repeated="16381"/>
        </table:table-row>
        <table:table-row table:style-name="ro2">
          <table:table-cell office:value-type="string" table:style-name="ce31">
            <text:p>Shaker + iFixFlakies</text:p>
          </table:table-cell>
          <table:table-cell office:value-type="float" office:value="1.3032008427093834E-2" table:formula="of:=SUM([.B134:.F134])" table:style-name="ce22">
            <text:p>0,013032008</text:p>
          </table:table-cell>
          <table:table-cell office:value-type="float" office:value="0.11415782245248826" table:formula="of:=SQRT([.B151])" table:style-name="ce22">
            <text:p>0,114157822</text:p>
          </table:table-cell>
          <table:table-cell table:number-columns-repeated="16381"/>
        </table:table-row>
        <table:table-row table:style-name="ro2">
          <table:table-cell office:value-type="string" table:style-name="ce31">
            <text:p>Shaker + ODRepair</text:p>
          </table:table-cell>
          <table:table-cell office:value-type="float" office:value="5.2714450468121449E-3" table:formula="of:=SUM([.B135:.F135])" table:style-name="ce22">
            <text:p>0,005271445</text:p>
          </table:table-cell>
          <table:table-cell office:value-type="float" office:value="7.2604717799962179E-2" table:formula="of:=SQRT([.B152])" table:style-name="ce22">
            <text:p>0,072604718</text:p>
          </table:table-cell>
          <table:table-cell table:number-columns-repeated="16381"/>
        </table:table-row>
        <table:table-row table:style-name="ro2">
          <table:table-cell office:value-type="string" table:style-name="ce31">
            <text:p>PolDet (JPF) + iFixFlakies</text:p>
          </table:table-cell>
          <table:table-cell office:value-type="float" office:value="2.4316583757866345E-2" table:formula="of:=SUM([.B136:.F136])" table:style-name="ce22">
            <text:p>0,024316584</text:p>
          </table:table-cell>
          <table:table-cell office:value-type="float" office:value="0.15593775603703661" table:formula="of:=SQRT([.B153])" table:style-name="ce22">
            <text:p>0,155937756</text:p>
          </table:table-cell>
          <table:table-cell table:number-columns-repeated="16381"/>
        </table:table-row>
        <table:table-row table:style-name="ro2">
          <table:table-cell office:value-type="string" table:style-name="ce31">
            <text:p>PolDet (JPF) + ODRepair</text:p>
          </table:table-cell>
          <table:table-cell office:value-type="float" office:value="2.3316583757866344E-2" table:formula="of:=SUM([.B137:.F137])" table:style-name="ce22">
            <text:p>0,023316584</text:p>
          </table:table-cell>
          <table:table-cell office:value-type="float" office:value="0.15269768746731677" table:formula="of:=SQRT([.B154])" table:style-name="ce22">
            <text:p>0,152697687</text:p>
          </table:table-cell>
          <table:table-cell table:number-columns-repeated="16381"/>
        </table:table-row>
        <table:table-row table:style-name="ro2">
          <table:table-cell office:value-type="string" table:style-name="ce31">
            <text:p>DTDetector + iFixFlakies</text:p>
          </table:table-cell>
          <table:table-cell office:value-type="float" office:value="4.2245849565477984E-3" table:formula="of:=SUM([.B138:.F138])" table:style-name="ce22">
            <text:p>0,004224585</text:p>
          </table:table-cell>
          <table:table-cell office:value-type="float" office:value="6.4996807279648738E-2" table:formula="of:=SQRT([.B155])" table:style-name="ce22">
            <text:p>0,064996807</text:p>
          </table:table-cell>
          <table:table-cell table:number-columns-repeated="16381"/>
        </table:table-row>
        <table:table-row table:style-name="ro2">
          <table:table-cell office:value-type="string" table:style-name="ce31">
            <text:p>DTDetector + ODRepair</text:p>
          </table:table-cell>
          <table:table-cell office:value-type="float" office:value="2.9862870842073735E-3" table:formula="of:=SUM([.B139:.F139])" table:style-name="ce22">
            <text:p>0,002986287</text:p>
          </table:table-cell>
          <table:table-cell office:value-type="float" office:value="5.4646931150864948E-2" table:formula="of:=SQRT([.B156])" table:style-name="ce22">
            <text:p>0,054646931</text:p>
          </table:table-cell>
          <table:table-cell table:number-columns-repeated="16381"/>
        </table:table-row>
        <table:table-row table:number-rows-repeated="3" table:style-name="ro2">
          <table:table-cell table:number-columns-repeated="16384"/>
        </table:table-row>
        <table:table-row table:style-name="ro2">
          <table:table-cell office:value-type="string" table:style-name="ce1">
            <text:p>8. Calculate ideal negative separation Si'</text:p>
          </table:table-cell>
          <table:table-cell table:number-columns-repeated="16383" table:style-name="ce1"/>
        </table:table-row>
        <table:table-row table:style-name="ro2">
          <table:table-cell table:number-columns-repeated="16384"/>
        </table:table-row>
        <table:table-row table:style-name="ro2">
          <table:table-cell office:value-type="string" table:style-name="ce1">
            <text:p>Squared Distance to ideal negative solution</text:p>
          </table:table-cell>
          <table:table-cell table:number-columns-repeated="16383" table:style-name="ce1"/>
        </table:table-row>
        <table:table-row table:style-name="ro2">
          <table:table-cell table:style-name="ce1"/>
          <table:table-cell office:value-type="string" table:number-columns-spanned="5" table:number-rows-spanned="1" table:style-name="ce34">
            <text:p>Criteria Weight</text:p>
          </table:table-cell>
          <table:covered-table-cell table:number-columns-repeated="4"/>
          <table:table-cell table:number-columns-repeated="16378"/>
        </table:table-row>
        <table:table-row table:style-name="ro2">
          <table:table-cell table:style-name="ce1"/>
          <table:table-cell office:value-type="percentage" office:value="0.4" table:formula="of:=40%" table:style-name="ce27">
            <text:p>40%</text:p>
          </table:table-cell>
          <table:table-cell office:value-type="percentage" office:value="0.1" table:style-name="ce27">
            <text:p>10%</text:p>
          </table:table-cell>
          <table:table-cell office:value-type="percentage" office:value="0.1" table:style-name="ce27">
            <text:p>10%</text:p>
          </table:table-cell>
          <table:table-cell office:value-type="percentage" office:value="0.2" table:style-name="ce27">
            <text:p>20%</text:p>
          </table:table-cell>
          <table:table-cell office:value-type="percentage" office:value="0.2" table:style-name="ce27">
            <text:p>20%</text:p>
          </table:table-cell>
          <table:table-cell table:number-columns-repeated="16378"/>
        </table:table-row>
        <table:table-row table:style-name="ro2">
          <table:table-cell table:style-name="ce1"/>
          <table:table-cell office:value-type="string" table:style-name="ce20">
            <text:p>Content Relevance</text:p>
          </table:table-cell>
          <table:table-cell office:value-type="string" table:style-name="ce20">
            <text:p>File Structure Compatibility</text:p>
          </table:table-cell>
          <table:table-cell office:value-type="string" table:style-name="ce20">
            <text:p>Data Representation Consistency</text:p>
          </table:table-cell>
          <table:table-cell office:value-type="string" table:style-name="ce28">
            <text:p>Execution Environment Compatibility</text:p>
          </table:table-cell>
          <table:table-cell office:value-type="string" table:style-name="ce29">
            <text:p>Dependency Version Compatibility</text:p>
          </table:table-cell>
          <table:table-cell table:number-columns-repeated="16378"/>
        </table:table-row>
        <table:table-row table:style-name="ro2">
          <table:table-cell office:value-type="string" table:style-name="ce31">
            <text:p>IDFlakies + iFixFlakies</text:p>
          </table:table-cell>
          <table:table-cell office:value-type="float" office:value="2.028169014084507E-2" table:formula="of:=([.B110]-[.$B$120])^2" table:style-name="ce22">
            <text:p>0,02028169</text:p>
          </table:table-cell>
          <table:table-cell office:value-type="float" office:value="1.9148936170212769E-3" table:formula="of:=([.C110]-[.$C$120])^2" table:style-name="ce22">
            <text:p>0,001914894</text:p>
          </table:table-cell>
          <table:table-cell office:value-type="float" office:value="1.8000000000000002E-3" table:formula="of:=([.D110]-[.$D$120])^2" table:style-name="ce22">
            <text:p>0,0018</text:p>
          </table:table-cell>
          <table:table-cell office:value-type="float" office:value="3.200000000000003E-4" table:formula="of:=([.E110]-[.$E$120])^2" table:style-name="ce22">
            <text:p>0,00032</text:p>
          </table:table-cell>
          <table:table-cell office:value-type="float" office:value="0" table:formula="of:=([.F110]-[.$F$120])^2" table:style-name="ce22">
            <text:p>0</text:p>
          </table:table-cell>
          <table:table-cell table:number-columns-repeated="16378"/>
        </table:table-row>
        <table:table-row table:style-name="ro2">
          <table:table-cell office:value-type="string" table:style-name="ce31">
            <text:p>IDFlakies + ODRepair</text:p>
          </table:table-cell>
          <table:table-cell office:value-type="float" office:value="9.0140845070422505E-3" table:formula="of:=([.B111]-[.$B$120])^2" table:style-name="ce22">
            <text:p>0,009014085</text:p>
          </table:table-cell>
          <table:table-cell office:value-type="float" office:value="8.5106382978723436E-4" table:formula="of:=([.C111]-[.$C$120])^2" table:style-name="ce22">
            <text:p>0,000851064</text:p>
          </table:table-cell>
          <table:table-cell office:value-type="float" office:value="8.0000000000000026E-4" table:formula="of:=([.D111]-[.$D$120])^2" table:style-name="ce22">
            <text:p>0,0008</text:p>
          </table:table-cell>
          <table:table-cell office:value-type="float" office:value="3.200000000000003E-4" table:formula="of:=([.E111]-[.$E$120])^2" table:style-name="ce22">
            <text:p>0,00032</text:p>
          </table:table-cell>
          <table:table-cell office:value-type="float" office:value="3.0303030303030336E-4" table:formula="of:=([.F111]-[.$F$120])^2" table:style-name="ce22">
            <text:p>0,00030303</text:p>
          </table:table-cell>
          <table:table-cell table:number-columns-repeated="16378"/>
        </table:table-row>
        <table:table-row table:style-name="ro2">
          <table:table-cell office:value-type="string" table:style-name="ce31">
            <text:p>NonDex + iFixFlakies</text:p>
          </table:table-cell>
          <table:table-cell office:value-type="float" office:value="2.2535211267605635E-3" table:formula="of:=([.B112]-[.$B$120])^2" table:style-name="ce22">
            <text:p>0,002253521</text:p>
          </table:table-cell>
          <table:table-cell office:value-type="float" office:value="0" table:formula="of:=([.C112]-[.$C$120])^2" table:style-name="ce22">
            <text:p>0</text:p>
          </table:table-cell>
          <table:table-cell office:value-type="float" office:value="0" table:formula="of:=([.D112]-[.$D$120])^2" table:style-name="ce22">
            <text:p>0</text:p>
          </table:table-cell>
          <table:table-cell office:value-type="float" office:value="3.200000000000003E-4" table:formula="of:=([.E112]-[.$E$120])^2" table:style-name="ce22">
            <text:p>0,00032</text:p>
          </table:table-cell>
          <table:table-cell office:value-type="float" office:value="0" table:formula="of:=([.F112]-[.$F$120])^2" table:style-name="ce22">
            <text:p>0</text:p>
          </table:table-cell>
          <table:table-cell table:number-columns-repeated="16378"/>
        </table:table-row>
        <table:table-row table:style-name="ro2">
          <table:table-cell office:value-type="string" table:style-name="ce31">
            <text:p>NonDex + ODRepair</text:p>
          </table:table-cell>
          <table:table-cell office:value-type="float" office:value="9.0140845070422505E-3" table:formula="of:=([.B113]-[.$B$120])^2" table:style-name="ce22">
            <text:p>0,009014085</text:p>
          </table:table-cell>
          <table:table-cell office:value-type="float" office:value="2.1276595744680854E-4" table:formula="of:=([.C113]-[.$C$120])^2" table:style-name="ce22">
            <text:p>0,000212766</text:p>
          </table:table-cell>
          <table:table-cell office:value-type="float" office:value="0" table:formula="of:=([.D113]-[.$D$120])^2" table:style-name="ce22">
            <text:p>0</text:p>
          </table:table-cell>
          <table:table-cell office:value-type="float" office:value="0" table:formula="of:=([.E113]-[.$E$120])^2" table:style-name="ce22">
            <text:p>0</text:p>
          </table:table-cell>
          <table:table-cell office:value-type="float" office:value="3.0303030303030336E-4" table:formula="of:=([.F113]-[.$F$120])^2" table:style-name="ce22">
            <text:p>0,00030303</text:p>
          </table:table-cell>
          <table:table-cell table:number-columns-repeated="16378"/>
        </table:table-row>
        <table:table-row table:style-name="ro2">
          <table:table-cell office:value-type="string" table:style-name="ce31">
            <text:p>Shaker + iFixFlakies</text:p>
          </table:table-cell>
          <table:table-cell office:value-type="float" office:value="2.2535211267605635E-3" table:formula="of:=([.B114]-[.$B$120])^2" table:style-name="ce22">
            <text:p>0,002253521</text:p>
          </table:table-cell>
          <table:table-cell office:value-type="float" office:value="0" table:formula="of:=([.C114]-[.$C$120])^2" table:style-name="ce22">
            <text:p>0</text:p>
          </table:table-cell>
          <table:table-cell office:value-type="float" office:value="0" table:formula="of:=([.D114]-[.$D$120])^2" table:style-name="ce22">
            <text:p>0</text:p>
          </table:table-cell>
          <table:table-cell office:value-type="float" office:value="3.200000000000003E-4" table:formula="of:=([.E114]-[.$E$120])^2" table:style-name="ce22">
            <text:p>0,00032</text:p>
          </table:table-cell>
          <table:table-cell office:value-type="float" office:value="0" table:formula="of:=([.F114]-[.$F$120])^2" table:style-name="ce22">
            <text:p>0</text:p>
          </table:table-cell>
          <table:table-cell table:number-columns-repeated="16378"/>
        </table:table-row>
        <table:table-row table:style-name="ro2">
          <table:table-cell office:value-type="string" table:style-name="ce31">
            <text:p>Shaker + ODRepair</text:p>
          </table:table-cell>
          <table:table-cell office:value-type="float" office:value="9.0140845070422505E-3" table:formula="of:=([.B115]-[.$B$120])^2" table:style-name="ce22">
            <text:p>0,009014085</text:p>
          </table:table-cell>
          <table:table-cell office:value-type="float" office:value="0" table:formula="of:=([.C115]-[.$C$120])^2" table:style-name="ce22">
            <text:p>0</text:p>
          </table:table-cell>
          <table:table-cell office:value-type="float" office:value="2.0000000000000001E-4" table:formula="of:=([.D115]-[.$D$120])^2" table:style-name="ce22">
            <text:p>0,0002</text:p>
          </table:table-cell>
          <table:table-cell office:value-type="float" office:value="3.200000000000003E-4" table:formula="of:=([.E115]-[.$E$120])^2" table:style-name="ce22">
            <text:p>0,00032</text:p>
          </table:table-cell>
          <table:table-cell office:value-type="float" office:value="0" table:formula="of:=([.F115]-[.$F$120])^2" table:style-name="ce22">
            <text:p>0</text:p>
          </table:table-cell>
          <table:table-cell table:number-columns-repeated="16378"/>
        </table:table-row>
        <table:table-row table:style-name="ro2">
          <table:table-cell office:value-type="string" table:style-name="ce31">
            <text:p>PolDet (JPF) + iFixFlakies</text:p>
          </table:table-cell>
          <table:table-cell office:value-type="float" office:value="0" table:formula="of:=([.B116]-[.$B$120])^2" table:style-name="ce22">
            <text:p>0</text:p>
          </table:table-cell>
          <table:table-cell office:value-type="float" office:value="0" table:formula="of:=([.C116]-[.$C$120])^2" table:style-name="ce22">
            <text:p>0</text:p>
          </table:table-cell>
          <table:table-cell office:value-type="float" office:value="0" table:formula="of:=([.D116]-[.$D$120])^2" table:style-name="ce22">
            <text:p>0</text:p>
          </table:table-cell>
          <table:table-cell office:value-type="float" office:value="0" table:formula="of:=([.E116]-[.$E$120])^2" table:style-name="ce22">
            <text:p>0</text:p>
          </table:table-cell>
          <table:table-cell office:value-type="float" office:value="3.0303030303030336E-4" table:formula="of:=([.F116]-[.$F$120])^2" table:style-name="ce22">
            <text:p>0,00030303</text:p>
          </table:table-cell>
          <table:table-cell table:number-columns-repeated="16378"/>
        </table:table-row>
        <table:table-row table:style-name="ro2">
          <table:table-cell office:value-type="string" table:style-name="ce31">
            <text:p>PolDet (JPF) + ODRepair</text:p>
          </table:table-cell>
          <table:table-cell office:value-type="float" office:value="0" table:formula="of:=([.B117]-[.$B$120])^2" table:style-name="ce22">
            <text:p>0</text:p>
          </table:table-cell>
          <table:table-cell office:value-type="float" office:value="0" table:formula="of:=([.C117]-[.$C$120])^2" table:style-name="ce22">
            <text:p>0</text:p>
          </table:table-cell>
          <table:table-cell office:value-type="float" office:value="2.0000000000000001E-4" table:formula="of:=([.D117]-[.$D$120])^2" table:style-name="ce22">
            <text:p>0,0002</text:p>
          </table:table-cell>
          <table:table-cell office:value-type="float" office:value="0" table:formula="of:=([.E117]-[.$E$120])^2" table:style-name="ce22">
            <text:p>0</text:p>
          </table:table-cell>
          <table:table-cell office:value-type="float" office:value="3.0303030303030336E-4" table:formula="of:=([.F117]-[.$F$120])^2" table:style-name="ce22">
            <text:p>0,00030303</text:p>
          </table:table-cell>
          <table:table-cell table:number-columns-repeated="16378"/>
        </table:table-row>
        <table:table-row table:style-name="ro2">
          <table:table-cell office:value-type="string" table:style-name="ce31">
            <text:p>DTDetector + iFixFlakies</text:p>
          </table:table-cell>
          <table:table-cell office:value-type="float" office:value="9.0140845070422505E-3" table:formula="of:=([.B118]-[.$B$120])^2" table:style-name="ce22">
            <text:p>0,009014085</text:p>
          </table:table-cell>
          <table:table-cell office:value-type="float" office:value="2.1276595744680854E-4" table:formula="of:=([.C118]-[.$C$120])^2" table:style-name="ce22">
            <text:p>0,000212766</text:p>
          </table:table-cell>
          <table:table-cell office:value-type="float" office:value="2.0000000000000001E-4" table:formula="of:=([.D118]-[.$D$120])^2" table:style-name="ce22">
            <text:p>0,0002</text:p>
          </table:table-cell>
          <table:table-cell office:value-type="float" office:value="0" table:formula="of:=([.E118]-[.$E$120])^2" table:style-name="ce22">
            <text:p>0</text:p>
          </table:table-cell>
          <table:table-cell office:value-type="float" office:value="3.0303030303030336E-4" table:formula="of:=([.F118]-[.$F$120])^2" table:style-name="ce22">
            <text:p>0,00030303</text:p>
          </table:table-cell>
          <table:table-cell table:number-columns-repeated="16378"/>
        </table:table-row>
        <table:table-row table:style-name="ro2">
          <table:table-cell office:value-type="string" table:style-name="ce31">
            <text:p>DTDetector + ODRepair</text:p>
          </table:table-cell>
          <table:table-cell office:value-type="float" office:value="9.0140845070422505E-3" table:formula="of:=([.B119]-[.$B$120])^2" table:style-name="ce22">
            <text:p>0,009014085</text:p>
          </table:table-cell>
          <table:table-cell office:value-type="float" office:value="8.5106382978723436E-4" table:formula="of:=([.C119]-[.$C$120])^2" table:style-name="ce22">
            <text:p>0,000851064</text:p>
          </table:table-cell>
          <table:table-cell office:value-type="float" office:value="8.0000000000000026E-4" table:formula="of:=([.D119]-[.$D$120])^2" table:style-name="ce22">
            <text:p>0,0008</text:p>
          </table:table-cell>
          <table:table-cell office:value-type="float" office:value="0" table:formula="of:=([.E119]-[.$E$120])^2" table:style-name="ce22">
            <text:p>0</text:p>
          </table:table-cell>
          <table:table-cell office:value-type="float" office:value="3.0303030303030336E-4" table:formula="of:=([.F119]-[.$F$120])^2" table:style-name="ce22">
            <text:p>0,00030303</text:p>
          </table:table-cell>
          <table:table-cell table:number-columns-repeated="16378"/>
        </table:table-row>
        <table:table-row table:number-rows-repeated="2" table:style-name="ro2">
          <table:table-cell table:number-columns-repeated="16384"/>
        </table:table-row>
        <table:table-row table:style-name="ro2">
          <table:table-cell office:value-type="string" table:style-name="ce1">
            <text:p>Separation to ideal negative solution</text:p>
          </table:table-cell>
          <table:table-cell table:number-columns-repeated="16383" table:style-name="ce1"/>
        </table:table-row>
        <table:table-row table:number-rows-repeated="3" table:style-name="ro2">
          <table:table-cell table:number-columns-repeated="16384"/>
        </table:table-row>
        <table:table-row table:style-name="ro2">
          <table:table-cell table:style-name="ce1"/>
          <table:table-cell office:value-type="string" table:style-name="ce31">
            <text:p>Sum</text:p>
          </table:table-cell>
          <table:table-cell office:value-type="string" table:style-name="ce31">
            <text:p>Si'</text:p>
          </table:table-cell>
          <table:table-cell table:number-columns-repeated="16381"/>
        </table:table-row>
        <table:table-row table:style-name="ro2">
          <table:table-cell office:value-type="string" table:style-name="ce31">
            <text:p>IDFlakies + iFixFlakies</text:p>
          </table:table-cell>
          <table:table-cell office:value-type="float" office:value="2.4316583757866345E-2" table:formula="of:=SUM([.B166:.F166])" table:style-name="ce22">
            <text:p>0,024316584</text:p>
          </table:table-cell>
          <table:table-cell office:value-type="float" office:value="0.15593775603703661" table:formula="of:=SQRT([.B183])" table:style-name="ce22">
            <text:p>0,155937756</text:p>
          </table:table-cell>
          <table:table-cell table:number-columns-repeated="16381"/>
        </table:table-row>
        <table:table-row table:style-name="ro2">
          <table:table-cell office:value-type="string" table:style-name="ce31">
            <text:p>IDFlakies + ODRepair</text:p>
          </table:table-cell>
          <table:table-cell office:value-type="float" office:value="1.128817863985979E-2" table:formula="of:=SUM([.B167:.F167])" table:style-name="ce22">
            <text:p>0,011288179</text:p>
          </table:table-cell>
          <table:table-cell office:value-type="float" office:value="0.10624584057674817" table:formula="of:=SQRT([.B184])" table:style-name="ce22">
            <text:p>0,106245841</text:p>
          </table:table-cell>
          <table:table-cell table:number-columns-repeated="16381"/>
        </table:table-row>
        <table:table-row table:style-name="ro2">
          <table:table-cell office:value-type="string" table:style-name="ce31">
            <text:p>NonDex + iFixFlakies</text:p>
          </table:table-cell>
          <table:table-cell office:value-type="float" office:value="2.5735211267605639E-3" table:formula="of:=SUM([.B168:.F168])" table:style-name="ce22">
            <text:p>0,002573521</text:p>
          </table:table-cell>
          <table:table-cell office:value-type="float" office:value="5.0729883961631174E-2" table:formula="of:=SQRT([.B185])" table:style-name="ce22">
            <text:p>0,050729884</text:p>
          </table:table-cell>
          <table:table-cell table:number-columns-repeated="16381"/>
        </table:table-row>
        <table:table-row table:style-name="ro2">
          <table:table-cell office:value-type="string" table:style-name="ce31">
            <text:p>NonDex + ODRepair</text:p>
          </table:table-cell>
          <table:table-cell office:value-type="float" office:value="9.5298807675193616E-3" table:formula="of:=SUM([.B169:.F169])" table:style-name="ce22">
            <text:p>0,009529881</text:p>
          </table:table-cell>
          <table:table-cell office:value-type="float" office:value="9.7621108206777496E-2" table:formula="of:=SQRT([.B186])" table:style-name="ce22">
            <text:p>0,097621108</text:p>
          </table:table-cell>
          <table:table-cell table:number-columns-repeated="16381"/>
        </table:table-row>
        <table:table-row table:style-name="ro2">
          <table:table-cell office:value-type="string" table:style-name="ce31">
            <text:p>Shaker + iFixFlakies</text:p>
          </table:table-cell>
          <table:table-cell office:value-type="float" office:value="2.5735211267605639E-3" table:formula="of:=SUM([.B170:.F170])" table:style-name="ce22">
            <text:p>0,002573521</text:p>
          </table:table-cell>
          <table:table-cell office:value-type="float" office:value="5.0729883961631174E-2" table:formula="of:=SQRT([.B187])" table:style-name="ce22">
            <text:p>0,050729884</text:p>
          </table:table-cell>
          <table:table-cell table:number-columns-repeated="16381"/>
        </table:table-row>
        <table:table-row table:style-name="ro2">
          <table:table-cell office:value-type="string" table:style-name="ce31">
            <text:p>Shaker + ODRepair</text:p>
          </table:table-cell>
          <table:table-cell office:value-type="float" office:value="9.5340845070422519E-3" table:formula="of:=SUM([.B171:.F171])" table:style-name="ce22">
            <text:p>0,009534085</text:p>
          </table:table-cell>
          <table:table-cell office:value-type="float" office:value="9.764263672721181E-2" table:formula="of:=SQRT([.B188])" table:style-name="ce22">
            <text:p>0,097642637</text:p>
          </table:table-cell>
          <table:table-cell table:number-columns-repeated="16381"/>
        </table:table-row>
        <table:table-row table:style-name="ro2">
          <table:table-cell office:value-type="string" table:style-name="ce31">
            <text:p>PolDet (JPF) + iFixFlakies</text:p>
          </table:table-cell>
          <table:table-cell office:value-type="float" office:value="3.0303030303030336E-4" table:formula="of:=SUM([.B172:.F172])" table:style-name="ce22">
            <text:p>0,00030303</text:p>
          </table:table-cell>
          <table:table-cell office:value-type="float" office:value="1.7407765595569794E-2" table:formula="of:=SQRT([.B189])" table:style-name="ce22">
            <text:p>0,017407766</text:p>
          </table:table-cell>
          <table:table-cell table:number-columns-repeated="16381"/>
        </table:table-row>
        <table:table-row table:style-name="ro2">
          <table:table-cell office:value-type="string" table:style-name="ce31">
            <text:p>PolDet (JPF) + ODRepair</text:p>
          </table:table-cell>
          <table:table-cell office:value-type="float" office:value="5.0303030303030334E-4" table:formula="of:=SUM([.B173:.F173])" table:style-name="ce22">
            <text:p>0,00050303</text:p>
          </table:table-cell>
          <table:table-cell office:value-type="float" office:value="2.2428337054501018E-2" table:formula="of:=SQRT([.B190])" table:style-name="ce22">
            <text:p>0,022428337</text:p>
          </table:table-cell>
          <table:table-cell table:number-columns-repeated="16381"/>
        </table:table-row>
        <table:table-row table:style-name="ro2">
          <table:table-cell office:value-type="string" table:style-name="ce31">
            <text:p>DTDetector + iFixFlakies</text:p>
          </table:table-cell>
          <table:table-cell office:value-type="float" office:value="9.7298807675193621E-3" table:formula="of:=SUM([.B174:.F174])" table:style-name="ce22">
            <text:p>0,009729881</text:p>
          </table:table-cell>
          <table:table-cell office:value-type="float" office:value="9.8640157986082735E-2" table:formula="of:=SQRT([.B191])" table:style-name="ce22">
            <text:p>0,098640158</text:p>
          </table:table-cell>
          <table:table-cell table:number-columns-repeated="16381"/>
        </table:table-row>
        <table:table-row table:style-name="ro2">
          <table:table-cell office:value-type="string" table:style-name="ce31">
            <text:p>DTDetector + ODRepair</text:p>
          </table:table-cell>
          <table:table-cell office:value-type="float" office:value="1.0968178639859789E-2" table:formula="of:=SUM([.B175:.F175])" table:style-name="ce22">
            <text:p>0,010968179</text:p>
          </table:table-cell>
          <table:table-cell office:value-type="float" office:value="0.1047290725627788" table:formula="of:=SQRT([.B192])" table:style-name="ce22">
            <text:p>0,104729073</text:p>
          </table:table-cell>
          <table:table-cell table:number-columns-repeated="16381"/>
        </table:table-row>
        <table:table-row table:number-rows-repeated="2" table:style-name="ro2">
          <table:table-cell table:number-columns-repeated="16384"/>
        </table:table-row>
        <table:table-row table:style-name="ro2">
          <table:table-cell office:value-type="string" table:style-name="ce1">
            <text:p>Calculate the relative closeness to the ideal solution Ci* = S'i / (Si* +S'i )<text:s/></text:p>
          </table:table-cell>
          <table:table-cell table:number-columns-repeated="16383" table:style-name="ce1"/>
        </table:table-row>
        <table:table-row table:style-name="ro2">
          <table:table-cell table:number-columns-repeated="16384"/>
        </table:table-row>
        <table:table-row table:style-name="ro2">
          <table:table-cell table:style-name="ce1"/>
          <table:table-cell office:value-type="string" table:style-name="ce31">
            <text:p>Ci*</text:p>
          </table:table-cell>
          <table:table-cell table:number-columns-repeated="16382"/>
        </table:table-row>
        <table:table-row table:style-name="ro2">
          <table:table-cell office:value-type="string" table:style-name="ce31">
            <text:p>IDFlakies + iFixFlakies</text:p>
          </table:table-cell>
          <table:table-cell office:value-type="float" office:value="0.89957764451241873" table:formula="of:=[.C183]/([.C147]+[.C183])" table:style-name="ce22">
            <text:p>0,899577645</text:p>
          </table:table-cell>
          <table:table-cell table:number-columns-repeated="16382"/>
        </table:table-row>
        <table:table-row table:style-name="ro2">
          <table:table-cell office:value-type="string" table:style-name="ce31">
            <text:p>IDFlakies + ODRepair</text:p>
          </table:table-cell>
          <table:table-cell office:value-type="float" office:value="0.67294485036040852" table:formula="of:=[.C184]/([.C148]+[.C184])" table:style-name="ce22">
            <text:p>0,67294485</text:p>
          </table:table-cell>
          <table:table-cell table:number-columns-repeated="16382"/>
        </table:table-row>
        <table:table-row table:style-name="ro2">
          <table:table-cell office:value-type="string" table:style-name="ce31">
            <text:p>NonDex + iFixFlakies</text:p>
          </table:table-cell>
          <table:table-cell office:value-type="float" office:value="0.30766322768916354" table:formula="of:=[.C185]/([.C149]+[.C185])" table:style-name="ce22">
            <text:p>0,307663228</text:p>
          </table:table-cell>
          <table:table-cell table:number-columns-repeated="16382"/>
        </table:table-row>
        <table:table-row table:style-name="ro2">
          <table:table-cell office:value-type="string" table:style-name="ce31">
            <text:p>NonDex + ODRepair</text:p>
          </table:table-cell>
          <table:table-cell office:value-type="float" office:value="0.57457168909339751" table:formula="of:=[.C186]/([.C150]+[.C186])" table:style-name="ce22">
            <text:p>0,574571689</text:p>
          </table:table-cell>
          <table:table-cell table:number-columns-repeated="16382"/>
        </table:table-row>
        <table:table-row table:style-name="ro2">
          <table:table-cell office:value-type="string" table:style-name="ce31">
            <text:p>Shaker + iFixFlakies</text:p>
          </table:table-cell>
          <table:table-cell office:value-type="float" office:value="0.30766322768916354" table:formula="of:=[.C187]/([.C151]+[.C187])" table:style-name="ce22">
            <text:p>0,307663228</text:p>
          </table:table-cell>
          <table:table-cell table:number-columns-repeated="16382"/>
        </table:table-row>
        <table:table-row table:style-name="ro2">
          <table:table-cell office:value-type="string" table:style-name="ce31">
            <text:p>Shaker + ODRepair</text:p>
          </table:table-cell>
          <table:table-cell office:value-type="float" office:value="0.57353394417430792" table:formula="of:=[.C188]/([.C152]+[.C188])" table:style-name="ce22">
            <text:p>0,573533944</text:p>
          </table:table-cell>
          <table:table-cell table:number-columns-repeated="16382"/>
        </table:table-row>
        <table:table-row table:style-name="ro2">
          <table:table-cell office:value-type="string" table:style-name="ce31">
            <text:p>PolDet (JPF) + iFixFlakies</text:p>
          </table:table-cell>
          <table:table-cell office:value-type="float" office:value="0.10042235548758117" table:formula="of:=[.C189]/([.C153]+[.C189])" table:style-name="ce22">
            <text:p>0,100422355</text:p>
          </table:table-cell>
          <table:table-cell table:number-columns-repeated="16382"/>
        </table:table-row>
        <table:table-row table:style-name="ro2">
          <table:table-cell office:value-type="string" table:style-name="ce31">
            <text:p>PolDet (JPF) + ODRepair</text:p>
          </table:table-cell>
          <table:table-cell office:value-type="float" office:value="0.12806969789750935" table:formula="of:=[.C190]/([.C154]+[.C190])" table:style-name="ce22">
            <text:p>0,128069698</text:p>
          </table:table-cell>
          <table:table-cell table:number-columns-repeated="16382"/>
        </table:table-row>
        <table:table-row table:style-name="ro2">
          <table:table-cell office:value-type="string" table:style-name="ce31">
            <text:p>DTDetector + iFixFlakies</text:p>
          </table:table-cell>
          <table:table-cell office:value-type="float" office:value="0.60279874920620868" table:formula="of:=[.C191]/([.C155]+[.C191])" table:style-name="ce22">
            <text:p>0,602798749</text:p>
          </table:table-cell>
          <table:table-cell table:number-columns-repeated="16382"/>
        </table:table-row>
        <table:table-row table:style-name="ro2">
          <table:table-cell office:value-type="string" table:style-name="ce31">
            <text:p>DTDetector + ODRepair</text:p>
          </table:table-cell>
          <table:table-cell office:value-type="float" office:value="0.65711945413657802" table:formula="of:=[.C192]/([.C156]+[.C192])" table:style-name="ce22">
            <text:p>0,657119454</text:p>
          </table:table-cell>
          <table:table-cell table:number-columns-repeated="16382"/>
        </table:table-row>
        <table:table-row table:number-rows-repeated="5" table:style-name="ro2">
          <table:table-cell table:number-columns-repeated="16384"/>
        </table:table-row>
        <table:table-row table:style-name="ro2">
          <table:table-cell office:value-type="string" table:style-name="ce1">
            <text:p>Calculate average closeness to hipothetical perfect solution (of value 1)</text:p>
          </table:table-cell>
          <table:table-cell table:number-columns-repeated="16383" table:style-name="ce1"/>
        </table:table-row>
        <table:table-row table:style-name="ro2">
          <table:table-cell table:number-columns-repeated="16384"/>
        </table:table-row>
        <table:table-row table:style-name="ro2">
          <table:table-cell office:value-type="string" table:style-name="ce31">
            <text:p>Average<text:s/></text:p>
          </table:table-cell>
          <table:table-cell office:value-type="float" office:value="0.48243648402467371" table:formula="of:=AVERAGE([.B198:.B207])" table:style-name="ce22">
            <text:p>0,482436484</text:p>
          </table:table-cell>
          <table:table-cell table:number-columns-repeated="16382"/>
        </table:table-row>
        <table:table-row table:style-name="ro2">
          <table:table-cell office:value-type="string" table:style-name="ce31">
            <text:p>Average (Only ODRepair)</text:p>
          </table:table-cell>
          <table:table-cell office:value-type="float" office:value="0.52124792713244028" table:formula="of:=AVERAGE([.B199];[.B201];[.B203];[.B205];[.B207])" table:style-name="ce22">
            <text:p>0,521247927</text:p>
          </table:table-cell>
          <table:table-cell table:number-columns-repeated="16382"/>
        </table:table-row>
        <table:table-row table:style-name="ro2">
          <table:table-cell office:value-type="string" table:style-name="ce31">
            <text:p>Average (Only iFixFlakies)</text:p>
          </table:table-cell>
          <table:table-cell office:value-type="float" office:value="0.44362504091690713" table:formula="of:=AVERAGE([.B198];[.B200];[.B202];[.B204];[.B206])" table:style-name="ce22">
            <text:p>0,443625041</text:p>
          </table:table-cell>
          <table:table-cell table:number-columns-repeated="16382"/>
        </table:table-row>
        <table:table-row table:style-name="ro2">
          <table:table-cell office:value-type="string" table:style-name="ce31">
            <text:p>Average (Only iFixFlakies, excluding the outlier "IDFlakies + iFixFlakies")</text:p>
          </table:table-cell>
          <table:table-cell office:value-type="float" office:value="0.3296368900180292" table:formula="of:=AVERAGE([.B200];[.B202];[.B204];[.B206])" table:style-name="ce22">
            <text:p>0,32963689</text:p>
          </table:table-cell>
          <table:table-cell table:number-columns-repeated="16382"/>
        </table:table-row>
        <table:table-row table:number-rows-repeated="104835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Serif" svg:font-family="&quot;Liberation Serif&quot;"/>
    <style:font-face style:name="Liberation Mono" svg:font-family="&quot;Liberation Mono&quot;"/>
    <style:font-face style:name="Segoe UI" svg:font-family="&quot;Segoe UI&quot;"/>
  </office:font-face-decls>
  <office:styles>
    <number:number-style style:name="N0">
      <number:number number:min-integer-digits="1"/>
    </number:number-style>
    <number:percentage-style style:name="N13">
      <number:number number:decimal-places="0" number:min-decimal-places="0" number:min-integer-digits="1"/>
      <number:text>%</number:text>
    </number:percentag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425</meta:generator>
    <meta:initial-creator>Alex</meta:initial-creator>
    <dc:creator>Alexandre Mendes (1180810)</dc:creator>
    <meta:creation-date>2024-03-19T15:36:58Z</meta:creation-date>
    <dc:date>2024-04-11T17:22:24Z</dc:date>
    <meta:editing-cycles>32</meta:editing-cycles>
    <meta:editing-duration>PT13204S</meta:editing-duration>
  </office:meta>
</office:document-meta>
</file>